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84300114BE3BD821.gif" manifest:media-type="image/gif"/>
  <manifest:file-entry manifest:full-path="Pictures/100002000000034D000002A8AF82A485C1AFE9CC.gif" manifest:media-type="image/gif"/>
  <manifest:file-entry manifest:full-path="Pictures/10000000000002C1000001F446187BD907E620C6.gif" manifest:media-type="image/gif"/>
  <manifest:file-entry manifest:full-path="Pictures/10000000000001AA000000EC0CBA7B7DD6CBA774.gif" manifest:media-type="image/gif"/>
  <manifest:file-entry manifest:full-path="Pictures/100000000000026F0000014F833C5B14A5BEC3BC.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74d30"/>
    </style:style>
    <style:style style:name="P5" style:family="paragraph" style:parent-style-name="Standard">
      <style:paragraph-properties fo:text-align="justify" style:justify-single-word="false"/>
      <style:text-properties officeooo:paragraph-rsid="005bf21c"/>
    </style:style>
    <style:style style:name="P6" style:family="paragraph" style:parent-style-name="Standard">
      <style:paragraph-properties fo:text-align="justify" style:justify-single-word="false"/>
      <style:text-properties officeooo:paragraph-rsid="00273b2d"/>
    </style:style>
    <style:style style:name="P7" style:family="paragraph" style:parent-style-name="Standard">
      <style:paragraph-properties fo:text-align="justify" style:justify-single-word="false"/>
      <style:text-properties officeooo:paragraph-rsid="0066faee"/>
    </style:style>
    <style:style style:name="P8" style:family="paragraph" style:parent-style-name="Standard">
      <style:paragraph-properties fo:text-align="justify" style:justify-single-word="false"/>
      <style:text-properties officeooo:paragraph-rsid="0080c187"/>
    </style:style>
    <style:style style:name="P9" style:family="paragraph" style:parent-style-name="Standard">
      <style:paragraph-properties fo:text-align="justify" style:justify-single-word="false"/>
      <style:text-properties officeooo:paragraph-rsid="00858354"/>
    </style:style>
    <style:style style:name="P10" style:family="paragraph" style:parent-style-name="Standard">
      <style:paragraph-properties fo:text-align="justify" style:justify-single-word="false"/>
      <style:text-properties officeooo:paragraph-rsid="008a1ead"/>
    </style:style>
    <style:style style:name="P11" style:family="paragraph" style:parent-style-name="Standard">
      <style:paragraph-properties fo:text-align="justify" style:justify-single-word="false"/>
      <style:text-properties officeooo:paragraph-rsid="008b66a3"/>
    </style:style>
    <style:style style:name="P12" style:family="paragraph" style:parent-style-name="Standard">
      <style:paragraph-properties fo:text-align="justify" style:justify-single-word="false"/>
      <style:text-properties officeooo:paragraph-rsid="008b9423"/>
    </style:style>
    <style:style style:name="P13" style:family="paragraph" style:parent-style-name="Standard">
      <style:paragraph-properties fo:text-align="justify" style:justify-single-word="false"/>
      <style:text-properties officeooo:paragraph-rsid="008bc488"/>
    </style:style>
    <style:style style:name="P14" style:family="paragraph" style:parent-style-name="Standard">
      <style:paragraph-properties fo:text-align="justify" style:justify-single-word="false"/>
      <style:text-properties officeooo:paragraph-rsid="00a5b334"/>
    </style:style>
    <style:style style:name="P15" style:family="paragraph" style:parent-style-name="Standard">
      <style:paragraph-properties fo:text-align="justify" style:justify-single-word="false"/>
      <style:text-properties officeooo:paragraph-rsid="00aa7475"/>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officeooo:paragraph-rsid="007f6c2e" style:font-weight-asian="bold" style:font-weight-complex="bold"/>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Standard">
      <style:text-properties fo:font-weight="bold" officeooo:paragraph-rsid="000af6c4" style:font-weight-asian="bold" style:font-weight-complex="bold"/>
    </style:style>
    <style:style style:name="P21" style:family="paragraph" style:parent-style-name="Standard">
      <style:text-properties fo:font-weight="bold" officeooo:paragraph-rsid="00431380" style:font-weight-asian="bold" style:font-weight-complex="bold"/>
    </style:style>
    <style:style style:name="P22"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3"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start" style:justify-single-word="false"/>
      <style:text-properties officeooo:paragraph-rsid="00667456"/>
    </style:style>
    <style:style style:name="P26" style:family="paragraph" style:parent-style-name="Standard">
      <style:paragraph-properties fo:text-align="start" style:justify-single-word="false"/>
      <style:text-properties officeooo:paragraph-rsid="0066faee"/>
    </style:style>
    <style:style style:name="P27" style:family="paragraph" style:parent-style-name="Standard">
      <style:paragraph-properties fo:text-align="start" style:justify-single-word="false"/>
      <style:text-properties officeooo:paragraph-rsid="0080c187"/>
    </style:style>
    <style:style style:name="P28" style:family="paragraph" style:parent-style-name="Standard">
      <style:paragraph-properties fo:text-align="start" style:justify-single-word="false"/>
      <style:text-properties officeooo:paragraph-rsid="00aa7475"/>
    </style:style>
    <style:style style:name="P29" style:family="paragraph" style:parent-style-name="Standard">
      <style:paragraph-properties fo:text-align="justify" style:justify-single-word="false"/>
      <style:text-properties officeooo:rsid="000c675a" officeooo:paragraph-rsid="000c675a"/>
    </style:style>
    <style:style style:name="P30" style:family="paragraph" style:parent-style-name="Standard">
      <style:paragraph-properties fo:text-align="justify" style:justify-single-word="false"/>
      <style:text-properties officeooo:rsid="000e6d84" officeooo:paragraph-rsid="000e6d84"/>
    </style:style>
    <style:style style:name="P31" style:family="paragraph" style:parent-style-name="Standard">
      <style:paragraph-properties fo:text-align="justify" style:justify-single-word="false"/>
      <style:text-properties officeooo:rsid="001f2c90" officeooo:paragraph-rsid="00106b23"/>
    </style:style>
    <style:style style:name="P32" style:family="paragraph" style:parent-style-name="Standard">
      <style:paragraph-properties fo:text-align="justify" style:justify-single-word="false"/>
      <style:text-properties officeooo:rsid="00125b5a" officeooo:paragraph-rsid="00125b5a"/>
    </style:style>
    <style:style style:name="P33" style:family="paragraph" style:parent-style-name="Standard">
      <style:paragraph-properties fo:text-align="justify" style:justify-single-word="false"/>
      <style:text-properties officeooo:rsid="0018ceac" officeooo:paragraph-rsid="001aa2e2"/>
    </style:style>
    <style:style style:name="P34" style:family="paragraph" style:parent-style-name="Standard">
      <style:paragraph-properties fo:text-align="justify" style:justify-single-word="false"/>
      <style:text-properties officeooo:rsid="0018ceac" officeooo:paragraph-rsid="001c9f78"/>
    </style:style>
    <style:style style:name="P35" style:family="paragraph" style:parent-style-name="Standard">
      <style:paragraph-properties fo:text-align="justify" style:justify-single-word="false"/>
      <style:text-properties officeooo:rsid="0018ceac" officeooo:paragraph-rsid="001e43c8"/>
    </style:style>
    <style:style style:name="P36" style:family="paragraph" style:parent-style-name="Standard">
      <style:paragraph-properties fo:text-align="justify" style:justify-single-word="false"/>
      <style:text-properties officeooo:rsid="001aa2e2" officeooo:paragraph-rsid="001aa2e2"/>
    </style:style>
    <style:style style:name="P37" style:family="paragraph" style:parent-style-name="Standard">
      <style:paragraph-properties fo:text-align="justify" style:justify-single-word="false"/>
      <style:text-properties officeooo:rsid="001aa2e2" officeooo:paragraph-rsid="001c9f78"/>
    </style:style>
    <style:style style:name="P38" style:family="paragraph" style:parent-style-name="Standard">
      <style:text-properties officeooo:paragraph-rsid="00273b2d"/>
    </style:style>
    <style:style style:name="P39" style:family="paragraph" style:parent-style-name="Standard">
      <style:paragraph-properties fo:text-align="justify" style:justify-single-word="false"/>
      <style:text-properties officeooo:rsid="001d5635" officeooo:paragraph-rsid="002c740a"/>
    </style:style>
    <style:style style:name="P40" style:family="paragraph" style:parent-style-name="Standard">
      <style:text-properties officeooo:rsid="001cd173" officeooo:paragraph-rsid="002c740a"/>
    </style:style>
    <style:style style:name="P41" style:family="paragraph" style:parent-style-name="Standard">
      <style:text-properties officeooo:paragraph-rsid="002dc269"/>
    </style:style>
    <style:style style:name="P42" style:family="paragraph" style:parent-style-name="Standard">
      <style:text-properties officeooo:rsid="002dc269"/>
    </style:style>
    <style:style style:name="P43" style:family="paragraph" style:parent-style-name="Standard">
      <style:text-properties officeooo:rsid="002dc269" officeooo:paragraph-rsid="002dc269"/>
    </style:style>
    <style:style style:name="P44" style:family="paragraph" style:parent-style-name="Standard">
      <style:text-properties officeooo:paragraph-rsid="00133266"/>
    </style:style>
    <style:style style:name="P45" style:family="paragraph" style:parent-style-name="Standard">
      <style:paragraph-properties fo:text-align="justify" style:justify-single-word="false"/>
      <style:text-properties officeooo:rsid="001f3de4" officeooo:paragraph-rsid="001f3de4"/>
    </style:style>
    <style:style style:name="P46" style:family="paragraph" style:parent-style-name="Standard">
      <style:paragraph-properties fo:text-align="justify" style:justify-single-word="false"/>
      <style:text-properties officeooo:rsid="001f3de4" officeooo:paragraph-rsid="004b6718"/>
    </style:style>
    <style:style style:name="P47" style:family="paragraph" style:parent-style-name="Standard">
      <style:paragraph-properties fo:text-align="justify" style:justify-single-word="false"/>
      <style:text-properties officeooo:rsid="001f3de4" officeooo:paragraph-rsid="004dbe0e"/>
    </style:style>
    <style:style style:name="P48" style:family="paragraph" style:parent-style-name="Standard">
      <style:paragraph-properties fo:text-align="justify" style:justify-single-word="false"/>
      <style:text-properties officeooo:rsid="001f3de4" officeooo:paragraph-rsid="00527096"/>
    </style:style>
    <style:style style:name="P49" style:family="paragraph" style:parent-style-name="Standard">
      <style:paragraph-properties fo:text-align="justify" style:justify-single-word="false"/>
      <style:text-properties officeooo:rsid="004b6718" officeooo:paragraph-rsid="004b6718"/>
    </style:style>
    <style:style style:name="P50" style:family="paragraph" style:parent-style-name="Standard">
      <style:paragraph-properties fo:text-align="justify" style:justify-single-word="false"/>
      <style:text-properties officeooo:rsid="004c51ec" officeooo:paragraph-rsid="004c51ec"/>
    </style:style>
    <style:style style:name="P51" style:family="paragraph" style:parent-style-name="Standard">
      <style:paragraph-properties fo:text-align="justify" style:justify-single-word="false"/>
      <style:text-properties officeooo:rsid="004c51ec" officeooo:paragraph-rsid="00527096"/>
    </style:style>
    <style:style style:name="P52" style:family="paragraph" style:parent-style-name="Standard">
      <style:paragraph-properties fo:text-align="justify" style:justify-single-word="false"/>
      <style:text-properties officeooo:rsid="004dbe0e" officeooo:paragraph-rsid="004dbe0e"/>
    </style:style>
    <style:style style:name="P53" style:family="paragraph" style:parent-style-name="Standard">
      <style:paragraph-properties fo:text-align="justify" style:justify-single-word="false"/>
      <style:text-properties officeooo:rsid="004f5e8a" officeooo:paragraph-rsid="004f5e8a"/>
    </style:style>
    <style:style style:name="P54" style:family="paragraph" style:parent-style-name="Standard">
      <style:paragraph-properties fo:text-align="justify" style:justify-single-word="false"/>
      <style:text-properties officeooo:rsid="00511286" officeooo:paragraph-rsid="004f5e8a"/>
    </style:style>
    <style:style style:name="P55" style:family="paragraph" style:parent-style-name="Standard">
      <style:paragraph-properties fo:text-align="justify" style:justify-single-word="false"/>
      <style:text-properties officeooo:rsid="00511286" officeooo:paragraph-rsid="00511286"/>
    </style:style>
    <style:style style:name="P56" style:family="paragraph" style:parent-style-name="Standard">
      <style:paragraph-properties fo:text-align="justify" style:justify-single-word="false"/>
      <style:text-properties officeooo:rsid="00511286" officeooo:paragraph-rsid="006cf6d9"/>
    </style:style>
    <style:style style:name="P57" style:family="paragraph" style:parent-style-name="Standard">
      <style:paragraph-properties fo:text-align="justify" style:justify-single-word="false"/>
      <style:text-properties officeooo:rsid="00511286" officeooo:paragraph-rsid="0075698a"/>
    </style:style>
    <style:style style:name="P58" style:family="paragraph" style:parent-style-name="Standard">
      <style:paragraph-properties fo:text-align="justify" style:justify-single-word="false"/>
      <style:text-properties officeooo:rsid="00511286" officeooo:paragraph-rsid="00760538"/>
    </style:style>
    <style:style style:name="P59" style:family="paragraph" style:parent-style-name="Standard">
      <style:paragraph-properties fo:text-align="justify" style:justify-single-word="false"/>
      <style:text-properties officeooo:rsid="00511286" officeooo:paragraph-rsid="008c5a9c"/>
    </style:style>
    <style:style style:name="P60" style:family="paragraph" style:parent-style-name="Standard">
      <style:text-properties officeooo:rsid="005580dc" officeooo:paragraph-rsid="005580dc"/>
    </style:style>
    <style:style style:name="P61" style:family="paragraph" style:parent-style-name="Standard">
      <style:text-properties officeooo:rsid="005580dc" officeooo:paragraph-rsid="00574d30"/>
    </style:style>
    <style:style style:name="P62" style:family="paragraph" style:parent-style-name="Standard">
      <style:paragraph-properties fo:text-align="start" style:justify-single-word="false"/>
      <style:text-properties officeooo:rsid="005bf21c" officeooo:paragraph-rsid="005bf21c"/>
    </style:style>
    <style:style style:name="P63" style:family="paragraph" style:parent-style-name="Standard">
      <style:paragraph-properties fo:text-align="justify" style:justify-single-word="false"/>
      <style:text-properties officeooo:rsid="005bf21c" officeooo:paragraph-rsid="005bf21c"/>
    </style:style>
    <style:style style:name="P64" style:family="paragraph" style:parent-style-name="Standard">
      <style:paragraph-properties fo:text-align="justify" style:justify-single-word="false"/>
      <style:text-properties officeooo:rsid="005ce557" officeooo:paragraph-rsid="005ce557"/>
    </style:style>
    <style:style style:name="P65" style:family="paragraph" style:parent-style-name="Standard">
      <style:paragraph-properties fo:text-align="justify" style:justify-single-word="false"/>
      <style:text-properties officeooo:rsid="005db1b7" officeooo:paragraph-rsid="005db1b7"/>
    </style:style>
    <style:style style:name="P66" style:family="paragraph" style:parent-style-name="Standard">
      <style:paragraph-properties fo:text-align="justify" style:justify-single-word="false"/>
      <style:text-properties officeooo:rsid="005f1cdb" officeooo:paragraph-rsid="005f1cdb"/>
    </style:style>
    <style:style style:name="P67" style:family="paragraph" style:parent-style-name="Standard">
      <style:paragraph-properties fo:text-align="start" style:justify-single-word="false"/>
      <style:text-properties officeooo:rsid="00667456" officeooo:paragraph-rsid="00667456"/>
    </style:style>
    <style:style style:name="P68" style:family="paragraph" style:parent-style-name="Standard">
      <style:paragraph-properties fo:text-align="start" style:justify-single-word="false"/>
      <style:text-properties officeooo:rsid="00667456" officeooo:paragraph-rsid="0066faee"/>
    </style:style>
    <style:style style:name="P69" style:family="paragraph" style:parent-style-name="Standard">
      <style:paragraph-properties fo:text-align="justify" style:justify-single-word="false"/>
      <style:text-properties officeooo:rsid="006cf6d9" officeooo:paragraph-rsid="006cf6d9"/>
    </style:style>
    <style:style style:name="P70" style:family="paragraph" style:parent-style-name="Standard">
      <style:paragraph-properties fo:text-align="justify" style:justify-single-word="false"/>
      <style:text-properties officeooo:rsid="006e1e8c" officeooo:paragraph-rsid="006e1e8c"/>
    </style:style>
    <style:style style:name="P71" style:family="paragraph" style:parent-style-name="Standard">
      <style:paragraph-properties fo:text-align="justify" style:justify-single-word="false"/>
      <style:text-properties officeooo:rsid="006f260c" officeooo:paragraph-rsid="006f260c"/>
    </style:style>
    <style:style style:name="P72" style:family="paragraph" style:parent-style-name="Standard">
      <style:paragraph-properties fo:text-align="justify" style:justify-single-word="false"/>
      <style:text-properties officeooo:rsid="005229e6" officeooo:paragraph-rsid="00760538"/>
    </style:style>
    <style:style style:name="P73" style:family="paragraph" style:parent-style-name="Standard">
      <style:paragraph-properties fo:text-align="justify" style:justify-single-word="false"/>
      <style:text-properties officeooo:rsid="0075698a" officeooo:paragraph-rsid="006cf6d9"/>
    </style:style>
    <style:style style:name="P74" style:family="paragraph" style:parent-style-name="Standard">
      <style:paragraph-properties fo:text-align="justify" style:justify-single-word="false"/>
      <style:text-properties officeooo:rsid="0075698a" officeooo:paragraph-rsid="00760538"/>
    </style:style>
    <style:style style:name="P75" style:family="paragraph" style:parent-style-name="Standard">
      <style:paragraph-properties fo:text-align="justify" style:justify-single-word="false"/>
      <style:text-properties officeooo:rsid="00760538" officeooo:paragraph-rsid="0075698a"/>
    </style:style>
    <style:style style:name="P76" style:family="paragraph" style:parent-style-name="Standard">
      <style:paragraph-properties fo:text-align="justify" style:justify-single-word="false"/>
      <style:text-properties officeooo:rsid="0048e7dd" officeooo:paragraph-rsid="007980cc"/>
    </style:style>
    <style:style style:name="P77" style:family="paragraph" style:parent-style-name="Standard">
      <style:text-properties officeooo:rsid="007aee4d" officeooo:paragraph-rsid="007aee4d"/>
    </style:style>
    <style:style style:name="P78" style:family="paragraph" style:parent-style-name="Standard">
      <style:text-properties officeooo:rsid="007aee4d" officeooo:paragraph-rsid="007f6c2e"/>
    </style:style>
    <style:style style:name="P79" style:family="paragraph" style:parent-style-name="Standard">
      <style:paragraph-properties fo:text-align="justify" style:justify-single-word="false"/>
      <style:text-properties officeooo:rsid="0080c187" officeooo:paragraph-rsid="0080c187"/>
    </style:style>
    <style:style style:name="P80" style:family="paragraph" style:parent-style-name="Standard">
      <style:paragraph-properties fo:text-align="start" style:justify-single-word="false"/>
      <style:text-properties officeooo:rsid="0080c187" officeooo:paragraph-rsid="0080c187"/>
    </style:style>
    <style:style style:name="P81" style:family="paragraph" style:parent-style-name="Standard">
      <style:text-properties officeooo:paragraph-rsid="00858354"/>
    </style:style>
    <style:style style:name="P82" style:family="paragraph" style:parent-style-name="Standard">
      <style:text-properties officeooo:paragraph-rsid="0085c355"/>
    </style:style>
    <style:style style:name="P83" style:family="paragraph" style:parent-style-name="Standard">
      <style:text-properties officeooo:rsid="0085c355" officeooo:paragraph-rsid="0085c355"/>
    </style:style>
    <style:style style:name="P84" style:family="paragraph" style:parent-style-name="Standard">
      <style:text-properties officeooo:rsid="008798eb" officeooo:paragraph-rsid="008798eb"/>
    </style:style>
    <style:style style:name="P85" style:family="paragraph" style:parent-style-name="Standard">
      <style:text-properties officeooo:rsid="008798eb" officeooo:paragraph-rsid="008b6379"/>
    </style:style>
    <style:style style:name="P86" style:family="paragraph" style:parent-style-name="Standard">
      <style:text-properties officeooo:rsid="008b6379" officeooo:paragraph-rsid="008b6379"/>
    </style:style>
    <style:style style:name="P87" style:family="paragraph" style:parent-style-name="Standard">
      <style:text-properties officeooo:paragraph-rsid="002b6677"/>
    </style:style>
    <style:style style:name="P88" style:family="paragraph" style:parent-style-name="Standard">
      <style:paragraph-properties fo:text-align="justify" style:justify-single-word="false"/>
      <style:text-properties officeooo:rsid="00556bfd" officeooo:paragraph-rsid="00556bfd"/>
    </style:style>
    <style:style style:name="P89" style:family="paragraph" style:parent-style-name="Standard">
      <style:paragraph-properties fo:text-align="justify" style:justify-single-word="false"/>
      <style:text-properties officeooo:rsid="00560788" officeooo:paragraph-rsid="00560788"/>
    </style:style>
    <style:style style:name="P90" style:family="paragraph" style:parent-style-name="Standard">
      <style:paragraph-properties fo:text-align="justify" style:justify-single-word="false"/>
      <style:text-properties officeooo:rsid="00560788" officeooo:paragraph-rsid="00588f26"/>
    </style:style>
    <style:style style:name="P91" style:family="paragraph" style:parent-style-name="Standard">
      <style:paragraph-properties fo:text-align="justify" style:justify-single-word="false"/>
      <style:text-properties fo:font-style="italic" officeooo:rsid="003ff966" officeooo:paragraph-rsid="00431380" style:font-style-asian="italic" style:font-style-complex="italic"/>
    </style:style>
    <style:style style:name="P92" style:family="paragraph" style:parent-style-name="Standard">
      <style:paragraph-properties fo:text-align="justify" style:justify-single-word="false"/>
      <style:text-properties officeooo:rsid="00574d30" officeooo:paragraph-rsid="00574d30"/>
    </style:style>
    <style:style style:name="P93" style:family="paragraph" style:parent-style-name="Standard">
      <style:text-properties officeooo:rsid="007f6c2e" officeooo:paragraph-rsid="007f6c2e"/>
    </style:style>
    <style:style style:name="P94" style:family="paragraph" style:parent-style-name="Standard">
      <style:paragraph-properties fo:text-align="justify" style:justify-single-word="false"/>
      <style:text-properties officeooo:rsid="006252b5" officeooo:paragraph-rsid="006252b5"/>
    </style:style>
    <style:style style:name="P95" style:family="paragraph" style:parent-style-name="Standard">
      <style:paragraph-properties fo:text-align="justify" style:justify-single-word="false"/>
      <style:text-properties officeooo:rsid="008b9423" officeooo:paragraph-rsid="008b9423"/>
    </style:style>
    <style:style style:name="P96" style:family="paragraph" style:parent-style-name="Standard">
      <style:paragraph-properties fo:text-align="justify" style:justify-single-word="false"/>
      <style:text-properties officeooo:rsid="0092144a" officeooo:paragraph-rsid="0092144a"/>
    </style:style>
    <style:style style:name="P97" style:family="paragraph" style:parent-style-name="Standard">
      <style:paragraph-properties fo:text-align="justify" style:justify-single-word="false"/>
      <style:text-properties officeooo:rsid="0092144a" officeooo:paragraph-rsid="009310ee"/>
    </style:style>
    <style:style style:name="P98" style:family="paragraph" style:parent-style-name="Standard">
      <style:text-properties officeooo:rsid="009612f1" officeooo:paragraph-rsid="009612f1"/>
    </style:style>
    <style:style style:name="P99" style:family="paragraph" style:parent-style-name="Standard">
      <style:paragraph-properties fo:text-align="justify" style:justify-single-word="false"/>
      <style:text-properties officeooo:rsid="00973f92" officeooo:paragraph-rsid="00973f92"/>
    </style:style>
    <style:style style:name="P100" style:family="paragraph" style:parent-style-name="Standard">
      <style:text-properties officeooo:rsid="00999471" officeooo:paragraph-rsid="00999471"/>
    </style:style>
    <style:style style:name="P101" style:family="paragraph" style:parent-style-name="Standard">
      <style:paragraph-properties fo:text-align="justify" style:justify-single-word="false"/>
      <style:text-properties officeooo:rsid="00999471" officeooo:paragraph-rsid="00999471"/>
    </style:style>
    <style:style style:name="P102" style:family="paragraph" style:parent-style-name="Standard">
      <style:paragraph-properties fo:text-align="start" style:justify-single-word="false"/>
      <style:text-properties officeooo:rsid="0099898a" officeooo:paragraph-rsid="00a15c7d"/>
    </style:style>
    <style:style style:name="P103" style:family="paragraph" style:parent-style-name="Standard">
      <style:text-properties officeooo:rsid="00a5b334" officeooo:paragraph-rsid="00a5b334"/>
    </style:style>
    <style:style style:name="P104" style:family="paragraph" style:parent-style-name="Standard">
      <style:paragraph-properties fo:text-align="justify" style:justify-single-word="false"/>
      <style:text-properties officeooo:rsid="00a5b334" officeooo:paragraph-rsid="00a5b334"/>
    </style:style>
    <style:style style:name="P105" style:family="paragraph" style:parent-style-name="Standard">
      <style:text-properties officeooo:paragraph-rsid="00aa7475"/>
    </style:style>
    <style:style style:name="P106" style:family="paragraph" style:parent-style-name="Standard">
      <style:paragraph-properties fo:text-align="justify" style:justify-single-word="false"/>
      <style:text-properties officeooo:rsid="00adda06" officeooo:paragraph-rsid="00adda06"/>
    </style:style>
    <style:style style:name="P107" style:family="paragraph" style:parent-style-name="Standard">
      <style:paragraph-properties fo:text-align="justify" style:justify-single-word="false"/>
      <style:text-properties officeooo:rsid="00b2264e" officeooo:paragraph-rsid="00b2264e"/>
    </style:style>
    <style:style style:name="P108" style:family="paragraph" style:parent-style-name="Standard">
      <style:paragraph-properties fo:text-align="justify" style:justify-single-word="false"/>
      <style:text-properties officeooo:rsid="00b2871d" officeooo:paragraph-rsid="00b2871d"/>
    </style:style>
    <style:style style:name="P109" style:family="paragraph" style:parent-style-name="Standard">
      <style:paragraph-properties fo:text-align="justify" style:justify-single-word="false"/>
      <style:text-properties officeooo:rsid="00b3575f" officeooo:paragraph-rsid="00b3575f"/>
    </style:style>
    <style:style style:name="P110" style:family="paragraph" style:parent-style-name="Standard">
      <style:paragraph-properties fo:text-align="justify" style:justify-single-word="false"/>
      <style:text-properties officeooo:rsid="00b3575f" officeooo:paragraph-rsid="00c2bf3a"/>
    </style:style>
    <style:style style:name="P111" style:family="paragraph" style:parent-style-name="Standard">
      <style:paragraph-properties fo:text-align="justify" style:justify-single-word="false"/>
      <style:text-properties officeooo:rsid="00b54105" officeooo:paragraph-rsid="00b54105"/>
    </style:style>
    <style:style style:name="P112" style:family="paragraph" style:parent-style-name="Standard">
      <style:paragraph-properties fo:text-align="justify" style:justify-single-word="false"/>
      <style:text-properties officeooo:rsid="00b9ec99" officeooo:paragraph-rsid="00b9ec99"/>
    </style:style>
    <style:style style:name="P113" style:family="paragraph" style:parent-style-name="Standard">
      <style:paragraph-properties fo:text-align="justify" style:justify-single-word="false"/>
      <style:text-properties officeooo:rsid="00ba1c55" officeooo:paragraph-rsid="00ba1c55"/>
    </style:style>
    <style:style style:name="P114" style:family="paragraph" style:parent-style-name="Standard">
      <style:paragraph-properties fo:text-align="justify" style:justify-single-word="false"/>
      <style:text-properties officeooo:rsid="00bcb809" officeooo:paragraph-rsid="00bcb809"/>
    </style:style>
    <style:style style:name="P115" style:family="paragraph" style:parent-style-name="Standard">
      <style:paragraph-properties fo:text-align="justify" style:justify-single-word="false"/>
      <style:text-properties officeooo:rsid="00c2bf3a" officeooo:paragraph-rsid="00c2bf3a"/>
    </style:style>
    <style:style style:name="P116" style:family="paragraph" style:parent-style-name="Code_20_block">
      <style:text-properties fo:color="#008000"/>
    </style:style>
    <style:style style:name="P117" style:family="paragraph" style:parent-style-name="Code_20_block">
      <style:text-properties fo:color="#008000" officeooo:rsid="001aa2e2"/>
    </style:style>
    <style:style style:name="P118" style:family="paragraph" style:parent-style-name="Code_20_block">
      <style:text-properties fo:color="#008000" officeooo:rsid="001aa2e2" officeooo:paragraph-rsid="001c9f78"/>
    </style:style>
    <style:style style:name="P119" style:family="paragraph" style:parent-style-name="Code_20_block">
      <style:text-properties fo:color="#008000" officeooo:rsid="000e6d84" officeooo:paragraph-rsid="000e6d84"/>
    </style:style>
    <style:style style:name="P120" style:family="paragraph" style:parent-style-name="Code_20_block">
      <style:text-properties fo:color="#008000" officeooo:rsid="001cd173" officeooo:paragraph-rsid="002c740a"/>
    </style:style>
    <style:style style:name="P121" style:family="paragraph" style:parent-style-name="Code_20_block">
      <style:text-properties fo:color="#008000" officeooo:paragraph-rsid="002c740a"/>
    </style:style>
    <style:style style:name="P122" style:family="paragraph" style:parent-style-name="Code_20_block">
      <style:text-properties fo:color="#008000" officeooo:rsid="002dc269"/>
    </style:style>
    <style:style style:name="P123" style:family="paragraph" style:parent-style-name="Code_20_block">
      <style:text-properties fo:color="#008000" officeooo:rsid="005580dc"/>
    </style:style>
    <style:style style:name="P124" style:family="paragraph" style:parent-style-name="Code_20_block">
      <style:text-properties fo:color="#008000" officeooo:rsid="005580dc" officeooo:paragraph-rsid="00574d30"/>
    </style:style>
    <style:style style:name="P125" style:family="paragraph" style:parent-style-name="Code_20_block">
      <style:text-properties fo:color="#008000" officeooo:rsid="00667456"/>
    </style:style>
    <style:style style:name="P126" style:family="paragraph" style:parent-style-name="Code_20_block">
      <style:text-properties fo:color="#008000" officeooo:rsid="00667456" officeooo:paragraph-rsid="0066faee"/>
    </style:style>
    <style:style style:name="P127" style:family="paragraph" style:parent-style-name="Code_20_block">
      <style:text-properties fo:color="#008000" officeooo:rsid="006cf6d9"/>
    </style:style>
    <style:style style:name="P128" style:family="paragraph" style:parent-style-name="Code_20_block">
      <style:text-properties fo:color="#008000" officeooo:rsid="0048e7dd" officeooo:paragraph-rsid="007980cc"/>
    </style:style>
    <style:style style:name="P129" style:family="paragraph" style:parent-style-name="Code_20_block">
      <style:text-properties fo:color="#008000" officeooo:rsid="007aee4d"/>
    </style:style>
    <style:style style:name="P130" style:family="paragraph" style:parent-style-name="Code_20_block">
      <style:text-properties fo:color="#008000" officeooo:rsid="007aee4d" officeooo:paragraph-rsid="007f6c2e"/>
    </style:style>
    <style:style style:name="P131" style:family="paragraph" style:parent-style-name="Code_20_block">
      <style:text-properties fo:color="#008000" officeooo:rsid="0080c187"/>
    </style:style>
    <style:style style:name="P132" style:family="paragraph" style:parent-style-name="Code_20_block">
      <style:text-properties fo:color="#008000" officeooo:rsid="0080c187" officeooo:paragraph-rsid="0080c187"/>
    </style:style>
    <style:style style:name="P133" style:family="paragraph" style:parent-style-name="Code_20_block">
      <style:text-properties fo:color="#008000" officeooo:rsid="0080c187" officeooo:paragraph-rsid="00839b94"/>
    </style:style>
    <style:style style:name="P134" style:family="paragraph" style:parent-style-name="Code_20_block">
      <style:text-properties fo:color="#008000" officeooo:rsid="00839b94" officeooo:paragraph-rsid="00839b94"/>
    </style:style>
    <style:style style:name="P135" style:family="paragraph" style:parent-style-name="Code_20_block">
      <style:text-properties fo:color="#008000" officeooo:paragraph-rsid="008b66a3"/>
    </style:style>
    <style:style style:name="P136" style:family="paragraph" style:parent-style-name="Code_20_block">
      <style:text-properties fo:color="#008000" officeooo:rsid="008b9423"/>
    </style:style>
    <style:style style:name="P137" style:family="paragraph" style:parent-style-name="Code_20_block">
      <style:text-properties fo:color="#008000" officeooo:rsid="008b9423" officeooo:paragraph-rsid="008b9423"/>
    </style:style>
    <style:style style:name="P138" style:family="paragraph" style:parent-style-name="Code_20_block">
      <style:text-properties fo:color="#008000" officeooo:paragraph-rsid="009310ee"/>
    </style:style>
    <style:style style:name="P139" style:family="paragraph" style:parent-style-name="Code_20_block">
      <style:text-properties fo:color="#008000" officeooo:paragraph-rsid="0092144a"/>
    </style:style>
    <style:style style:name="P140" style:family="paragraph" style:parent-style-name="Code_20_block">
      <style:text-properties fo:color="#008000" officeooo:paragraph-rsid="009c3e74"/>
    </style:style>
    <style:style style:name="P141" style:family="paragraph" style:parent-style-name="Code_20_block">
      <style:text-properties fo:color="#008000" officeooo:paragraph-rsid="009f179b"/>
    </style:style>
    <style:style style:name="P142" style:family="paragraph" style:parent-style-name="Code_20_block">
      <style:text-properties fo:color="#008000" officeooo:paragraph-rsid="00a15c7d"/>
    </style:style>
    <style:style style:name="P143" style:family="paragraph" style:parent-style-name="Code_20_block">
      <style:text-properties fo:color="#008000" officeooo:rsid="00a41b3d" officeooo:paragraph-rsid="00a41b3d"/>
    </style:style>
    <style:style style:name="P144" style:family="paragraph" style:parent-style-name="Code_20_block">
      <style:text-properties fo:color="#008000" officeooo:rsid="00a41b3d" officeooo:paragraph-rsid="00a58170"/>
    </style:style>
    <style:style style:name="P145" style:family="paragraph" style:parent-style-name="Code_20_block">
      <style:text-properties fo:color="#008000" officeooo:rsid="00a58170" officeooo:paragraph-rsid="00a58170"/>
    </style:style>
    <style:style style:name="P146" style:family="paragraph" style:parent-style-name="Code_20_block">
      <style:text-properties fo:color="#008000" officeooo:paragraph-rsid="00ad3bea"/>
    </style:style>
    <style:style style:name="P147" style:family="paragraph" style:parent-style-name="Code_20_block">
      <style:text-properties fo:color="#008000" officeooo:rsid="00b9ec99" officeooo:paragraph-rsid="00b9ec99"/>
    </style:style>
    <style:style style:name="P148" style:family="paragraph" style:parent-style-name="Code_20_block">
      <style:text-properties fo:color="#008000" officeooo:paragraph-rsid="00aa7475"/>
    </style:style>
    <style:style style:name="P149" style:family="paragraph" style:parent-style-name="Code_20_block">
      <style:text-properties officeooo:paragraph-rsid="000e6d84"/>
    </style:style>
    <style:style style:name="P150" style:family="paragraph" style:parent-style-name="Code_20_block">
      <style:text-properties officeooo:rsid="001f2c90" officeooo:paragraph-rsid="000e6d84"/>
    </style:style>
    <style:style style:name="P151" style:family="paragraph" style:parent-style-name="Code_20_block">
      <style:text-properties officeooo:rsid="001f2c90" officeooo:paragraph-rsid="0049b3a9"/>
    </style:style>
    <style:style style:name="P152" style:family="paragraph" style:parent-style-name="Code_20_block">
      <style:text-properties officeooo:paragraph-rsid="00133266"/>
    </style:style>
    <style:style style:name="P153" style:family="paragraph" style:parent-style-name="Code_20_block">
      <style:text-properties officeooo:paragraph-rsid="0016b811"/>
    </style:style>
    <style:style style:name="P154" style:family="paragraph" style:parent-style-name="Code_20_block">
      <style:text-properties fo:font-style="italic" officeooo:rsid="001aa2e2" style:font-style-asian="italic" style:font-style-complex="italic"/>
    </style:style>
    <style:style style:name="P155" style:family="paragraph" style:parent-style-name="Code_20_block">
      <style:text-properties fo:font-style="italic" officeooo:rsid="001aa2e2" officeooo:paragraph-rsid="001c9f78" style:font-style-asian="italic" style:font-style-complex="italic"/>
    </style:style>
    <style:style style:name="P156" style:family="paragraph" style:parent-style-name="Code_20_block">
      <style:text-properties officeooo:paragraph-rsid="002b6677"/>
    </style:style>
    <style:style style:name="P157" style:family="paragraph" style:parent-style-name="Code_20_block">
      <style:text-properties officeooo:paragraph-rsid="002c740a"/>
    </style:style>
    <style:style style:name="P158" style:family="paragraph" style:parent-style-name="Code_20_block">
      <style:text-properties officeooo:paragraph-rsid="00431380"/>
    </style:style>
    <style:style style:name="P159" style:family="paragraph" style:parent-style-name="Code_20_block">
      <style:text-properties officeooo:paragraph-rsid="0049b3a9"/>
    </style:style>
    <style:style style:name="P160" style:family="paragraph" style:parent-style-name="Code_20_block">
      <style:text-properties officeooo:rsid="004c51ec"/>
    </style:style>
    <style:style style:name="P161" style:family="paragraph" style:parent-style-name="Code_20_block">
      <style:text-properties officeooo:rsid="004dbe0e"/>
    </style:style>
    <style:style style:name="P162" style:family="paragraph" style:parent-style-name="Code_20_block">
      <style:text-properties officeooo:rsid="002dc269"/>
    </style:style>
    <style:style style:name="P163" style:family="paragraph" style:parent-style-name="Code_20_block">
      <style:text-properties officeooo:rsid="005580dc"/>
    </style:style>
    <style:style style:name="P164" style:family="paragraph" style:parent-style-name="Code_20_block">
      <style:text-properties officeooo:rsid="005580dc" officeooo:paragraph-rsid="00574d30"/>
    </style:style>
    <style:style style:name="P165" style:family="paragraph" style:parent-style-name="Code_20_block">
      <style:text-properties officeooo:rsid="00667456"/>
    </style:style>
    <style:style style:name="P166" style:family="paragraph" style:parent-style-name="Code_20_block">
      <style:text-properties officeooo:rsid="00667456" officeooo:paragraph-rsid="0066faee"/>
    </style:style>
    <style:style style:name="P167" style:family="paragraph" style:parent-style-name="Code_20_block">
      <style:text-properties officeooo:rsid="006cf6d9"/>
    </style:style>
    <style:style style:name="P168" style:family="paragraph" style:parent-style-name="Code_20_block">
      <style:text-properties officeooo:rsid="0075698a"/>
    </style:style>
    <style:style style:name="P169" style:family="paragraph" style:parent-style-name="Code_20_block">
      <style:text-properties officeooo:rsid="0048e7dd" officeooo:paragraph-rsid="007980cc"/>
    </style:style>
    <style:style style:name="P170" style:family="paragraph" style:parent-style-name="Code_20_block">
      <style:text-properties officeooo:rsid="0048e7dd" officeooo:paragraph-rsid="00a41b3d"/>
    </style:style>
    <style:style style:name="P171" style:family="paragraph" style:parent-style-name="Code_20_block">
      <style:text-properties officeooo:paragraph-rsid="007cbe12"/>
    </style:style>
    <style:style style:name="P172" style:family="paragraph" style:parent-style-name="Code_20_block">
      <style:text-properties officeooo:rsid="007aee4d"/>
    </style:style>
    <style:style style:name="P173" style:family="paragraph" style:parent-style-name="Code_20_block">
      <style:text-properties officeooo:paragraph-rsid="0080c187"/>
    </style:style>
    <style:style style:name="P174" style:family="paragraph" style:parent-style-name="Code_20_block">
      <style:text-properties officeooo:rsid="0080c187"/>
    </style:style>
    <style:style style:name="P175" style:family="paragraph" style:parent-style-name="Code_20_block">
      <style:text-properties officeooo:paragraph-rsid="0085c355"/>
    </style:style>
    <style:style style:name="P176" style:family="paragraph" style:parent-style-name="Code_20_block">
      <style:text-properties officeooo:paragraph-rsid="008798eb"/>
    </style:style>
    <style:style style:name="P177" style:family="paragraph" style:parent-style-name="Code_20_block">
      <style:text-properties officeooo:paragraph-rsid="008b6379"/>
    </style:style>
    <style:style style:name="P178" style:family="paragraph" style:parent-style-name="Code_20_block">
      <style:text-properties officeooo:paragraph-rsid="008b66a3"/>
    </style:style>
    <style:style style:name="P179" style:family="paragraph" style:parent-style-name="Code_20_block">
      <style:text-properties officeooo:rsid="008b9423"/>
    </style:style>
    <style:style style:name="P180" style:family="paragraph" style:parent-style-name="Code_20_block">
      <style:text-properties officeooo:rsid="008b9423" officeooo:paragraph-rsid="008b9423"/>
    </style:style>
    <style:style style:name="P181" style:family="paragraph" style:parent-style-name="Code_20_block">
      <style:text-properties fo:font-weight="bold" officeooo:rsid="008b9423" style:font-weight-asian="bold" style:font-weight-complex="bold"/>
    </style:style>
    <style:style style:name="P182" style:family="paragraph" style:parent-style-name="Code_20_block">
      <style:text-properties officeooo:rsid="004f5e8a"/>
    </style:style>
    <style:style style:name="P183" style:family="paragraph" style:parent-style-name="Code_20_block">
      <style:text-properties officeooo:rsid="006e1e8c"/>
    </style:style>
    <style:style style:name="P184" style:family="paragraph" style:parent-style-name="Code_20_block">
      <style:text-properties officeooo:rsid="007f6c2e" officeooo:paragraph-rsid="007f6c2e"/>
    </style:style>
    <style:style style:name="P185" style:family="paragraph" style:parent-style-name="Code_20_block">
      <style:text-properties officeooo:paragraph-rsid="009310ee"/>
    </style:style>
    <style:style style:name="P186" style:family="paragraph" style:parent-style-name="Code_20_block">
      <style:text-properties officeooo:paragraph-rsid="009c3e74"/>
    </style:style>
    <style:style style:name="P187" style:family="paragraph" style:parent-style-name="Code_20_block">
      <style:text-properties officeooo:rsid="001cd173" officeooo:paragraph-rsid="009f179b"/>
    </style:style>
    <style:style style:name="P188" style:family="paragraph" style:parent-style-name="Code_20_block">
      <style:text-properties officeooo:paragraph-rsid="00a15c7d"/>
    </style:style>
    <style:style style:name="P189" style:family="paragraph" style:parent-style-name="Code_20_block">
      <style:text-properties officeooo:rsid="00a41b3d" officeooo:paragraph-rsid="00a41b3d"/>
    </style:style>
    <style:style style:name="P190" style:family="paragraph" style:parent-style-name="Code_20_block">
      <style:text-properties officeooo:paragraph-rsid="00aa7475"/>
    </style:style>
    <style:style style:name="P191" style:family="paragraph" style:parent-style-name="Code_20_block">
      <style:text-properties officeooo:paragraph-rsid="00ad3bea"/>
    </style:style>
    <style:style style:name="P192" style:family="paragraph" style:parent-style-name="Code_20_block">
      <style:text-properties officeooo:paragraph-rsid="00af98da"/>
    </style:style>
    <style:style style:name="P193" style:family="paragraph" style:parent-style-name="Code_20_block">
      <style:text-properties officeooo:paragraph-rsid="00b2264e"/>
    </style:style>
    <style:style style:name="P194" style:family="paragraph" style:parent-style-name="Code_20_block">
      <style:text-properties officeooo:paragraph-rsid="00b4d494"/>
    </style:style>
    <style:style style:name="P195" style:family="paragraph" style:parent-style-name="Code_20_block">
      <style:text-properties officeooo:paragraph-rsid="00b9ec99"/>
    </style:style>
    <style:style style:name="P196" style:family="paragraph" style:parent-style-name="Code_20_block">
      <style:text-properties officeooo:rsid="00b9ec99" officeooo:paragraph-rsid="00b9ec99"/>
    </style:style>
    <style:style style:name="P197" style:family="paragraph" style:parent-style-name="Code_20_block">
      <style:text-properties officeooo:paragraph-rsid="00bf7d22"/>
    </style:style>
    <style:style style:name="P198" style:family="paragraph" style:parent-style-name="Code_20_block">
      <style:text-properties officeooo:paragraph-rsid="00c22760"/>
    </style:style>
    <style:style style:name="P199" style:family="paragraph" style:parent-style-name="Code_20_block">
      <style:text-properties officeooo:paragraph-rsid="00c2bf3a"/>
    </style:style>
    <style:style style:name="P200" style:family="paragraph" style:parent-style-name="Code_20_block">
      <style:text-properties officeooo:rsid="00c2bf3a" officeooo:paragraph-rsid="00c2bf3a"/>
    </style:style>
    <style:style style:name="P201" style:family="paragraph" style:parent-style-name="Code_20_block">
      <style:text-properties officeooo:paragraph-rsid="00c84d34"/>
    </style:style>
    <style:style style:name="P202" style:family="paragraph" style:parent-style-name="Text_20_body">
      <style:paragraph-properties fo:text-align="justify" style:justify-single-word="false"/>
    </style:style>
    <style:style style:name="P203"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204" style:family="paragraph" style:parent-style-name="Standard">
      <style:paragraph-properties fo:text-align="justify" style:justify-single-word="false" fo:break-before="page"/>
    </style:style>
    <style:style style:name="P205"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206" style:family="paragraph" style:parent-style-name="Standard">
      <style:paragraph-properties fo:text-align="justify" style:justify-single-word="false" fo:break-before="page"/>
      <style:text-properties officeooo:rsid="00b54105" officeooo:paragraph-rsid="00b54105"/>
    </style:style>
    <style:style style:name="P207" style:family="paragraph" style:parent-style-name="Standard">
      <style:paragraph-properties fo:text-align="justify" style:justify-single-word="false" fo:padding="0.051cm" fo:border-left="none" fo:border-right="none" fo:border-top="0.06pt solid #000000" fo:border-bottom="none" style:shadow="none"/>
      <style:text-properties officeooo:paragraph-rsid="003ff966"/>
    </style:style>
    <style:style style:name="P208" style:family="paragraph" style:parent-style-name="Standard">
      <style:paragraph-properties fo:text-align="justify" style:justify-single-word="false" fo:padding="0.051cm" fo:border-left="none" fo:border-right="none" fo:border-top="none" fo:border-bottom="0.06pt solid #000000" style:shadow="none"/>
      <style:text-properties fo:font-style="italic" officeooo:rsid="003ff966" officeooo:paragraph-rsid="003ff966" style:font-style-asian="italic" style:font-style-complex="italic"/>
    </style:style>
    <style:style style:name="P209" style:family="paragraph" style:parent-style-name="Standard" style:list-style-name="List_20_1"/>
    <style:style style:name="P210" style:family="paragraph" style:parent-style-name="Standard" style:list-style-name="List_20_1">
      <style:text-properties officeooo:paragraph-rsid="000af6c4"/>
    </style:style>
    <style:style style:name="P211" style:family="paragraph" style:parent-style-name="Standard">
      <style:paragraph-properties fo:text-align="justify" style:justify-single-word="false"/>
    </style:style>
    <style:style style:name="P212" style:family="paragraph" style:parent-style-name="Standard" style:list-style-name="List_20_2">
      <style:paragraph-properties fo:text-align="justify" style:justify-single-word="false"/>
    </style:style>
    <style:style style:name="P213" style:family="paragraph" style:parent-style-name="Standard" style:list-style-name="List_20_2">
      <style:paragraph-properties fo:text-align="justify" style:justify-single-word="false"/>
      <style:text-properties officeooo:paragraph-rsid="00184030"/>
    </style:style>
    <style:style style:name="P214" style:family="paragraph" style:parent-style-name="Standard" style:list-style-name="List_20_1">
      <style:paragraph-properties fo:text-align="justify" style:justify-single-word="false"/>
    </style:style>
    <style:style style:name="P215" style:family="paragraph" style:parent-style-name="Standard" style:list-style-name="Numbering_20_1"/>
    <style:style style:name="P216" style:family="paragraph" style:parent-style-name="Standard" style:list-style-name="List_20_2">
      <style:paragraph-properties fo:text-align="justify" style:justify-single-word="false"/>
      <style:text-properties officeooo:rsid="00511286" officeooo:paragraph-rsid="006cf6d9"/>
    </style:style>
    <style:style style:name="P217" style:family="paragraph" style:parent-style-name="Standard" style:list-style-name="List_20_1">
      <style:paragraph-properties fo:text-align="justify" style:justify-single-word="false"/>
      <style:text-properties officeooo:rsid="00511286" officeooo:paragraph-rsid="006cf6d9"/>
    </style:style>
    <style:style style:name="P218" style:family="paragraph" style:parent-style-name="Standard" style:list-style-name="List_20_1">
      <style:paragraph-properties fo:text-align="start" style:justify-single-word="false"/>
      <style:text-properties officeooo:rsid="00511286" officeooo:paragraph-rsid="006cf6d9"/>
    </style:style>
    <style:style style:name="P219" style:family="paragraph" style:parent-style-name="Standard" style:list-style-name="List_20_1">
      <style:text-properties officeooo:rsid="000af6c4" officeooo:paragraph-rsid="000af6c4"/>
    </style:style>
    <style:style style:name="P220" style:family="paragraph" style:parent-style-name="Standard" style:list-style-name="List_20_1">
      <style:paragraph-properties fo:text-align="start" style:justify-single-word="false"/>
    </style:style>
    <style:style style:name="P221" style:family="paragraph" style:parent-style-name="Standard" style:list-style-name="List_20_1">
      <style:paragraph-properties fo:text-align="justify" style:justify-single-word="false"/>
      <style:text-properties officeooo:rsid="00ba1c55" officeooo:paragraph-rsid="00ba1c55"/>
    </style:style>
    <style:style style:name="P222" style:family="paragraph" style:parent-style-name="Standard" style:list-style-name="List_20_1">
      <style:paragraph-properties fo:text-align="justify" style:justify-single-word="false"/>
      <style:text-properties officeooo:rsid="005bf21c" officeooo:paragraph-rsid="005bf21c"/>
    </style:style>
    <style:style style:name="P223" style:family="paragraph" style:parent-style-name="Standard">
      <style:paragraph-properties fo:text-align="justify" style:justify-single-word="false"/>
      <style:text-properties officeooo:rsid="00cb5232" officeooo:paragraph-rsid="00cb5232"/>
    </style:style>
    <style:style style:name="P224" style:family="paragraph" style:parent-style-name="Heading_20_1" style:master-page-name="Standard">
      <style:paragraph-properties style:page-number="auto"/>
    </style:style>
    <style:style style:name="P225" style:family="paragraph" style:parent-style-name="Heading_20_2">
      <style:paragraph-properties fo:break-before="page"/>
    </style:style>
    <style:style style:name="P226" style:family="paragraph" style:parent-style-name="Heading_20_2">
      <style:paragraph-properties fo:break-before="page"/>
      <style:text-properties officeooo:rsid="0018ceac"/>
    </style:style>
    <style:style style:name="P227" style:family="paragraph" style:parent-style-name="Heading_20_2">
      <style:paragraph-properties fo:break-before="page"/>
      <style:text-properties officeooo:rsid="0080c187"/>
    </style:style>
    <style:style style:name="P228" style:family="paragraph" style:parent-style-name="Heading_20_2">
      <style:paragraph-properties fo:break-before="page"/>
      <style:text-properties officeooo:rsid="005bf21c"/>
    </style:style>
    <style:style style:name="P229" style:family="paragraph" style:parent-style-name="Heading_20_2">
      <style:paragraph-properties fo:break-before="page"/>
      <style:text-properties officeooo:paragraph-rsid="00aa7475"/>
    </style:style>
    <style:style style:name="P230" style:family="paragraph" style:parent-style-name="Heading_20_3">
      <style:text-properties officeooo:rsid="004b6718"/>
    </style:style>
    <style:style style:name="P231" style:family="paragraph" style:parent-style-name="Heading_20_3">
      <style:text-properties officeooo:rsid="00556bfd"/>
    </style:style>
    <style:style style:name="P232" style:family="paragraph" style:parent-style-name="Heading_20_3">
      <style:text-properties officeooo:paragraph-rsid="009310ee"/>
    </style:style>
    <style:style style:name="P233" style:family="paragraph" style:parent-style-name="Heading_20_3">
      <style:text-properties officeooo:rsid="000c7dca"/>
    </style:style>
    <style:style style:name="P234" style:family="paragraph" style:parent-style-name="Heading_20_3">
      <style:text-properties officeooo:rsid="002dc269"/>
    </style:style>
    <style:style style:name="P235" style:family="paragraph" style:parent-style-name="Heading_20_3">
      <style:text-properties officeooo:rsid="0048e7dd" officeooo:paragraph-rsid="007980cc"/>
    </style:style>
    <style:style style:name="P236" style:family="paragraph" style:parent-style-name="Heading_20_3">
      <style:text-properties officeooo:rsid="009612f1" officeooo:paragraph-rsid="009612f1"/>
    </style:style>
    <style:style style:name="P237" style:family="paragraph" style:parent-style-name="Heading_20_3">
      <style:text-properties officeooo:paragraph-rsid="0080c187"/>
    </style:style>
    <style:style style:name="P238" style:family="paragraph" style:parent-style-name="Heading_20_3">
      <style:text-properties officeooo:paragraph-rsid="00a15c7d"/>
    </style:style>
    <style:style style:name="P239" style:family="paragraph" style:parent-style-name="Heading_20_3">
      <style:text-properties officeooo:rsid="0080c187"/>
    </style:style>
    <style:style style:name="P240" style:family="paragraph" style:parent-style-name="Heading_20_3">
      <style:text-properties officeooo:rsid="005bf21c"/>
    </style:style>
    <style:style style:name="P241" style:family="paragraph" style:parent-style-name="Heading_20_3">
      <style:text-properties officeooo:rsid="005ce557"/>
    </style:style>
    <style:style style:name="P242" style:family="paragraph" style:parent-style-name="Heading_20_3">
      <style:text-properties officeooo:rsid="005db1b7"/>
    </style:style>
    <style:style style:name="P243" style:family="paragraph" style:parent-style-name="Heading_20_3">
      <style:paragraph-properties fo:break-before="page"/>
    </style:style>
    <style:style style:name="P244" style:family="paragraph" style:parent-style-name="Heading_20_3">
      <style:paragraph-properties fo:break-before="page"/>
      <style:text-properties officeooo:rsid="006cf6d9"/>
    </style:style>
    <style:style style:name="P245" style:family="paragraph" style:parent-style-name="Heading_20_3">
      <style:paragraph-properties fo:break-before="page"/>
      <style:text-properties officeooo:rsid="00556bfd" officeooo:paragraph-rsid="00574d30"/>
    </style:style>
    <style:style style:name="P246" style:family="paragraph" style:parent-style-name="Heading_20_4">
      <style:text-properties officeooo:paragraph-rsid="008b66a3"/>
    </style:style>
    <style:style style:name="P247" style:family="paragraph" style:parent-style-name="Heading_20_4">
      <style:text-properties officeooo:rsid="001cd173" officeooo:paragraph-rsid="002c740a"/>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2dc269" style:font-style-asian="italic" style:font-weight-asian="bold" style:font-style-complex="italic" style:font-weight-complex="bold"/>
    </style:style>
    <style:style style:name="T15" style:family="text">
      <style:text-properties fo:font-style="italic" fo:font-weight="bold" officeooo:rsid="003268f8" style:font-style-asian="italic" style:font-weight-asian="bold" style:font-style-complex="italic" style:font-weight-complex="bold"/>
    </style:style>
    <style:style style:name="T16" style:family="text">
      <style:text-properties fo:font-style="italic" fo:font-weight="bold" officeooo:rsid="004b6718" style:font-style-asian="italic" style:font-weight-asian="bold" style:font-style-complex="italic" style:font-weight-complex="bold"/>
    </style:style>
    <style:style style:name="T17" style:family="text">
      <style:text-properties fo:font-style="italic" fo:font-weight="bold" officeooo:rsid="005bf21c" style:font-style-asian="italic" style:font-weight-asian="bold" style:font-style-complex="italic" style:font-weight-complex="bold"/>
    </style:style>
    <style:style style:name="T18" style:family="text">
      <style:text-properties fo:font-style="italic" fo:font-weight="bold" officeooo:rsid="00ca45cd" style:font-style-asian="italic" style:font-weight-asian="bold" style:font-style-complex="italic" style:font-weight-complex="bold"/>
    </style:style>
    <style:style style:name="T19" style:family="text">
      <style:text-properties fo:font-weight="bold" style:font-weight-asian="bold" style:font-weight-complex="bold"/>
    </style:style>
    <style:style style:name="T20" style:family="text">
      <style:text-properties fo:font-weight="bold" officeooo:rsid="001aa2e2" style:font-weight-asian="bold" style:font-weight-complex="bold"/>
    </style:style>
    <style:style style:name="T21" style:family="text">
      <style:text-properties fo:font-weight="bold" officeooo:rsid="001c9f78" style:font-weight-asian="bold" style:font-weight-complex="bold"/>
    </style:style>
    <style:style style:name="T22" style:family="text">
      <style:text-properties fo:font-weight="bold" officeooo:rsid="0024201b" style:font-weight-asian="bold" style:font-weight-complex="bold"/>
    </style:style>
    <style:style style:name="T23" style:family="text">
      <style:text-properties fo:font-weight="bold" officeooo:rsid="003ff966" style:font-weight-asian="bold" style:font-weight-complex="bold"/>
    </style:style>
    <style:style style:name="T24" style:family="text">
      <style:text-properties fo:font-weight="bold" officeooo:rsid="004dbe0e" style:font-weight-asian="bold" style:font-weight-complex="bold"/>
    </style:style>
    <style:style style:name="T25" style:family="text">
      <style:text-properties fo:font-weight="bold" officeooo:rsid="00527096" style:font-weight-asian="bold" style:font-weight-complex="bold"/>
    </style:style>
    <style:style style:name="T26" style:family="text">
      <style:text-properties fo:color="#008000"/>
    </style:style>
    <style:style style:name="T27" style:family="text">
      <style:text-properties fo:color="#008000" officeooo:rsid="001f2c90"/>
    </style:style>
    <style:style style:name="T28" style:family="text">
      <style:text-properties fo:color="#008000" officeooo:rsid="000e6d84"/>
    </style:style>
    <style:style style:name="T29" style:family="text">
      <style:text-properties fo:color="#008000" officeooo:rsid="001cd173"/>
    </style:style>
    <style:style style:name="T30" style:family="text">
      <style:text-properties fo:color="#008000" officeooo:rsid="0049b3a9"/>
    </style:style>
    <style:style style:name="T31" style:family="text">
      <style:text-properties fo:color="#008000" officeooo:rsid="004aa424"/>
    </style:style>
    <style:style style:name="T32" style:family="text">
      <style:text-properties fo:color="#008000" officeooo:rsid="01fbcc8b"/>
    </style:style>
    <style:style style:name="T33" style:family="text">
      <style:text-properties fo:color="#008000" officeooo:rsid="00bf7d22"/>
    </style:style>
    <style:style style:name="T34" style:family="text">
      <style:text-properties fo:font-style="normal" fo:font-weight="bold" officeooo:rsid="003ff966" style:font-style-asian="normal" style:font-weight-asian="bold" style:font-style-complex="normal" style:font-weight-complex="bold"/>
    </style:style>
    <style:style style:name="T35" style:family="text">
      <style:text-properties fo:color="#000000"/>
    </style:style>
    <style:style style:name="T36" style:family="text">
      <style:text-properties fo:color="#000000" officeooo:rsid="001cd173"/>
    </style:style>
    <style:style style:name="T37" style:family="text">
      <style:text-properties officeooo:rsid="000af6c4"/>
    </style:style>
    <style:style style:name="T38" style:family="text">
      <style:text-properties officeooo:rsid="000c7dca"/>
    </style:style>
    <style:style style:name="T39" style:family="text">
      <style:text-properties officeooo:rsid="000e6d84"/>
    </style:style>
    <style:style style:name="T40" style:family="text">
      <style:text-properties officeooo:rsid="001f2c90"/>
    </style:style>
    <style:style style:name="T41" style:family="text">
      <style:text-properties officeooo:rsid="00133266"/>
    </style:style>
    <style:style style:name="T42" style:family="text">
      <style:text-properties officeooo:rsid="0016b811"/>
    </style:style>
    <style:style style:name="T43" style:family="text">
      <style:text-properties officeooo:rsid="0017bce1"/>
    </style:style>
    <style:style style:name="T44" style:family="text">
      <style:text-properties officeooo:rsid="00184030"/>
    </style:style>
    <style:style style:name="T45" style:family="text">
      <style:text-properties officeooo:rsid="001aa2e2"/>
    </style:style>
    <style:style style:name="T46" style:family="text">
      <style:text-properties style:font-name="Arial" officeooo:rsid="001e43c8"/>
    </style:style>
    <style:style style:name="T47" style:family="text">
      <style:text-properties officeooo:rsid="00273b2d"/>
    </style:style>
    <style:style style:name="T48" style:family="text">
      <style:text-properties officeooo:rsid="002b6677"/>
    </style:style>
    <style:style style:name="T49" style:family="text">
      <style:text-properties officeooo:rsid="001cd173"/>
    </style:style>
    <style:style style:name="T50" style:family="text">
      <style:text-properties officeooo:rsid="002dc269"/>
    </style:style>
    <style:style style:name="T51" style:family="text">
      <style:text-properties officeooo:rsid="00351db9"/>
    </style:style>
    <style:style style:name="T52" style:family="text">
      <style:text-properties officeooo:rsid="003582a2"/>
    </style:style>
    <style:style style:name="T53" style:family="text">
      <style:text-properties officeooo:rsid="00365822"/>
    </style:style>
    <style:style style:name="T54" style:family="text">
      <style:text-properties officeooo:rsid="00378c0d"/>
    </style:style>
    <style:style style:name="T55" style:family="text">
      <style:text-properties officeooo:rsid="00382e9c"/>
    </style:style>
    <style:style style:name="T56" style:family="text">
      <style:text-properties officeooo:rsid="003ff966"/>
    </style:style>
    <style:style style:name="T57" style:family="text">
      <style:text-properties officeooo:rsid="0044bbf4"/>
    </style:style>
    <style:style style:name="T58" style:family="text">
      <style:text-properties officeooo:rsid="0049b3a9"/>
    </style:style>
    <style:style style:name="T59" style:family="text">
      <style:text-properties officeooo:rsid="004b6718"/>
    </style:style>
    <style:style style:name="T60" style:family="text">
      <style:text-properties officeooo:rsid="004dbe0e"/>
    </style:style>
    <style:style style:name="T61" style:family="text">
      <style:text-properties officeooo:rsid="005229e6"/>
    </style:style>
    <style:style style:name="T62" style:family="text">
      <style:text-properties officeooo:rsid="005bf21c"/>
    </style:style>
    <style:style style:name="T63" style:family="text">
      <style:text-properties officeooo:rsid="00667456"/>
    </style:style>
    <style:style style:name="T64" style:family="text">
      <style:text-properties officeooo:rsid="0066faee"/>
    </style:style>
    <style:style style:name="T65" style:family="text">
      <style:text-properties officeooo:rsid="006b060f"/>
    </style:style>
    <style:style style:name="T66" style:family="text">
      <style:text-properties officeooo:rsid="006cf6d9"/>
    </style:style>
    <style:style style:name="T67" style:family="text">
      <style:text-properties officeooo:rsid="0070f844"/>
    </style:style>
    <style:style style:name="T68" style:family="text">
      <style:text-properties officeooo:rsid="00752892"/>
    </style:style>
    <style:style style:name="T69" style:family="text">
      <style:text-properties officeooo:rsid="0075698a"/>
    </style:style>
    <style:style style:name="T70" style:family="text">
      <style:text-properties officeooo:rsid="00760538"/>
    </style:style>
    <style:style style:name="T71" style:family="text">
      <style:text-properties officeooo:rsid="0079b2d7"/>
    </style:style>
    <style:style style:name="T72" style:family="text">
      <style:text-properties officeooo:rsid="007aee4d"/>
    </style:style>
    <style:style style:name="T73" style:family="text">
      <style:text-properties officeooo:rsid="007e0c2e"/>
    </style:style>
    <style:style style:name="T74" style:family="text">
      <style:text-properties officeooo:rsid="0080c187"/>
    </style:style>
    <style:style style:name="T75" style:family="text">
      <style:text-properties officeooo:rsid="0084fdd9"/>
    </style:style>
    <style:style style:name="T76" style:family="text">
      <style:text-properties officeooo:rsid="007b45fb"/>
    </style:style>
    <style:style style:name="T77" style:family="text">
      <style:text-properties officeooo:rsid="00858354"/>
    </style:style>
    <style:style style:name="T78" style:family="text">
      <style:text-properties officeooo:rsid="007d0986"/>
    </style:style>
    <style:style style:name="T79" style:family="text">
      <style:text-properties officeooo:rsid="0085c355"/>
    </style:style>
    <style:style style:name="T80" style:family="text">
      <style:text-properties officeooo:rsid="008798eb"/>
    </style:style>
    <style:style style:name="T81" style:family="text">
      <style:text-properties officeooo:rsid="008a9105"/>
    </style:style>
    <style:style style:name="T82" style:family="text">
      <style:text-properties officeooo:rsid="008b0c1b"/>
    </style:style>
    <style:style style:name="T83" style:family="text">
      <style:text-properties officeooo:rsid="008b66a3"/>
    </style:style>
    <style:style style:name="T84" style:family="text">
      <style:text-properties officeooo:rsid="008bc488"/>
    </style:style>
    <style:style style:name="T85" style:family="text">
      <style:text-properties officeooo:rsid="008d62d9"/>
    </style:style>
    <style:style style:name="T86" style:family="text">
      <style:text-properties officeooo:rsid="008eacba"/>
    </style:style>
    <style:style style:name="T87" style:family="text">
      <style:text-properties officeooo:rsid="008ff982"/>
    </style:style>
    <style:style style:name="T88" style:family="text">
      <style:text-properties officeooo:rsid="00903418"/>
    </style:style>
    <style:style style:name="T89" style:family="text">
      <style:text-properties officeooo:rsid="0092144a"/>
    </style:style>
    <style:style style:name="T90" style:family="text">
      <style:text-properties officeooo:rsid="009310ee"/>
    </style:style>
    <style:style style:name="T91" style:family="text">
      <style:text-properties officeooo:rsid="00973f92"/>
    </style:style>
    <style:style style:name="T92" style:family="text">
      <style:text-properties officeooo:rsid="0098390e"/>
    </style:style>
    <style:style style:name="T93" style:family="text">
      <style:text-properties officeooo:rsid="009c3e74"/>
    </style:style>
    <style:style style:name="T94" style:family="text">
      <style:text-properties officeooo:rsid="009f179b"/>
    </style:style>
    <style:style style:name="T95" style:family="text">
      <style:text-properties officeooo:rsid="00a0d762"/>
    </style:style>
    <style:style style:name="T96" style:family="text">
      <style:text-properties officeooo:rsid="00a5a694"/>
    </style:style>
    <style:style style:name="T97" style:family="text">
      <style:text-properties officeooo:rsid="00a5b334"/>
    </style:style>
    <style:style style:name="T98" style:family="text">
      <style:text-properties officeooo:rsid="00a881f4"/>
    </style:style>
    <style:style style:name="T99" style:family="text">
      <style:text-properties officeooo:rsid="01ff3361"/>
    </style:style>
    <style:style style:name="T100" style:family="text">
      <style:text-properties officeooo:rsid="01fbcc8b"/>
    </style:style>
    <style:style style:name="T101" style:family="text">
      <style:text-properties officeooo:rsid="01fe17e5"/>
    </style:style>
    <style:style style:name="T102" style:family="text">
      <style:text-properties officeooo:rsid="01fc3d1c"/>
    </style:style>
    <style:style style:name="T103" style:family="text">
      <style:text-properties officeooo:rsid="00ad3bea"/>
    </style:style>
    <style:style style:name="T104" style:family="text">
      <style:text-properties officeooo:rsid="00af98da"/>
    </style:style>
    <style:style style:name="T105" style:family="text">
      <style:text-properties officeooo:rsid="00b2264e"/>
    </style:style>
    <style:style style:name="T106" style:family="text">
      <style:text-properties officeooo:rsid="00b2871d"/>
    </style:style>
    <style:style style:name="T107" style:family="text">
      <style:text-properties officeooo:rsid="00b54105"/>
    </style:style>
    <style:style style:name="T108" style:family="text">
      <style:text-properties officeooo:rsid="00b584e7"/>
    </style:style>
    <style:style style:name="T109" style:family="text">
      <style:text-properties officeooo:rsid="00b9725b"/>
    </style:style>
    <style:style style:name="T110" style:family="text">
      <style:text-properties officeooo:rsid="00b9ec99"/>
    </style:style>
    <style:style style:name="T111" style:family="text">
      <style:text-properties officeooo:rsid="00bc12f6"/>
    </style:style>
    <style:style style:name="T112" style:family="text">
      <style:text-properties officeooo:rsid="00bcb809"/>
    </style:style>
    <style:style style:name="T113" style:family="text">
      <style:text-properties officeooo:rsid="00bdd242"/>
    </style:style>
    <style:style style:name="T114" style:family="text">
      <style:text-properties officeooo:rsid="00bf7d22"/>
    </style:style>
    <style:style style:name="T115" style:family="text">
      <style:text-properties officeooo:rsid="00c22760"/>
    </style:style>
    <style:style style:name="T116" style:family="text">
      <style:text-properties officeooo:rsid="00c84d34"/>
    </style:style>
    <style:style style:name="T117" style:family="text">
      <style:text-properties officeooo:rsid="00ca45cd"/>
    </style:style>
    <style:style style:name="T118" style:family="text">
      <style:text-properties officeooo:rsid="00cec112"/>
    </style:style>
    <style:style style:name="T119" style:family="text">
      <style:text-properties officeooo:rsid="00d071b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07119526677181941" text:style-name="Outline">
        <text:list-item>
          <text:h text:style-name="P224"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2751736468081212984" text:style-name="List_20_1">
        <text:list-item>
          <text:p text:style-name="P209">network communication</text:p>
        </text:list-item>
        <text:list-item>
          <text:p text:style-name="P209">management and monitoring</text:p>
        </text:list-item>
        <text:list-item>
          <text:p text:style-name="P209">performance / load-balancing</text:p>
        </text:list-item>
        <text:list-item>
          <text:p text:style-name="P209">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71205926426716" text:continue-list="list4307119526677181941"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javadoc/5.2/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6613584081696680711" text:style-name="List_20_2">
        <text:list-item>
          <text:p text:style-name="P213"><text:span text:style-name="Code_20_char">jppf.config.plugin = class_name</text:span>, where <text:span text:style-name="T1">class_name</text:span> is the fully qualified name of a class implementing <text:span text:style-name="T44">either </text:span><text:s/>the interface <text:a xlink:type="simple" xlink:href="http://www.jppf.org/javadoc/5.2/index.html?org/jppf/utils/JPPFConfiguration.ConfigurationSource.html" text:style-name="Internet_20_link" text:visited-style-name="Visited_20_Internet_20_Link">JPPFConfiguration.ConfigurationSource</text:a>, <text:span text:style-name="T44">or the interface </text:span><text:a xlink:type="simple" xlink:href="http://www.jppf.org/javadoc/5.2/index.html?org/jppf/utils/JPPFConfiguration.ConfigurationSourceReader.html" text:style-name="Internet_20_link" text:visited-style-name="Visited_20_Internet_20_Link"><text:span text:style-name="T44">JPPFConfiguration.ConfigurationSourceReader</text:span></text:a><text:span text:style-name="T44">, </text:span>enabling a configuration source from any origin, such as a URL, a distributed file system, a remote storage facility, a database, etc.</text:p>
        </text:list-item>
        <text:list-item>
          <text:p text:style-name="P212"><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9">-Djppf.config.plugin=my.own.Configuration</text:span> ...</text:p>
      <text:p text:style-name="P1"/>
      <text:p text:style-name="P1">or </text:p>
      <text:p text:style-name="P1"/>
      <text:p text:style-name="Code_20_block">java <text:span text:style-name="T19">-Djppf.config=my/folder/myFile.properties</text:span> ...</text:p>
      <text:p text:style-name="Standard"/>
      <text:p text:style-name="Standard">The configuration file lookup mechanism is as follows:</text:p>
      <text:p text:style-name="Standard"/>
      <text:list xml:id="list4128027081569692730" text:style-name="Numbering_20_1">
        <text:list-item>
          <text:p text:style-name="P215">if <text:span text:style-name="Code_20_char">jppf.plugin.config</text:span> is specified</text:p>
          <text:p text:style-name="P215">a) instantiate an object of the specified class name and read the properties via the stream provided by this object's <text:span text:style-name="Code_20_char">getPropertyStream()</text:span> <text:span text:style-name="T44">or getPropertyReader() </text:span>method, <text:span text:style-name="T44">depending on which interface it implements</text:span>.<text:line-break/>b) if, for any reason, the stream cannot be obtained or reading the properties from it fails, go to 3.<text:line-break/></text:p>
        </text:list-item>
        <text:list-item>
          <text:p text:style-name="P215">else if <text:span text:style-name="Code_20_char">jppf.config</text:span> is specified</text:p>
          <text:list>
            <text:list-item>
              <text:p text:style-name="P215">look for the file in the file system</text:p>
            </text:list-item>
            <text:list-item>
              <text:p text:style-name="P215">if not found in the file system, look in the classpath</text:p>
            </text:list-item>
            <text:list-item>
              <text:p text:style-name="P215">if not found in the classpath use default configuration values<text:line-break/></text:p>
            </text:list-item>
          </text:list>
        </text:list-item>
        <text:list-item>
          <text:p text:style-name="P215">if <text:span text:style-name="Code_20_char">jppf.config</text:span> is not specified</text:p>
          <text:list>
            <text:list-item>
              <text:p text:style-name="P215">use default file "<text:span text:style-name="Code_20_char">jppf.properties</text:span>"</text:p>
            </text:list-item>
            <text:list-item>
              <text:p text:style-name="P215">look for "jppf.properties" in the file system</text:p>
            </text:list-item>
            <text:list-item>
              <text:p text:style-name="P215">if not found in the file system, look for it in the classpath</text:p>
            </text:list-item>
            <text:list-item>
              <text:p text:style-name="P215">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71205379565207" text:continue-list="list71205926426716" text:style-name="Outline">
        <text:list-item>
          <text:list>
            <text:list-item>
              <text:h text:style-name="P226" text:outline-level="2">Includes, <text:span text:style-name="T59">substitutions and scripted values</text:span> in the configuration</text:h>
              <text:list>
                <text:list-item>
                  <text:h text:style-name="P230" text:outline-level="3">Includes</text:h>
                </text:list-item>
              </text:list>
            </text:list-item>
          </text:list>
        </text:list-item>
      </text:list>
      <text:p text:style-name="P33"><text:span text:style-name="T45">A JPPF configuration source, whether as a file or as a plugin, can include other configuration sources by adding one or more “</text:span><text:span text:style-name="T13">#!include”</text:span><text:span text:style-name="T45"> statements in the following format:</text:span></text:p>
      <text:p text:style-name="P36"/>
      <text:p text:style-name="Code_20_block"><text:span text:style-name="T45">#!include </text:span><text:span text:style-name="T2">source_type</text:span><text:span text:style-name="T45"> </text:span><text:span text:style-name="T2">source_path</text:span></text:p>
      <text:p text:style-name="P36"/>
      <text:p text:style-name="P33"><text:span text:style-name="T45">The possible values for </text:span><text:span text:style-name="T2">source_type</text:span><text:span text:style-name="T45"> are “file”, “url” or “class”. For each of these values, source_path has a different meaning:</text:span></text:p>
      <text:p text:style-name="P36"/>
      <text:p text:style-name="P34"><text:span text:style-name="T45">- </text:span><text:span text:style-name="T20">when </text:span><text:span text:style-name="T13">source_type</text:span><text:span text:style-name="T20"> is “file”</text:span><text:span text:style-name="T45">, </text:span><text:span text:style-name="T2">source_path</text:span><text:span text:style-name="T45">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5">System.getProperty(“user.dir”)</text:span></text:span><text:span text:style-name="T45">.</text:span></text:p>
      <text:p text:style-name="P37"/>
      <text:p text:style-name="Standard"><text:span text:style-name="T45">- </text:span><text:span text:style-name="T20">when </text:span><text:span text:style-name="T13">source_type</text:span><text:span text:style-name="T20"> is “</text:span><text:span text:style-name="T21">url</text:span><text:span text:style-name="T20">”</text:span><text:span text:style-name="T45">, source_path is </text:span><text:span text:style-name="Code_20_char"><text:span text:style-name="T46">a URL pointing to a configuration file</text:span></text:span><text:span text:style-name="T45">. It must be a URL such that the JVM can open a stream from it.</text:span></text:p>
      <text:p text:style-name="P37"/>
      <text:p text:style-name="P35"><text:span text:style-name="T45">- </text:span><text:span text:style-name="T20">when </text:span><text:span text:style-name="T13">source_type</text:span><text:span text:style-name="T20"> is “</text:span><text:span text:style-name="T22">class</text:span><text:span text:style-name="T20">”</text:span><text:span text:style-name="T45">, source_path is the fully qualified class name of a configuration plugin, i.e. an implementation of either </text:span><text:a xlink:type="simple" xlink:href="http://www.jppf.org/javadoc/5.2/index.html?org/jppf/utils/JPPFConfiguration.ConfigurationSource.html" text:style-name="Internet_20_link" text:visited-style-name="Visited_20_Internet_20_Link"><text:span text:style-name="T45">JPPFConfiguration.ConfigurationSource</text:span></text:a><text:span text:style-name="T45"> or </text:span><text:a xlink:type="simple" xlink:href="http://www.jppf.org/javadoc/5.2/index.html?org/jppf/utils/JPPFConfiguration.ConfigurationSourceReader.html" text:style-name="Internet_20_link" text:visited-style-name="Visited_20_Internet_20_Link"><text:span text:style-name="T45">JPPFConfiguration.ConfigurationSourceReader</text:span></text:a><text:span text:style-name="T45">.</text:span></text:p>
      <text:p text:style-name="P37"/>
      <text:p text:style-name="P34"><text:span text:style-name="T20">Example</text:span><text:span text:style-name="T21">s</text:span><text:span text:style-name="T45">:</text:span></text:p>
      <text:p text:style-name="P37"/>
      <text:p text:style-name="P117"># a config file in the file system</text:p>
      <text:p text:style-name="P154">#!include file /home/me/jppf/jppf.properties</text:p>
      <text:p text:style-name="P117"/>
      <text:p text:style-name="P117"># a config file in the classpath</text:p>
      <text:p text:style-name="P155">#!include file META-INF/jppf.properties</text:p>
      <text:p text:style-name="P155"/>
      <text:p text:style-name="P118"># a config file obtained from a url</text:p>
      <text:p text:style-name="P155">#!include url http://www.myhost.com/jppf/jppf.properties</text:p>
      <text:p text:style-name="P118"/>
      <text:p text:style-name="P118"># a config file obtained from a configuration plugin</text:p>
      <text:p text:style-name="P155">#!include class myPackage.MyConfigurationSourceReader</text:p>
      <text:p text:style-name="P36"/>
      <text:p text:style-name="P45">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71204983577682" text:continue-numbering="true" text:style-name="Outline">
        <text:list-item>
          <text:list>
            <text:list-item>
              <text:list>
                <text:list-item>
                  <text:h text:style-name="P230" text:outline-level="3">Substitutions in the values of configuration properties</text:h>
                </text:list-item>
              </text:list>
            </text:list-item>
          </text:list>
        </text:list-item>
      </text:list>
      <text:p text:style-name="P46"><text:span text:style-name="T59">The JPPF configuration can handle a syntax of the form “propertyName = prefix</text:span><text:span text:style-name="T16">${otherPropertyName}</text:span><text:span text:style-name="T59">suffix”, where </text:span><text:span text:style-name="T5">prefix</text:span><text:span text:style-name="T59"> and </text:span><text:span text:style-name="T5">suffix</text:span><text:span text:style-name="T59"> are arbitrary strings and </text:span><text:span text:style-name="T5">${otherPropertyName}</text:span><text:span text:style-name="T59"> is a placeholder referencing another property, whose value will be substituted to the placeholder. If you have experience with Apache Ant, this syntax is very similar to the way Ant properties are used in a build script.</text:span></text:p>
      <text:p text:style-name="P49"/>
      <text:p text:style-name="P50">Let's take an example illustrating how this works. The following property definitions:</text:p>
      <text:p text:style-name="P50"/>
      <text:p text:style-name="P160">prop.1 = value1</text:p>
      <text:p text:style-name="P160">prop.2 = ${prop.1}</text:p>
      <text:p text:style-name="P160">prop.3 = value3 ${prop.2}</text:p>
      <text:p text:style-name="P160">prop.4 = value4 ${prop.2} + ${prop.3}</text:p>
      <text:p text:style-name="P50"/>
      <text:p text:style-name="P50">will be resolved into:</text:p>
      <text:p text:style-name="P50"/>
      <text:p text:style-name="P160">prop.1 = value1</text:p>
      <text:p text:style-name="P160">prop.2 = value1</text:p>
      <text:p text:style-name="P160">prop.3 = value3 value1</text:p>
      <text:p text:style-name="P160">prop.4 = value4 value1 + value3 value1</text:p>
      <text:p text:style-name="P50"/>
      <text:p text:style-name="P47"><text:span text:style-name="T24">Note </text:span><text:span text:style-name="T25">1</text:span><text:span text:style-name="T60">: </text:span><text:span text:style-name="T6">the order in which the properties are defined has no impact on the resolution of substitutions.</text:span></text:p>
      <text:p text:style-name="P50"/>
      <text:p text:style-name="P48"><text:span text:style-name="T24">Note </text:span><text:span text:style-name="T25">2</text:span><text:span text:style-name="T60">: </text:span><text:span text:style-name="T7">substitutions are resolved after all includes are fully resolved and loaded</text:span><text:span text:style-name="T6">.</text:span></text:p>
      <text:p text:style-name="P51"/>
      <text:p text:style-name="P205">Unresolved substitutions</text:p>
      <text:p text:style-name="P52"/>
      <text:p text:style-name="P52">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2"/>
      <text:p text:style-name="P52">In the following configuration:</text:p>
      <text:p text:style-name="P52"/>
      <text:p text:style-name="P161">prop.1 = ${prop.2}</text:p>
      <text:p text:style-name="P52"/>
      <text:p text:style-name="P52">the value of “prop.1” will remain “${prop.2}”, since the property “prop.2” is not defined.</text:p>
      <text:p text:style-name="P52"/>
      <text:p text:style-name="P52">In this configuration:</text:p>
      <text:p text:style-name="P52"/>
      <text:p text:style-name="P161">prop.1 = ${prop.2}</text:p>
      <text:p text:style-name="P161">prop.2 = ${prop.3} ${prop.1}</text:p>
      <text:p text:style-name="P161">prop.3 = value3</text:p>
      <text:p text:style-name="P52"/>
      <text:p text:style-name="P52">“prop.1” and “prop.2” introduce an unresolvable cycle, and only the reference to “prop.3” can be fully resolved. According to this, the final values will be:</text:p>
      <text:p text:style-name="P52"/>
      <text:p text:style-name="P161">prop.1 = ${prop.2}</text:p>
      <text:p text:style-name="P161">prop.2 = value3 ${prop.1}</text:p>
      <text:p text:style-name="P161">prop.3 = value3</text:p>
      <text:p text:style-name="P52"/>
      <text:p text:style-name="P22">Environment variable substitutions</text:p>
      <text:p text:style-name="P53"/>
      <text:p text:style-name="P53">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3"/>
      <text:p text:style-name="P182">prop.1 = ${env.JAVA_HOME}/bin/java</text:p>
      <text:p text:style-name="P54"/>
      <text:p text:style-name="P55">will be resolved into:</text:p>
      <text:p text:style-name="P55"/>
      <text:p text:style-name="P182">prop.1 = /opt/java/jdk1.7.0/bin/java</text:p>
      <text:p text:style-name="P55"/>
      <text:p text:style-name="P59">If the value of a property refers to an undefined environment variable, then the reference will be replaced <text:span text:style-name="T61">with the literal syntax in its initial definition, that is in the literal form “${env.&lt;UndefinedVariable&gt;}”.</text:span></text:p>
      <text:p text:style-name="P59"/>
      <text:p text:style-name="P23">System properties substtutions</text:p>
      <text:p text:style-name="P99"/>
      <text:p text:style-name="P99">References to system properties work in exactly the same way as for environment variables, except that the prefix for a system property reference is "sys." instead of "env.". The syntax for <text:span text:style-name="T92">the reference </text:span>is then "${sys.systemPropertyName}".</text:p>
      <text:p text:style-name="P99"/>
      <text:p text:style-name="P99">For example, if the Java command includes an option "-DTest.property=some.test.value", then the following configuration property:</text:p>
      <text:p text:style-name="P99"/>
      <text:p text:style-name="Code_20_block">prop.1 = ${sys.<text:span text:style-name="T91">T</text:span>est.<text:span text:style-name="T91">property</text:span>}</text:p>
      <text:p text:style-name="P99"/>
      <text:p text:style-name="P99">will be resolved into:</text:p>
      <text:p text:style-name="P99"/>
      <text:p text:style-name="Code_20_block">prop.1 = <text:span text:style-name="T91">some.</text:span>test.value</text:p>
      <text:p text:style-name="P99"/>
      <text:list xml:id="list71204397242597" text:continue-numbering="true" text:style-name="Outline">
        <text:list-item>
          <text:list>
            <text:list-item>
              <text:list>
                <text:list-item>
                  <text:h text:style-name="P244" text:outline-level="3">Scripted property values</text:h>
                </text:list-item>
              </text:list>
            </text:list-item>
          </text:list>
        </text:list-item>
      </text:list>
      <text:p text:style-name="P69"><text:span text:style-name="T67">T</text:span>he <text:span text:style-name="T67">values of configuration </text:span>properties <text:span text:style-name="T67">can be partially or complety computed as expressions written in any JSR 223-compliant dynamic script language. Such properties</text:span> contain one or more expressions of the form:</text:p>
      <text:p text:style-name="P69"/>
      <text:p text:style-name="Code_20_block"><text:span text:style-name="T66">my.property = $script:</text:span><text:span text:style-name="T8">language</text:span><text:span text:style-name="T66">:</text:span><text:span text:style-name="T8">source_type</text:span><text:span text:style-name="T66">{</text:span><text:span text:style-name="T8">script_source</text:span><text:span text:style-name="T66">}$</text:span></text:p>
      <text:p text:style-name="P69"/>
      <text:p text:style-name="P69">Where:</text:p>
      <text:p text:style-name="P69"/>
      <text:list xml:id="list71204731662548" text:continue-list="list6613584081696680711" text:style-name="List_20_2">
        <text:list-item>
          <text:p text:style-name="P216"><text:span text:style-name="T8">language</text:span><text:span text:style-name="T66"> is the script language to use, such as provided by the javax.script APIs. It defaults to "javascript"</text:span></text:p>
        </text:list-item>
        <text:list-item>
          <text:p text:style-name="P216"><text:span text:style-name="T8">source_type</text:span><text:span text:style-name="T66"> determines how to find the script, with possible values "inline", "file" or "url". It defaults to "inline"</text:span></text:p>
        </text:list-item>
        <text:list-item>
          <text:p text:style-name="P216"><text:span text:style-name="T8">script_source</text:span><text:span text:style-name="T66"> is either the script expression, or its location, depending on the value of source_type:</text:span></text:p>
        </text:list-item>
      </text:list>
      <text:list xml:id="list71204338583421" text:continue-list="list2751736468081212984" text:style-name="List_20_1">
        <text:list-item>
          <text:p text:style-name="P218"><text:span text:style-name="T66">if source_type = inline, then script_source is the script itself.<text:line-break/>For example: </text:span><text:span text:style-name="Code_20_char"><text:span text:style-name="T66">my.prop = $script:javascript:inline{"hello " + "world"}$</text:span></text:span></text:p>
        </text:list-item>
        <text:list-item>
          <text:p text:style-name="P217"><text:span text:style-name="T66">if source_type = file, then script_source is a script file, looked up first in the file system, then in the classpath.<text:line-break/>For example: </text:span><text:span text:style-name="Code_20_char"><text:span text:style-name="T66">my.prop = $script:javascript:file{/home/me/myscript.js}$</text:span></text:span></text:p>
        </text:list-item>
        <text:list-item>
          <text:p text:style-name="P218"><text:span text:style-name="T66">if source_type = url, then script_source is a script loaded from a URL.<text:line-break/>For example: </text:span><text:span text:style-name="Code_20_char"><text:span text:style-name="T66">my.prop = $script:javascript:url{file:///home/me/myscript.js}$</text:span></text:span></text:p>
        </text:list-item>
      </text:list>
      <text:p text:style-name="P69"/>
      <text:p text:style-name="P69">If the language or source type are left unspecified, they will be assigned their default value. For instance the following patterns will all resolve in language = 'javascript' and source_type = 'inline' :</text:p>
      <text:p text:style-name="P69"/>
      <text:p text:style-name="P167">$script{ 2 + 3 }$</text:p>
      <text:p text:style-name="P167">$script:{ 2 + 3 }$</text:p>
      <text:p text:style-name="P167">$script::{ 2 + 3 }$</text:p>
      <text:p text:style-name="P167">$script::inline{ 2 + 3 }$</text:p>
      <text:p text:style-name="P167">$script:javascript{ 2 + 3 }$</text:p>
      <text:p text:style-name="P167">$script:javascript:{ 2 + 3 }$</text:p>
      <text:p text:style-name="P69"/>
      <text:p text:style-name="P56"><text:span text:style-name="T66">The default script language can be specified with the property </text:span><text:span text:style-name="Code_20_char"><text:span text:style-name="T66">'jppf.script.default.language</text:span></text:span><text:span text:style-name="T66">'. This property is always evaluated first, in case it is also expressed with script expressions (which can only be in javascript). If it is not specified explicitely, it will default to 'javascript'. For example, in the following:</text:span></text:p>
      <text:p text:style-name="P69"/>
      <text:p text:style-name="P127"># using javascript expression to set the default language to groovy</text:p>
      <text:p text:style-name="P167">jppf.script.default.language = $script{ 'groo' + 'vy' }<text:span text:style-name="T69">$</text:span></text:p>
      <text:p text:style-name="P127"># inline expression using default language 'groovy'</text:p>
      <text:p text:style-name="P167">my.property = $script{ return 2 + 3 }<text:span text:style-name="T69">$</text:span></text:p>
      <text:p text:style-name="P69"/>
      <text:p text:style-name="P56"><text:span text:style-name="T66">The value of '</text:span><text:span text:style-name="Code_20_char"><text:span text:style-name="T66">my.property</text:span></text:span><text:span text:style-name="T66">' will evaluate to 5, resulting from the inline groovy expression '</text:span><text:span text:style-name="Code_20_char"><text:span text:style-name="T66">return 2 + 3</text:span></text:span><text:span text:style-name="T66">'.</text:span></text:p>
      <text:p text:style-name="P69"/>
      <text:p text:style-name="P56"><text:span text:style-name="T66">The scripts are evaluated after all includes and variable substitutions have been resolved. This will allow the scripts to use a variable binding for the Properties (or </text:span><text:a xlink:type="simple" xlink:href="http://www.jppf.org/javadoc/5.2/index.html?org/jppf/utils/TypedProperties.html" text:style-name="Internet_20_link" text:visited-style-name="Visited_20_Internet_20_Link"><text:span text:style-name="T66">TypedProperties</text:span></text:a><text:span text:style-name="T66"> object) being loaded, with the best possible accuracy. For example, in the following:</text:span></text:p>
      <text:p text:style-name="P73"/>
      <text:p text:style-name="P168">prop.1 = hello world</text:p>
      <text:p text:style-name="P168">prop.2 = $script:javascript{ thisProperties.getString('prop.1') + ' of scripting' }$</text:p>
      <text:p text:style-name="P73"/>
      <text:p text:style-name="P57"><text:span text:style-name="T69">the value of '</text:span><text:span text:style-name="Code_20_char"><text:span text:style-name="T69">prop.2</text:span></text:span><text:span text:style-name="T69">' will evaluate to 'hello world of scripting', which is the value of '</text:span><text:span text:style-name="Code_20_char"><text:span text:style-name="T69">prop.1</text:span></text:span><text:span text:style-name="T69">' to which another string is concatenated. The predefined variable </text:span><text:span text:style-name="T9">thisProperty</text:span><text:span text:style-name="T69"> is bound to the properties object being evaluated. Note that the same result can be achieved with a property substitution:</text:span></text:p>
      <text:p text:style-name="P75"/>
      <text:p text:style-name="P168">prop.1 = hello world</text:p>
      <text:p text:style-name="P168">prop.2 = $script:javascript{ '${prop.1}' + ' of scripting' }$</text:p>
      <text:p text:style-name="P74"/>
      <text:p text:style-name="P58"><text:span text:style-name="T70">Here, the substitution of </text:span><text:span text:style-name="Code_20_char"><text:span text:style-name="T70">${prop.1}</text:span></text:span><text:span text:style-name="T70"> is performed </text:span><text:span text:style-name="T10">before</text:span><text:span text:style-name="T70"> the script evaluation, and must be enclosed within quotes to be parsed as a string literal inside the script.</text:span></text:p>
      <text:p text:style-name="P72"/>
      <text:p text:style-name="P70">Finally, property values can contain any number of script expressions, which can be written in different script languages and loaded from different sources. For example, the value of the following property:</text:p>
      <text:p text:style-name="P70"/>
      <text:p text:style-name="P183">prop.1 = hello $script:javascript{'my ' + 'world'}$ number $script:groovy{return 2 + 3}$</text:p>
      <text:p text:style-name="P71"/>
      <text:p text:style-name="P71">will evaluate to <text:s/>'hello <text:span text:style-name="T68">my</text:span> world number 5'.</text:p>
      <text:list xml:id="list71204128306413" text:continue-list="list71204397242597" text:style-name="Outline">
        <text:list-item>
          <text:list>
            <text:list-item>
              <text:h text:style-name="P225"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84300114BE3BD821.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AF82A485C1AFE9CC.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71204703946929" text:continue-numbering="true" text:style-name="Outline">
        <text:list-item>
          <text:list>
            <text:list-item>
              <text:h text:style-name="P225"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116"># JPPF server port</text:p>
      <text:p text:style-name="Code_20_block">jppf.server.port = 11111</text:p>
      <text:p text:style-name="Standard"/>
      <text:p text:style-name="P20">Note<text:span text:style-name="T37">s:</text:span></text:p>
      <text:list xml:id="list71204049970531" text:continue-list="list71204338583421" text:style-name="List_20_1">
        <text:list-item>
          <text:p text:style-name="P210">not defining this property is equivalent to assigning it its default value.</text:p>
        </text:list-item>
        <text:list-item>
          <text:p text:style-name="P219">dynamic port allocation: when the port number is set to 0, JPPF will dynamically allocate a valid port number. Note that this feature is mostly useful when server discovery is enabled.</text:p>
        </text:list-item>
      </text:list>
      <text:list xml:id="list71205000584838" text:continue-list="list71204703946929"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6"># Enable or disable automatic discovery of JPPF drivers</text:span><text:line-break/>jppf.discovery.enabled = true</text:p>
      <text:p text:style-name="Code_20_block"><text:span text:style-name="T26"># UDP multicast group to which drivers broadcast their connection parameters</text:span><text:line-break/>jppf.discovery.group = 230.0.0.1<text:line-break/><text:span text:style-name="T26"># UDP multicast port to which drivers broadcast their connection parameters</text:span><text:line-break/>jppf.discovery.port = 11111<text:line-break/><text:span text:style-name="T26"># How long a driver should wait between 2 broadcasts, in milliseconds</text:span><text:line-break/>jppf.discovery.broadcast.interval = 1000</text:p>
      <text:p text:style-name="Code_20_block"/>
      <text:p text:style-name="P116"># IPv4 address inclusion patterns</text:p>
      <text:p text:style-name="Code_20_block">jppf.discovery.broadcast.include.ipv4 = </text:p>
      <text:p text:style-name="P116"># IPv4 address exclusion patterns</text:p>
      <text:p text:style-name="Code_20_block">jppf.discovery.broadcast.exclude.ipv4 = </text:p>
      <text:p text:style-name="P116"># IPv6 address inclusion patterns</text:p>
      <text:p text:style-name="Code_20_block">jppf.discovery.broadcast.include.ipv6 = </text:p>
      <text:p text:style-name="P116">#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0">The last four properties define inclusion and exclusion patterns for IPv4 and IPv6 addresses. Each of them defines a list of comma- or semicolumn- separated patterns. <text:span text:style-name="T79">T</text:span>he IPv4 patterns <text:span text:style-name="T79">can be exppressed in either </text:span><text:a xlink:type="simple" xlink:href="http://en.wikipedia.org/wiki/Classless_Inter-Domain_Routing" text:style-name="Internet_20_link" text:visited-style-name="Visited_20_Internet_20_Link"><text:span text:style-name="T79">CIDR</text:span></text:a><text:span text:style-name="T79"> notation</text:span>, <text:span text:style-name="T79">or in a syntax defined in</text:span> the Javadoc for the class <text:a xlink:type="simple" xlink:href="http://www.jppf.org/javadoc/5.2/index.html?org/jppf/net/IPv4AddressPattern.html" text:style-name="Internet_20_link" text:visited-style-name="Visited_20_Internet_20_Link">IPv4AddressPattern</text:a>. <text:span text:style-name="T79">Similarly, IPv6 patterns can be expressd in </text:span><text:a xlink:type="simple" xlink:href="http://en.wikipedia.org/wiki/Classless_Inter-Domain_Routing" text:style-name="Internet_20_link" text:visited-style-name="Visited_20_Internet_20_Link"><text:span text:style-name="T79">CIDR</text:span></text:a><text:span text:style-name="T79"> notation or in a syntax defined in</text:span> <text:a xlink:type="simple" xlink:href="http://www.jppf.org/javadoc/5.2/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71204831274110"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text:span text:style-name="T97">the "</text:span><text:a xlink:type="simple" xlink:href="#1.3.Reminder: JPPF topology|outline" text:style-name="Internet_20_link" text:visited-style-name="Visited_20_Internet_20_Link"><text:span text:style-name="T97">reminder</text:span></text:a><text:span text:style-name="T97">" </text:span>section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71205261569907" text:continue-list="list71204049970531" text:style-name="List_20_1">
        <text:list-item>
          <text:p text:style-name="P209">A and B are not connected at all</text:p>
        </text:list-item>
        <text:list-item>
          <text:p text:style-name="P209">A is connected to B (i.e. A acts as a node attached to B)</text:p>
        </text:list-item>
        <text:list-item>
          <text:p text:style-name="P209">B is connected to A (i.e. B acts as a node attached to A)</text:p>
        </text:list-item>
        <text:list-item>
          <text:p text:style-name="P209">A and B are connected to each other</text:p>
        </text:list-item>
      </text:list>
      <text:list xml:id="list71205901207345" text:continue-list="list71204831274110" text:style-name="Outline">
        <text:list-item>
          <text:list>
            <text:list-item>
              <text:list>
                <text:list-item>
                  <text:list>
                    <text:list-item>
                      <text:h text:style-name="Heading_20_4" text:outline-level="4">Orphan servers</text:h>
                    </text:list-item>
                  </text:list>
                </text:list-item>
              </text:list>
            </text:list-item>
          </text:list>
        </text:list-item>
      </text:list>
      <text:p text:style-name="P104"><text:span text:style-name="T98">A</text:span>s of JPPF 5.1, t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03"><text:soft-page-break/>To force a server to send jobs to their peers even when they don't have any node, for instance if you wish to set a server as a router to other servers, you can set the following property in its configuration:</text:p>
      <text:p text:style-name="P103"/>
      <text:p text:style-name="P116"># ingore the fact that peer servers may not have any node; default to false</text:p>
      <text:p text:style-name="Code_20_block">jppf.peer.allow.orphans = true</text:p>
      <text:list xml:id="list71204979367370" text:continue-numbering="true" text:style-name="Outline">
        <text:list-item>
          <text:list>
            <text:list-item>
              <text:list>
                <text:list-item>
                  <text:list>
                    <text:list-item>
                      <text:h text:style-name="Heading_20_4" text:outline-level="4">Configuring peer connections</text:h>
                    </text:list-item>
                  </text:list>
                </text:list-item>
              </text:list>
            </text:list-item>
          </text:list>
        </text:list-item>
      </text:list>
      <text:p text:style-name="Standard">There are 2 ways to define a connection from a server to other servers on the network:</text:p>
      <text:p text:style-name="Standard"/>
      <text:p text:style-name="P16">Using automatic discovery</text:p>
      <text:p text:style-name="Standard"/>
      <text:p text:style-name="Standard">In this scenario, we must enable the discovery of peer servers:</text:p>
      <text:p text:style-name="Standard"/>
      <text:p text:style-name="P116"># Enable or disable auto-discovery of other peer servers (defaults to false)</text:p>
      <text:p text:style-name="Code_20_block">jppf.peer.discovery.enabled = true</text:p>
      <text:p text:style-name="Standard"/>
      <text:p text:style-name="P14">For this to work, the server broadcast must be enabled on the peer server(s), and the properties defined in the previous <text:span text:style-name="T97">"</text:span><text:a xlink:type="simple" xlink:href="#1.4.2.Server discovery|outline" text:style-name="Internet_20_link" text:visited-style-name="Visited_20_Internet_20_Link"><text:span text:style-name="T97">server discovery</text:span></text:a><text:span text:style-name="T97">"</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6">Manual connection to peer servers</text:p>
      <text:p text:style-name="Standard"/>
      <text:p text:style-name="Standard">This will be best illustrated with an example configuration:</text:p>
      <text:p text:style-name="Standard"/>
      <text:p text:style-name="Code_20_block"><text:span text:style-name="T26"># define a space-separated list of peers to connect to</text:span><text:line-break/>jppf.peers = server_1 server_2<text:line-break/></text:p>
      <text:p text:style-name="P116"># connection to server_1</text:p>
      <text:p text:style-name="Code_20_block">jppf.peer.server_1.server.host = host_1<text:line-break/>jppf.peer.server_1.server.port = 11111<text:line-break/><text:span text:style-name="T26">#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6">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116"># enable auto-discovery of other peer servers</text:p>
      <text:p text:style-name="Code_20_block">jppf.peer.discovery.enabled = true</text:p>
      <text:p text:style-name="P116"># specifiy both discovery and manually configured drivers</text:p>
      <text:p text:style-name="Code_20_block">jppf.peerss = <text:span text:style-name="T12">jppf_discovery</text:span> server_1</text:p>
      <text:p text:style-name="P116"># connection to server_1</text:p>
      <text:p text:style-name="Code_20_block"><text:span text:style-name="T35">jppf.peer.server_1.server.host = host_1</text:span><text:span text:style-name="T26"><text:line-break/></text:span><text:span text:style-name="T35">jppf.peer.server_1.server.port = 11111</text:span></text:p>
      <text:list xml:id="list71206053833584"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116"># Enable or disable management of this server</text:p>
      <text:p text:style-name="Code_20_block">jppf.management.enabled = true</text:p>
      <text:p text:style-name="P1"/>
      <text:p text:style-name="P1"/>
      <text:p text:style-name="P204">When management is enabled, the following properties must be defined:</text:p>
      <text:p text:style-name="P1"/>
      <text:p text:style-name="P116"># JMX management host IP address. If not specified (recommended), the first non-local</text:p>
      <text:p text:style-name="P116"># IP address (i.e. neither 127.0.0.1 nor localhost) on this machine will be used.</text:p>
      <text:p text:style-name="Code_20_block"><text:span text:style-name="T26"># If no non-local IP is found, localhost will be used.</text:span><text:line-break/>jppf.management.host = localhost<text:line-break/><text:line-break/><text:span text:style-name="T26"># JMX management port, used by the remote JMX connector</text:span><text:line-break/>jppf.management.port = 11198</text:p>
      <text:p text:style-name="P1"/>
      <text:p text:style-name="P1">Let's see in more details the usage of each of these properties:</text:p>
      <text:p text:style-name="P1"/>
      <text:list xml:id="list71205967107107" text:continue-list="list71205261569907" text:style-name="List_20_1">
        <text:list-item>
          <text:p text:style-name="P214"><text:span text:style-name="T19">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214">j<text:span text:style-name="T19">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203">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71204346093963" text:continue-list="list71206053833584"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17">the</text:span> <text:a xlink:type="simple" xlink:href="http://www.jppf.org/doc/5.2/index.php?title=Extending_and_Customizing_JPPF" text:style-name="Internet_20_link" text:visited-style-name="Visited_20_Internet_20_Link"><text:span text:style-name="T12">Extending </text:span></text:a><text:a xlink:type="simple" xlink:href="http://www.jppf.org/doc/5.2/index.php?title=Extending_and_Customizing_JPPF" text:style-name="Internet_20_link" text:visited-style-name="Visited_20_Internet_20_Link"><text:span text:style-name="T18">and Customizing </text:span></text:a><text:a xlink:type="simple" xlink:href="http://www.jppf.org/doc/5.2/index.php?title=Extending_and_Customizing_JPPF" text:style-name="Internet_20_link" text:visited-style-name="Visited_20_Internet_20_Link"><text:span text:style-name="T12">JPPF</text:span></text:a> <text:span text:style-name="T117">section </text:span>of this manual. JPPF has predefined load-balancing algorithms to compute the distribution of tasks to the nodes, each with its own configuration parameters:</text:p>
      <text:p text:style-name="P1"/>
      <text:list xml:id="list71206103388507" text:continue-list="list71205967107107" text:style-name="List_20_1">
        <text:list-item>
          <text:p text:style-name="P214">“manual” : each bundle has a fixed number of tasks, meaning that each will receive at most this number of tasks</text:p>
        </text:list-item>
        <text:list-item>
          <text:p text:style-name="P214">“autotuned” : adaptive heuristic algorithm based on <text:span text:style-name="T119">a </text:span><text:a xlink:type="simple" xlink:href="https://en.wikipedia.org/wiki/Simulated_annealing" text:style-name="Internet_20_link" text:visited-style-name="Visited_20_Internet_20_Link"><text:span text:style-name="T119">simulated annealing</text:span></text:a><text:span text:style-name="T119"> technique</text:span></text:p>
        </text:list-item>
        <text:list-item>
          <text:p text:style-name="P214">“proportional” : an adaptive deterministic algorithm based on the contribution of each node to the overall mean task execution time</text:p>
        </text:list-item>
        <text:list-item>
          <text:p text:style-name="P214">“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214">“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223">For a detailed explanation of the load-balancing, its APIs and the predefined algorithms, please refer to the <text:a xlink:type="simple" xlink:href="http://www.jppf.org/doc/5.2/index.php?title=Load_Balancing" text:style-name="Internet_20_link" text:visited-style-name="Visited_20_Internet_20_Link"><text:span text:style-name="T12">Load Balancing</text:span></text:a> section of this manua<text:span text:style-name="T118">l</text:span>.</text:p>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42">profile</text:span> = &lt;profile_name&gt;</text:p>
      <text:p text:style-name="Code_20_block"/>
      <text:p text:style-name="P153">jppf.load.balancing.<text:span text:style-name="T42">profile</text:span>.&lt;profile_name&gt;.&lt;parameter_1&gt; = &lt;value_1&gt;</text:p>
      <text:p text:style-name="Code_20_block">...</text:p>
      <text:p text:style-name="P153">jppf.load.balancing.<text:span text:style-name="T42">profile</text:span>.&lt;profile_name&gt;.&lt;parameter_n&gt; = &lt;value_n&gt;</text:p>
      <text:p text:style-name="P1"/>
      <text:p text:style-name="P1"><text:soft-page-break/>Using this, you can define multiple profiles and easily switch from one to the other, by simple changing the value of <text:span text:style-name="Code_20_char">jppf.load.balancing.</text:span><text:span text:style-name="Code_20_char"><text:span text:style-name="T43">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17">“manual” algorithm</text:p>
      <text:p text:style-name="P1"/>
      <text:p text:style-name="Code_20_block"><text:span text:style-name="T26"># algorithm name</text:span><text:line-break/>jppf.load.balancing.algorithm = manual<text:line-break/><text:span text:style-name="T26"># name of the set of parameter values or profile for the algorithm</text:span><text:line-break/>jppf.load.balancing.<text:span text:style-name="T41">profile</text:span> = manual_profile<text:line-break/><text:span text:style-name="T26"># "manual" profile</text:span><text:line-break/>strategy.manual_profile.size = 1</text:p>
      <text:p text:style-name="P24"/>
      <text:p text:style-name="P19">“autotuned” algorithm</text:p>
      <text:p text:style-name="P24"/>
      <text:p text:style-name="P116"># algorithm name</text:p>
      <text:p text:style-name="Code_20_block">jppf.load.balancing.algorithm = autotuned</text:p>
      <text:p text:style-name="P116"># name of the set of parameter values or profile for the algorithm</text:p>
      <text:p text:style-name="Code_20_block">jppf.load.balancing.<text:span text:style-name="T41">profile</text:span> = autotuned_profile</text:p>
      <text:p text:style-name="Code_20_block"><text:span text:style-name="T26"># "autotuned" profile</text:span></text:p>
      <text:p text:style-name="P152">jppf.load.balancing.<text:span text:style-name="T41">profile</text:span>.autotuned_profile.size = 5</text:p>
      <text:p text:style-name="P152">jppf.load.balancing.<text:span text:style-name="T41">profile</text:span>.autotuned_profile.minSamplesToAnalyse = 100</text:p>
      <text:p text:style-name="P152">jppf.load.balancing.<text:span text:style-name="T41">profile</text:span>.autotuned_profile.minSamplesToCheckConvergence = 50</text:p>
      <text:p text:style-name="P152">jppf.load.balancing.<text:span text:style-name="T41">profile</text:span>.autotuned_profile.maxDeviation = 0.2</text:p>
      <text:p text:style-name="P152">jppf.load.balancing.<text:span text:style-name="T41">profile</text:span>.autotuned_profile.maxGuessToStable = 50</text:p>
      <text:p text:style-name="P152">jppf.load.balancing.<text:span text:style-name="T41">profile</text:span>.autotuned_profile.sizeRatioDeviation = 1.5</text:p>
      <text:p text:style-name="P152">jppf.load.balancing.<text:span text:style-name="T41">profile</text:span>.autotuned_profile.decreaseRatio = 0.2</text:p>
      <text:p text:style-name="P19"/>
      <text:p text:style-name="P19">“proportional” algorithm</text:p>
      <text:p text:style-name="P24"/>
      <text:p text:style-name="P116"># algorithm name</text:p>
      <text:p text:style-name="Code_20_block">jppf.load.balancing.algorithm = proportional</text:p>
      <text:p text:style-name="P116"># name of the set of parameter values or profile for the algorithm</text:p>
      <text:p text:style-name="Code_20_block">jppf.load.balancing.<text:span text:style-name="T41">profile</text:span> = proportional_profile</text:p>
      <text:p text:style-name="Code_20_block"><text:span text:style-name="T26"># "proportional" profile</text:span></text:p>
      <text:p text:style-name="P152">jppf.load.balancing.<text:span text:style-name="T41">profile</text:span>.proportional_profile.initialSize = 5</text:p>
      <text:p text:style-name="P152">jppf.load.balancing.<text:span text:style-name="T41">profile</text:span>.proportional_profile.performanceCacheSize = 1000</text:p>
      <text:p text:style-name="P152">jppf.load.balancing.<text:span text:style-name="T41">profile</text:span>.proportional_profile.proportionalityFactor = 1</text:p>
      <text:p text:style-name="P19"/>
      <text:p text:style-name="P19">“rl” algorithm</text:p>
      <text:p text:style-name="P24"/>
      <text:p text:style-name="P116"># algorithm name</text:p>
      <text:p text:style-name="Code_20_block">jppf.load.balancing.algorithm = rl</text:p>
      <text:p text:style-name="P116"># name of the set of parameter values or profile for the algorithm</text:p>
      <text:p text:style-name="Code_20_block">jppf.load.balancing.<text:span text:style-name="T41">profile</text:span> = rl_profile</text:p>
      <text:p text:style-name="Code_20_block"><text:span text:style-name="T26"># "rl" profile</text:span></text:p>
      <text:p text:style-name="P152">jppf.load.balancing.<text:span text:style-name="T41">profile</text:span>.rl_profile.performanceCacheSize = 3000</text:p>
      <text:p text:style-name="P152">jppf.load.balancing.<text:span text:style-name="T41">profile</text:span>.rl_profile.performanceVariationThreshold = 0.001</text:p>
      <text:p text:style-name="P44"/>
      <text:p text:style-name="P17">“nodethreads” algorithm</text:p>
      <text:p text:style-name="P1"/>
      <text:p text:style-name="Code_20_block"><text:span text:style-name="T26"># algorithm name</text:span><text:line-break/>jppf.load.balancing.algorithm = nodethreads<text:line-break/><text:span text:style-name="T26"># name of the set of parameter values or profile for the algorithm</text:span></text:p>
      <text:p text:style-name="Code_20_block">jppf.load.balancing.<text:span text:style-name="T41">profile</text:span> = nodethreads_profile</text:p>
      <text:p text:style-name="Code_20_block"><text:span text:style-name="T26"># means that multiplicator * nbThreads tasks will be sent to each node</text:span></text:p>
      <text:p text:style-name="P152">jppf.load.balancing.<text:span text:style-name="T41">profile</text:span>.nodethreads_profile.multiplicator = 1</text:p>
      <text:p text:style-name="P44"/>
      <text:list xml:id="list71206095961217" text:continue-list="list71204346093963" text:style-name="Outline">
        <text:list-item>
          <text:list>
            <text:list-item>
              <text:list>
                <text:list-item>
                  <text:h text:style-name="P243"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71205009985558" text:continue-list="list71206103388507" text:style-name="List_20_1">
        <text:list-item>
          <text:p text:style-name="P209">location of jppf configuration (<text:span text:style-name="Code_20_char">-Djppf.config</text:span> or <text:span text:style-name="Code_20_char">-Djppf.config.plugin</text:span>)</text:p>
        </text:list-item>
        <text:list-item>
          <text:p text:style-name="P209">current directory</text:p>
        </text:list-item>
        <text:list-item>
          <text:p text:style-name="P209">environment variables</text:p>
        </text:list-item>
        <text:list-item>
          <text:p text:style-name="P209">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71204789098435" text:continue-list="list71206095961217"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71205798346704" text:continue-list="list71205009985558" text:style-name="List_20_1">
        <text:list-item>
          <text:p text:style-name="P214">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214">for the same reason, the SSL configuration does not apply to a local node</text:p>
        </text:list-item>
      </text:list>
      <text:list xml:id="list71204188434550" text:continue-list="list71204789098435"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71204881061879" text:continue-list="list71205798346704" text:style-name="List_20_1">
        <text:list-item>
          <text:p text:style-name="P214">the node establishes a specific connection to the server, dedicated to failure detection</text:p>
        </text:list-item>
        <text:list-item>
          <text:p text:style-name="P214">at connection time, a handshake protocol takes place, where the node communicates a unique id (UUID) to the server, that can be correlated to other connections for this node (i.e. job server and distributed class loader)</text:p>
        </text:list-item>
        <text:list-item>
          <text:p text:style-name="P214">at regular intervals (heartbeats), the server will send a very short message to the node, which it expects the node to acknowledge by sending a short response of its own</text:p>
        </text:list-item>
        <text:list-item>
          <text:p text:style-name="P214">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204">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16"># Enable recovery from hardware failures on the nodes. Default<text:span text:style-name="T90">s</text:span> <text:span text:style-name="T90">to</text:span> false (disabled).</text:p>
      <text:p text:style-name="Code_20_block">jppf.recovery.enabled = false</text:p>
      <text:p text:style-name="P116"># Maximum number of attempts to get a response form the node before the</text:p>
      <text:p text:style-name="P116"># connection is considered broken. Default value is 3.</text:p>
      <text:p text:style-name="Code_20_block">jppf.recovery.max.retries = 3</text:p>
      <text:p text:style-name="P116"># Maximum time in milliseconds allowed for each attempt to get a response</text:p>
      <text:p text:style-name="P116"># from the node. Default value is 6000 (6 seconds).</text:p>
      <text:p text:style-name="Code_20_block">jppf.recovery.read.timeout = 3000</text:p>
      <text:p text:style-name="P116"># Dedicated port number for the detection of node failure. Default<text:span text:style-name="T90">s</text:span> <text:span text:style-name="T90">to</text:span> 22222.</text:p>
      <text:p text:style-name="Code_20_block">jppf.recovery.server.port = 22222</text:p>
      <text:p text:style-name="P138"># Interval in milliseconds between two runs of the connection reaper.</text:p>
      <text:p text:style-name="P138"># Default<text:span text:style-name="T90">s</text:span> <text:span text:style-name="T90">to</text:span> 60000 (1 minute).</text:p>
      <text:p text:style-name="Code_20_block">jppf.recovery.reaper.run.interval = 60000</text:p>
      <text:p text:style-name="P116"># Number of threads allocated to the reaper.</text:p>
      <text:p text:style-name="P116"># Default value is the number of available CPUs.</text:p>
      <text:p text:style-name="Code_20_block">jppf.recovery.reaper.pool.size = 8</text:p>
      <text:p text:style-name="Standard"/>
      <text:p text:style-name="P207"><text:span text:style-name="T23">Important note</text:span><text:span text:style-name="T56">: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4">serverReaperInterval &lt; nodeMaxRetries * nodeTimeout</text:span></text:span></text:p>
      <text:p text:style-name="P208">This rule applies between any server and node, as well as between any two servers if you enabled communication between servers in your configuration.</text:p>
      <text:p text:style-name="Standard"/>
      <text:p text:style-name="Standard"><text:span text:style-name="T19">Note</text:span>: <text:span text:style-name="T1">if server discovery is active for a node, then the port number specified for the driver will override the one specified in the node's configuration</text:span>.</text:p>
      <text:list xml:id="list71204755947912" text:continue-list="list71204188434550" text:style-name="Outline">
        <text:list-item>
          <text:list>
            <text:list-item>
              <text:list>
                <text:list-item>
                  <text:h text:style-name="Heading_20_3" text:outline-level="3">Parallel I/O</text:h>
                </text:list-item>
              </text:list>
            </text:list-item>
          </text:list>
        </text:list-item>
      </text:list>
      <text:p text:style-name="P1">The JPPF driver uses <text:span text:style-name="T57">several</text:span> pools of threads to perform network I/O with the nodes, <text:span text:style-name="T57">clients and other drivers</text:span> in parallel. There is a single configuration property that specifies the size of each of these pools:</text:p>
      <text:p text:style-name="P1"/>
      <text:p text:style-name="Code_20_block"><text:s text:c="2"/><text:span text:style-name="T52">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71204202830949" text:continue-numbering="true" text:style-name="Outline">
        <text:list-item>
          <text:list>
            <text:list-item>
              <text:list>
                <text:list-item>
                  <text:h text:style-name="P231" text:outline-level="3">Redirecting the console output</text:h>
                </text:list-item>
              </text:list>
            </text:list-item>
          </text:list>
        </text:list-item>
      </text:list>
      <text:p text:style-name="P88">In some situations, it might be desirable to redirect the standard and error output of the driver, that is, the output of System.out and System.err, to files. This can be accomplished with the following properties:</text:p>
      <text:p text:style-name="P1"/>
      <text:p text:style-name="P123"># file on the file system where System.out is redirected</text:p>
      <text:p text:style-name="P163">jppf.redirect.out = /some/path/someFile.out.log</text:p>
      <text:p text:style-name="P123"># whether to append to an existing file or to create a new one</text:p>
      <text:p text:style-name="P163">jppf.redirect.out.append = false</text:p>
      <text:p text:style-name="P163"/>
      <text:p text:style-name="P123"># file on the file system where System.err is redirected</text:p>
      <text:p text:style-name="P163">jppf.redirect.err = /some/path/someFile.err.log</text:p>
      <text:p text:style-name="P123"># whether to append to an existing file or to create a new one</text:p>
      <text:p text:style-name="P163">jppf.redirect.err.append = false</text:p>
      <text:p text:style-name="P60"/>
      <text:p text:style-name="P89">By default, a new file is created each time the driver is started, unless “jppf.redirect.out.append = true” or “jppf.redirect.err.append = true” are specified. If a file path is not specified, then the corresponding output is not redirected.</text:p>
      <text:list xml:id="list71204588027368" text:continue-numbering="true" text:style-name="Outline">
        <text:list-item>
          <text:list>
            <text:list-item>
              <text:list>
                <text:list-item>
                  <text:h text:style-name="P232" text:outline-level="3">Resolution of the <text:span text:style-name="T90">nodes</text:span> IP addresses</text:h>
                </text:list-item>
              </text:list>
            </text:list-item>
          </text:list>
        </text:list-item>
      </text:list>
      <text:p text:style-name="P97">You can switch on or off the DNS name resolution for the <text:span text:style-name="T90">nodes</text:span> connect<text:span text:style-name="T90">ing to this driver</text:span>, with the following property:</text:p>
      <text:p text:style-name="P97"/>
      <text:p text:style-name="P138"># whether to resolve the <text:span text:style-name="T90">nodes</text:span>' ip addresses into host names</text:p>
      <text:p text:style-name="P138"><text:span text:style-name="T89"># d</text:span>efaults to true (resolve the addresses)</text:p>
      <text:p text:style-name="P185">org.jppf.resolve.addresses = true</text:p>
      <text:p text:style-name="P97"/>
      <text:list xml:id="list71205025072470" text:continue-numbering="true" text:style-name="Outline">
        <text:list-item>
          <text:list>
            <text:list-item>
              <text:h text:style-name="P225"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6"># Enable or disable automatic discovery of JPPF drivers</text:span><text:line-break/>jppf.discovery.enabled = true</text:p>
      <text:p text:style-name="Code_20_block"/>
      <text:p text:style-name="Code_20_block"><text:span text:style-name="T26"># UDP multicast group to which drivers broadcast their connection parameters</text:span><text:line-break/>jppf.discovery.group = 230.0.0.1<text:line-break/><text:line-break/><text:span text:style-name="T26"># UDP multicast port to which drivers broadcast their connection parameters</text:span><text:line-break/>jppf.discovery.port = 11111</text:p>
      <text:p text:style-name="Code_20_block"/>
      <text:p text:style-name="Code_20_block"><text:span text:style-name="T26"># How long in milliseconds the node will attempt to automatically discover a driver</text:span><text:line-break/><text:span text:style-name="T26"># before falling back to the manual configuration parameters</text:span><text:line-break/>jppf.discovery.timeout = 5000</text:p>
      <text:p text:style-name="P116"># IPv4 address inclusion patterns</text:p>
      <text:p text:style-name="Code_20_block">jppf.discovery.include.ipv4 = </text:p>
      <text:p text:style-name="P116"># IPv4 address exclusion patterns</text:p>
      <text:p text:style-name="Code_20_block">jppf.discovery.exclude.ipv4 = </text:p>
      <text:p text:style-name="P116"># IPv6 address inclusion patterns</text:p>
      <text:p text:style-name="Code_20_block">jppf.discovery.include.ipv6 = </text:p>
      <text:p text:style-name="P116">#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82">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79">T</text:span>he IPv4 patterns <text:span text:style-name="T79">can be exppressed in either </text:span><text:a xlink:type="simple" xlink:href="http://en.wikipedia.org/wiki/Classless_Inter-Domain_Routing" text:style-name="Internet_20_link" text:visited-style-name="Visited_20_Internet_20_Link"><text:span text:style-name="T79">CIDR</text:span></text:a><text:span text:style-name="T79"> notation</text:span>, <text:span text:style-name="T79">or in a syntax defined in</text:span> the Javadoc for the class <text:a xlink:type="simple" xlink:href="http://www.jppf.org/javadoc/5.2/index.html?org/jppf/net/IPv4AddressPattern.html" text:style-name="Internet_20_link" text:visited-style-name="Visited_20_Internet_20_Link">IPv4AddressPattern</text:a>. <text:span text:style-name="T79">Similarly, IPv6 patterns can be expressd in </text:span><text:a xlink:type="simple" xlink:href="http://en.wikipedia.org/wiki/Classless_Inter-Domain_Routing" text:style-name="Internet_20_link" text:visited-style-name="Visited_20_Internet_20_Link"><text:span text:style-name="T79">CIDR</text:span></text:a><text:span text:style-name="T79"> notation or in a syntax defined in</text:span> <text:a xlink:type="simple" xlink:href="http://www.jppf.org/javadoc/5.2/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79">28</text:span>-</text:p>
      <text:p text:style-name="Standard"/>
      <text:p text:style-name="P83">The equivalent patterns in CIDR notation would be:</text:p>
      <text:p text:style-name="P83"/>
      <text:p text:style-name="P175">jppf.discovery.include.ipv4 = 192.168.1.<text:span text:style-name="T79">0/24</text:span></text:p>
      <text:p text:style-name="P175">jppf.discovery.exclude.ipv4 = 192.168.1.<text:span text:style-name="T80">128/25</text:span></text:p>
      <text:p text:style-name="P82"/>
      <text:p text:style-name="Standard">The inclusion pattern only allows IP addresses in the range 192.168.1.0 ... 192.168.1.255</text:p>
      <text:p text:style-name="Standard">The exclusion pattern filters out IP addresses in the range 192.168.1.1<text:span text:style-name="T79">28</text:span> ... 192.168.1.255</text:p>
      <text:p text:style-name="Standard">Thus, we actually defined a filter that only accepts addresses in the range 192.168.1.0 ... 192.168.1.1<text:span text:style-name="T79">27</text:span></text:p>
      <text:p text:style-name="Standard"/>
      <text:p text:style-name="Standard">Instead of these 2 patterns, we could have simply defined the following equivalent inclusion pattern:</text:p>
      <text:p text:style-name="Standard"/>
      <text:p text:style-name="P176">jppf.discovery.include.ipv4 = 192.168.1.-<text:span text:style-name="T79">127</text:span></text:p>
      <text:p text:style-name="P84"/>
      <text:p text:style-name="P86">or, in CIDR notation:</text:p>
      <text:p text:style-name="P86"/>
      <text:p text:style-name="P177">jppf.discovery.include.ipv4 = 192.168.1.0<text:span text:style-name="T79">/25</text:span></text:p>
      <text:p text:style-name="P85"/>
      <text:list xml:id="list71205232238949" text:continue-numbering="true" text:style-name="Outline">
        <text:list-item>
          <text:list>
            <text:list-item>
              <text:list>
                <text:list-item>
                  <text:h text:style-name="P243" text:outline-level="3"><text:bookmark-start text:name="__RefHeading__24354852"/>Manual <text:span text:style-name="T65">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116"># IP address or host name of the server</text:p>
      <text:p text:style-name="Code_20_block">jppf.server.host = my_host</text:p>
      <text:p text:style-name="P116"># JPPF server port</text:p>
      <text:p text:style-name="Code_20_block">jppf.server.port = 11111</text:p>
      <text:p text:style-name="Standard"/>
      <text:p text:style-name="P81">Not defining these properties is equivalent to assigning them their default value (i.e. “localhost” for the host address, 11111 <text:span text:style-name="T76">or 11143 </text:span>for the port number, <text:span text:style-name="T76">depending on whether SSL is disabled or enabled, respectively</text:span>).</text:p>
      <text:p text:style-name="P1"/>
      <text:list xml:id="list71204487049871"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116"># Enable or disable management of this node</text:p>
      <text:p text:style-name="Code_20_block">jppf.management.enabled = true</text:p>
      <text:p text:style-name="P1"/>
      <text:p text:style-name="P1">When management is enabled, the following properties must be defined:</text:p>
      <text:p text:style-name="P1"/>
      <text:p text:style-name="P116"># JMX management host IP address. If not specified (recommended), the first non-local</text:p>
      <text:p text:style-name="P116"># IP address (i.e. neither 127.0.0.1 nor localhost) on this machine will be used.</text:p>
      <text:p text:style-name="Code_20_block"><text:span text:style-name="T26"># If no non-local IP is found, localhost will be used.</text:span><text:line-break/>jppf.management.host = localhost<text:line-break/><text:line-break/><text:span text:style-name="T26"># JMX management port, used by the remote JMX connector</text:span><text:line-break/>jppf.<text:span text:style-name="T77">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9"><text:span text:style-name="T78">Note that, as of JPPF versions 4.1.2 and 4.2, the configuration property name for the management port has changed. If the new name is not specified, JPPF will still lookup the old name “</text:span><text:span text:style-name="Code_20_char"><text:span text:style-name="T78">jppf.management.port</text:span></text:span><text:span text:style-name="T78">” to ensure backward-compatibility for existing configuration files.</text:span></text:p>
      <text:list xml:id="list71205746729036" text:continue-numbering="true" text:style-name="Outline">
        <text:list-item>
          <text:list>
            <text:list-item>
              <text:list>
                <text:list-item>
                  <text:h text:style-name="Heading_20_3" text:outline-level="3"><text:bookmark-start text:name="__RefHeading__34101874"/>Interaction <text:span text:style-name="T74">between</text:span> <text:span text:style-name="T74">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4"/>
      <text:list xml:id="list71205490015051" text:continue-list="list71204881061879" text:style-name="List_20_1">
        <text:list-item>
          <text:p text:style-name="P220">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20">during this maximum time, it will make multiple attempts to connect to the same driver. This covers the case when the driver is restarted in the mean time.</text:p>
        </text:list-item>
        <text:list-item>
          <text:p text:style-name="P220">after this maximum time has elapsed, it will attempt to auto-discover another driver, during a maximum time, specified via the configuration property "<text:span text:style-name="Code_20_char">jppf.discovery.timeout</text:span>" (in milliseconds)</text:p>
        </text:list-item>
        <text:list-item>
          <text:p text:style-name="P220">if the node still fails to reconnect after this timeout has expired, it will fall back to the driver manually specified in the node's configuration file</text:p>
        </text:list-item>
        <text:list-item>
          <text:p text:style-name="P220">the cycle starts again</text:p>
        </text:list-item>
      </text:list>
      <text:list xml:id="list71205027342244" text:continue-list="list71205746729036" text:style-name="Outline">
        <text:list-item>
          <text:list>
            <text:list-item>
              <text:list>
                <text:list-item>
                  <text:h text:style-name="Heading_20_3" text:outline-level="3">Recovery from hardware failures</text:h>
                </text:list-item>
              </text:list>
            </text:list-item>
          </text:list>
        </text:list-item>
      </text:list>
      <text:p text:style-name="P24">The mechanism to recover from hardwaire failure has its counterpart on each node, which works as follows:</text:p>
      <text:p text:style-name="P24"/>
      <text:list xml:id="list71206163641351" text:continue-list="list71205490015051" text:style-name="List_20_1">
        <text:list-item>
          <text:p text:style-name="P214">the node establishes a specific connection to the server, dedicated to failure detection</text:p>
        </text:list-item>
        <text:list-item>
          <text:p text:style-name="P214">at connection time, a handshake takes place, where the node communicates a unique id (UUID) to the server</text:p>
        </text:list-item>
        <text:list-item>
          <text:p text:style-name="P214">the node will then attempt to get a message from the server (“check” message).</text:p>
        </text:list-item>
        <text:list-item>
          <text:p text:style-name="P214">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4"/>
      <text:p text:style-name="P24"><text:soft-page-break/>The following configuration properties are those required by the nodes' hardware failure recovery mechanism implemented by the server:</text:p>
      <text:p text:style-name="P24"/>
      <text:p text:style-name="P116"># Enable recovery from hardware failures on the node. Default is false (disabled).</text:p>
      <text:p text:style-name="Code_20_block">jppf.recovery.enabled = false</text:p>
      <text:p text:style-name="P116"># Dedicated port number for the detection of node failure, must be the same as</text:p>
      <text:p text:style-name="P116"># the value specified in the server configuration. Default value is 22222.</text:p>
      <text:p text:style-name="Code_20_block">jppf.recovery.server.port = 22222</text:p>
      <text:p text:style-name="P116"># Maximum number of attempts to get a message from the server before the</text:p>
      <text:p text:style-name="P116"># connection is considered broken. Default value is 2.</text:p>
      <text:p text:style-name="Code_20_block">jppf.recovery.max.retries = 2</text:p>
      <text:p text:style-name="P116"># Maximum time in milliseconds allowed for each attempt to get a message</text:p>
      <text:p text:style-name="P116"># from the server. Default value is 60000 (1 minute).</text:p>
      <text:p text:style-name="Code_20_block">jppf.recovery.read.timeout = 60000</text:p>
      <text:p text:style-name="Standard"/>
      <text:p text:style-name="P3"><text:span text:style-name="T23">Important note</text:span><text:span text:style-name="T56">: </text:span><text:span text:style-name="T3">given the implementation of this mechanism, you must be careful to keep some consistency between the server and node settings. As a general rule of thumb, the settings should always respect the following constraint:</text:span></text:p>
      <text:p text:style-name="P158"><text:span text:style-name="Code_20_char"><text:span text:style-name="T34">serverReaperInterval &lt; nodeMaxRetries * nodeTimeout</text:span></text:span></text:p>
      <text:p text:style-name="P91">This rule applies between any server and node, as well as between any two servers if you enabled communication between servers.</text:p>
      <text:p text:style-name="P21"/>
      <text:p text:style-name="Standard"><text:span text:style-name="T19">Note</text:span>: <text:span text:style-name="T1">if server discovery is active for a node, then the port number specified for the driver will override the one specified in the node's configuration</text:span>.</text:p>
      <text:list xml:id="list71204406663533" text:continue-list="list71205027342244" text:style-name="Outline">
        <text:list-item>
          <text:list>
            <text:list-item>
              <text:list>
                <text:list-item>
                  <text:h text:style-name="Heading_20_3" text:outline-level="3">Processing threads</text:h>
                </text:list-item>
              </text:list>
            </text:list-item>
          </text:list>
        </text:list-item>
      </text:list>
      <text:p text:style-name="P24">A node can process multiple tasks concurrently, using a pool of threads. The size of this pool is configured as follows:</text:p>
      <text:p text:style-name="P24"/>
      <text:p text:style-name="Code_20_block"><text:span text:style-name="T26"># number of threads running tasks in this node</text:span><text:line-break/><text:span text:style-name="T54">jppf.</text:span>processing.threads = 4</text:p>
      <text:p text:style-name="Standard"/>
      <text:p text:style-name="Standard">If this property is not defined, its value defaults to the number of processors or cores available to the JVM.</text:p>
      <text:list xml:id="list71205114585175" text:continue-numbering="true" text:style-name="Outline">
        <text:list-item>
          <text:list>
            <text:list-item>
              <text:list>
                <text:list-item>
                  <text:h text:style-name="Heading_20_3" text:outline-level="3">Node process configuration</text:h>
                </text:list-item>
              </text:list>
            </text:list-item>
          </text:list>
        </text:list-item>
      </text:list>
      <text:p text:style-name="P202">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71205338208903"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71204359486079" text:continue-list="list71206163641351" text:style-name="List_20_1">
        <text:list-item>
          <text:p text:style-name="P214">if too many classes are loaded, the space reserved to the class definitions (permanent generation in Oracle JDK) will fill up and cause an “OutOfMemoryError: PermGen space”</text:p>
        </text:list-item>
        <text:list-item>
          <text:p text:style-name="P214">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71206136482326" text:continue-list="list71205338208903" text:style-name="Outline">
        <text:list-item>
          <text:list>
            <text:list-item>
              <text:list>
                <text:list-item>
                  <text:h text:style-name="P233" text:outline-level="3"><text:soft-page-break/>Class loader resources cache</text:h>
                </text:list-item>
              </text:list>
            </text:list-item>
          </text:list>
        </text:list-item>
      </text:list>
      <text:p text:style-name="P2"><text:span text:style-name="T38">To avoid uncessary network round trips, the node class loaders can store locally the resources found in their extended classpath when one of their methods </text:span><text:span text:style-name="Code_20_char"><text:span text:style-name="T39">getResourceAsStream()</text:span></text:span><text:span text:style-name="T39">, </text:span><text:span text:style-name="Code_20_char"><text:span text:style-name="T39">getResource(),</text:span></text:span><text:span text:style-name="T39"> </text:span><text:span text:style-name="Code_20_char"><text:span text:style-name="T39">getResources()</text:span></text:span><text:span text:style-name="T39"> or </text:span><text:span text:style-name="Code_20_char"><text:span text:style-name="T40">getMultipleResources()</text:span></text:span><text:span text:style-name="T40"> is called. This cache is enabled by default and the type of storage and location of the file-persisted cache can be configured as follows:</text:span></text:p>
      <text:p text:style-name="P30"/>
      <text:p text:style-name="P159"><text:span text:style-name="T27"># </text:span><text:span text:style-name="T30">whether the resource cache is enabled, default</text:span><text:span text:style-name="T31">s</text:span><text:span text:style-name="T30"> to </text:span><text:span text:style-name="T31">'</text:span><text:span text:style-name="T30">true</text:span><text:span text:style-name="T31">'</text:span></text:p>
      <text:p text:style-name="P151">jppf.resource.cache.<text:span text:style-name="T58">enabled</text:span> = <text:span text:style-name="T58">true</text:span></text:p>
      <text:p text:style-name="P159"><text:span text:style-name="T27"># </text:span><text:span text:style-name="T28">type of storage: </text:span><text:span text:style-name="T27">either </text:span><text:span text:style-name="T30">'</text:span><text:span text:style-name="T27">file</text:span><text:span text:style-name="T30">'</text:span><text:span text:style-name="T27"> (the default) or </text:span><text:span text:style-name="T30">'</text:span><text:span text:style-name="T27">memory</text:span><text:span text:style-name="T30">'</text:span></text:p>
      <text:p text:style-name="P150">jppf.resource.cache.storage = file</text:p>
      <text:p text:style-name="P119"># root location of the file-persisted caches</text:p>
      <text:p text:style-name="P149">jppf.resource.cache.dir = some_directory</text:p>
      <text:p text:style-name="P30"/>
      <text:p text:style-name="P31">When “file” persistence is configured, the node will fall back to memory persistence if the resource cannot be saved to the file system for any reason. This could happen, for instance, when the file system runs out of space.</text:p>
      <text:p text:style-name="P31"/>
      <text:p text:style-name="P32">For more details, please refer to the “Class Loading In JPPF &gt; Local caching of network resources” section of this documentation.</text:p>
      <text:list xml:id="list71205993566434"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16">// permission to read, write, delete node log file in current directory</text:p>
      <text:p text:style-name="Code_20_block">permission java.io.FilePermission "${user.dir}/jppf-node.log", "read,write,delete";</text:p>
      <text:p text:style-name="P116">// permission to read all log4j system properties</text:p>
      <text:p text:style-name="Code_20_block">permission java.util.PropertyPermission "log4j.*", "read";</text:p>
      <text:p text:style-name="P116">//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16">#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71205401606889" text:continue-numbering="true" text:style-name="Outline">
        <text:list-item>
          <text:list>
            <text:list-item>
              <text:list>
                <text:list-item>
                  <text:h text:style-name="P234" text:outline-level="3">Offline mode</text:h>
                </text:list-item>
              </text:list>
            </text:list-item>
          </text:list>
        </text:list-item>
      </text:list>
      <text:p text:style-name="P41"><text:span text:style-name="T50">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4">Deployment </text:span><text:span text:style-name="T15">and run </text:span><text:span text:style-name="T14">modes &gt; Offline nodes</text:span><text:span text:style-name="T50">.</text:span></text:p>
      <text:p text:style-name="P43"/>
      <text:p text:style-name="P43">To turn on the offline mode:</text:p>
      <text:p text:style-name="P41"/>
      <text:p text:style-name="P122"># set the offline mode (false by default)</text:p>
      <text:p text:style-name="P162">jppf.node.offline = true</text:p>
      <text:p text:style-name="P42"/>
      <text:list xml:id="list71204860529049" text:continue-numbering="true" text:style-name="Outline">
        <text:list-item>
          <text:list>
            <text:list-item>
              <text:list>
                <text:list-item>
                  <text:h text:style-name="P245" text:outline-level="3">Redirecting the console output</text:h>
                </text:list-item>
              </text:list>
            </text:list-item>
          </text:list>
        </text:list-item>
      </text:list>
      <text:p text:style-name="P92">As for <text:s/>JPPF drivers, the output of System.out and System.err of a node can be redirected to files. This can be accomplished with the following properties:</text:p>
      <text:p text:style-name="P4"/>
      <text:p text:style-name="P124"># file on the file system where System.out is redirected</text:p>
      <text:p text:style-name="P164">jppf.redirect.out = /some/path/someFile.out.log</text:p>
      <text:p text:style-name="P124"># whether to append to an existing file or to create a new one</text:p>
      <text:p text:style-name="P164">jppf.redirect.out.append = false</text:p>
      <text:p text:style-name="P164"/>
      <text:p text:style-name="P124"># file on the file system where System.err is redirected</text:p>
      <text:p text:style-name="P164">jppf.redirect.err = /some/path/someFile.err.log</text:p>
      <text:p text:style-name="P124"># whether to append to an existing file or to create a new one</text:p>
      <text:p text:style-name="P164">jppf.redirect.err.append = false</text:p>
      <text:p text:style-name="P61"/>
      <text:p text:style-name="P90">By default, a new file is created each time the node is started, unless “jppf.redirect.out.append = true” or “jppf.redirect.err.append = true” are specified. If a file path is not specified, then the corresponding output is not redirected.</text:p>
      <text:list xml:id="list71205266682443" text:continue-numbering="true" text:style-name="Outline">
        <text:list-item>
          <text:list>
            <text:list-item>
              <text:list>
                <text:list-item>
                  <text:h text:style-name="Heading_20_3" text:outline-level="3">Specifying the path to the JVM</text:h>
                </text:list-item>
              </text:list>
            </text:list-item>
          </text:list>
        </text:list-item>
      </text:list>
      <text:p text:style-name="P112">It is possible to choose which JVM wil<text:span text:style-name="T111">l</text:span> run a node, by specifying the full path to the Java executable with the following property:</text:p>
      <text:p text:style-name="P112"/>
      <text:p text:style-name="P116"># <text:span text:style-name="T110">Full path to the java executable</text:span></text:p>
      <text:p text:style-name="P195">jppf.java.path = <text:span text:style-name="T110">&lt;path_to_</text:span>java_<text:span text:style-name="T110">executable&gt;</text:span></text:p>
      <text:p text:style-name="P147"># Linux example</text:p>
      <text:p text:style-name="P195">jppf.java.path = /<text:span text:style-name="T110">opt/jdk1.8.0/bin/java</text:span></text:p>
      <text:p text:style-name="P147"># Windows example</text:p>
      <text:p text:style-name="P196">jppf.java.path = C:/java/jdk1.7.0/bin/java.exe</text:p>
      <text:p text:style-name="P90"/>
      <text:p text:style-name="P113">This property is used in several situations:</text:p>
      <text:p text:style-name="P113"/>
      <text:list xml:id="list71204304801271" text:continue-list="list71204359486079" text:style-name="List_20_1">
        <text:list-item>
          <text:p text:style-name="P221">by the shell script from the node distribution that launches the node (startNode.sh or startNode.bat)</text:p>
        </text:list-item>
        <text:list-item>
          <text:p text:style-name="P221">by slave nodes when the property is specified as a configuration override, allowing to start a slave node with a different JVM than its master's</text:p>
        </text:list-item>
        <text:list-item>
          <text:p text:style-name="P221">when a node is restarted with one of the <text:a xlink:type="simple" xlink:href="http://www.jppf.org/javadoc/5.2/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p text:style-name="P113"/>
      <text:p text:style-name="P113"/>
      <text:list xml:id="list71205677232965" text:continue-list="list71205266682443" text:style-name="Outline">
        <text:list-item>
          <text:list>
            <text:list-item>
              <text:h text:style-name="P225" text:outline-level="2">Client and administration console configuration</text:h>
              <text:list>
                <text:list-item>
                  <text:h text:style-name="Heading_20_3" text:outline-level="3">Server discovery <text:span text:style-name="T83">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6"># Enable or disable automatic discovery of JPPF drivers</text:span><text:line-break/>jppf.discovery.enabled = true</text:p>
      <text:p text:style-name="P171"><text:span text:style-name="T26"># UDP multicast group to which drivers broadcast their connection parameters</text:span><text:line-break/>jppf.discovery.group = 230.0.0.1<text:line-break/><text:span text:style-name="T26"># UDP multicast port to which drivers broadcast their connection parameters</text:span><text:line-break/>jppf.discovery.port = 11111</text:p>
      <text:p text:style-name="P116"/>
      <text:p text:style-name="P116"># IPv4 address inclusion patterns</text:p>
      <text:p text:style-name="Code_20_block">jppf.discovery.include.ipv4 = </text:p>
      <text:p text:style-name="P116"># IPv4 address exclusion patterns</text:p>
      <text:p text:style-name="Code_20_block">jppf.discovery.exclude.ipv4 = </text:p>
      <text:p text:style-name="P116"># IPv6 address inclusion patterns</text:p>
      <text:p text:style-name="Code_20_block">jppf.discovery.include.ipv6 = </text:p>
      <text:p text:style-name="P116">#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71">The JPPF</text:span> client <text:span text:style-name="T71">will manage</text:span> <text:span text:style-name="T71">a pool of</text:span> connections to each discovered server, <text:span text:style-name="T71">which</text:span> can be used for concurrent job submissions. The size of the connection pools is configured with the following property:</text:p>
      <text:p text:style-name="Standard"/>
      <text:p text:style-name="P116"># connection pool size for each discovered server; defaults to 1 (single connection)</text:p>
      <text:p text:style-name="Code_20_block">jppf.pool.size = 5</text:p>
      <text:p text:style-name="Standard"/>
      <text:p text:style-name="P1">Each server connection has an assigned name, following the pattern: “<text:span text:style-name="T71">jppf_discovery</text:span>-&lt;n&gt;-&lt;p&gt;”, where n is a driver number, in order of discovery, and p is the connection number, if the defined connection pool size is greater than 1. For instance, if we defined <text:span text:style-name="Code_20_char">jppf.pool.size = 2</text:span>, <text:span text:style-name="T73">then </text:span>the first discovered driver will have 2 connections named “<text:span text:style-name="T71">jppf_discovery</text:span>-1-1” and “<text:span text:style-name="T71">jppf_discovery</text:span>-1-2”</text:p>
      <text:p text:style-name="Standard"/>
      <text:p text:style-name="P77">Each connection pool has an associated pool of JMX connections, whose size is independently configured as follows:</text:p>
      <text:p text:style-name="P77"/>
      <text:p text:style-name="P129"># JMX connection pool size, defaults to 1</text:p>
      <text:p text:style-name="P172">jppf.jmx.pool.size = 1</text:p>
      <text:p text:style-name="Standard"/>
      <text:p text:style-name="Standard">The inclusion and exclusion pattern definitions work exactly in the same way as for the node configuration. Please refer to <text:span text:style-name="T81">the </text:span><text:a xlink:type="simple" xlink:href="#1.5.Node configuration|outline" text:style-name="Internet_20_link" text:visited-style-name="Visited_20_Internet_20_Link"><text:span text:style-name="T81">node's configuration of server discovery</text:span></text:a> <text:span text:style-name="T81">f</text:span>or more details.</text:p>
      <text:p text:style-name="Standard"/>
      <text:p text:style-name="P7"><text:span text:style-name="T64">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4">manual network configuration</text:span></text:a><text:span text:style-name="T64">:</text:span></text:p>
      <text:p text:style-name="P68"/>
      <text:p text:style-name="P126"># priority assigned to all auto-discovered connections; defaults to 0</text:p>
      <text:p text:style-name="P126"># this is equivalent to "&lt;driver_name&gt;.jppf.priority" in manual network configuration</text:p>
      <text:p text:style-name="P166">jppf.discovery.priority = 10</text:p>
      <text:p text:style-name="P26"/>
      <text:p text:style-name="P1">Additionally, <text:span text:style-name="T64">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16"># enable or disable multiple network interfaces for each driver</text:p>
      <text:p text:style-name="Code_20_block">jppf.pool.acceptMultipleInterfaces = false</text:p>
      <text:p text:style-name="Standard"/>
      <text:p text:style-name="P1">This property <text:span text:style-name="T72">defaults to</text:span> <text:span text:style-name="Code_20_char">false</text:span>, meaning that only the first discovered interface for a driver will be taken into account.</text:p>
      <text:p text:style-name="P1"/>
      <text:list xml:id="list71204441058769" text:continue-numbering="true" text:style-name="Outline">
        <text:list-item>
          <text:list>
            <text:list-item>
              <text:list>
                <text:list-item>
                  <text:h text:style-name="P24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116"># space-separated list of drivers this client may connect to</text:p>
      <text:p text:style-name="Code_20_block"><text:span text:style-name="T26"># defaults to “default-driver”</text:span><text:line-break/>jppf.drivers = driver-1 driver-2</text:p>
      <text:p text:style-name="Standard"/>
      <text:p text:style-name="Standard">Then for each driver, we will define the connection and behavior attributes, including:</text:p>
      <text:p text:style-name="Standard"/>
      <text:p text:style-name="P16">Connection to the JPPF server</text:p>
      <text:p text:style-name="Standard"/>
      <text:p text:style-name="Code_20_block"><text:span text:style-name="T26"># host name, or ip address, of the host the JPPF driver is running on</text:span><text:line-break/>driver-1.jppf.server.host = localhost<text:line-break/><text:span text:style-name="T26">#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6">Connection pool size</text:p>
      <text:p text:style-name="Standard"/>
      <text:p text:style-name="P116">#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93">As for automatic server discovery, each connection pool has an associated pool of JMX connections, whose size is independently configured as follows:</text:p>
      <text:p text:style-name="P78"/>
      <text:p text:style-name="P130"># JMX connection pool size, defaults to 1</text:p>
      <text:p text:style-name="P184">driver-1.jppf.jmx.pool.size = 1</text:p>
      <text:p text:style-name="P18"/>
      <text:p text:style-name="P17">Priority</text:p>
      <text:p text:style-name="Standard"/>
      <text:p text:style-name="P116"># assigned driver priority</text:p>
      <text:p text:style-name="Code_20_block">driver-1.<text:span text:style-name="T55">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8"/>
      <text:p text:style-name="P16">Connection to the management server</text:p>
      <text:p text:style-name="Standard"/>
      <text:p text:style-name="P116"># management port for this driver</text:p>
      <text:p text:style-name="Code_20_block">driver-1.jppf.management.port = 11198</text:p>
      <text:p text:style-name="Standard"/>
      <text:p text:style-name="P6">This will allow direct access to the driver's JMX server using the client APIs, unless the client configuration property <text:span text:style-name="Code_20_char">jppf.management.enabled</text:span> is set to <text:span text:style-name="Code_20_char">false</text:span>.</text:p>
      <text:p text:style-name="P6"/>
      <text:p text:style-name="P94">Note that this property is optional, since the JPPF client fetches it from the JPPF driver during the communication handshake. It is thus recommended to leave it unspecified.</text:p>
      <text:list xml:id="list71204958979214"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116"># enable discovery</text:p>
      <text:p text:style-name="Code_20_block">jppf.discovery.enabled = true</text:p>
      <text:p text:style-name="P116"># specifiy both discovery and manually configured drivers</text:p>
      <text:p text:style-name="Code_20_block">jppf.drivers = <text:span text:style-name="T12">jppf_discovery</text:span> driver-1</text:p>
      <text:p text:style-name="P116"># host for this driver</text:p>
      <text:p text:style-name="Code_20_block">driver-1.jppf.server.host = my_host</text:p>
      <text:p text:style-name="P116"># port for this driver</text:p>
      <text:p text:style-name="Code_20_block">driver-1.jppf.server.port = 11111</text:p>
      <text:list xml:id="list71205897463218"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1">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71206214253764"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7">t</text:span> can also be used for local testing and debugging before <text:span text:style-name="T47">going “live”</text:span>.</text:p>
      <text:p text:style-name="P1"/>
      <text:p text:style-name="P1">Local execution is disabled by default. To enable it, set the following configuration property:</text:p>
      <text:p text:style-name="P1"/>
      <text:p text:style-name="Code_20_block"><text:span text:style-name="T26"># enable local job execution; defaults to false</text:span><text:line-break/>jppf.local.execution.enabled = true</text:p>
      <text:p text:style-name="P24"/>
      <text:p text:style-name="P24">Local execution uses a pool of threads, whose size is configured as follows:</text:p>
      <text:p text:style-name="P24"/>
      <text:p text:style-name="Code_20_block"><text:span text:style-name="T26"># number of threads to use for local execution</text:span><text:line-break/><text:span text:style-name="T26"># the default value is the number of CPUs or cores available to the JVM</text:span><text:line-break/>jppf.local.execution.threads = 4</text:p>
      <text:p text:style-name="P24"/>
      <text:p text:style-name="P25"><text:span text:style-name="T63">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3">manual network configuration</text:span></text:a><text:span text:style-name="T63">:</text:span></text:p>
      <text:p text:style-name="P67"/>
      <text:p text:style-name="P125"># priority assigned to the local executor; defaults to 0</text:p>
      <text:p text:style-name="P125"># this is equivalent to "&lt;driver_name&gt;.jppf.priority" in manual network configuration</text:p>
      <text:p text:style-name="P165">jppf.local.execution.priority = 10</text:p>
      <text:p text:style-name="P24"/>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116"># enable remote job execution; defaults to true</text:p>
      <text:p text:style-name="Code_20_block">jppf.remote.execution.enabled = false</text:p>
      <text:p text:style-name="Standard"/>
      <text:list xml:id="list71204895902705" text:continue-numbering="true" text:style-name="Outline">
        <text:list-item>
          <text:list>
            <text:list-item>
              <text:list>
                <text:list-item>
                  <text:h text:style-name="P24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16"># name of the load balancing algorithm</text:p>
      <text:p text:style-name="Code_20_block">jppf.load.balancing.algorithm = <text:span text:style-name="T87">manual</text:span></text:p>
      <text:p text:style-name="P116"># name of the set of parameter values (aka profile) to use for the algorithm</text:p>
      <text:p text:style-name="Code_20_block">jppf.load.balancing.<text:span text:style-name="T48">profile</text:span> = <text:span text:style-name="T86">jppf</text:span></text:p>
      <text:p text:style-name="P116"># "<text:span text:style-name="T88">jppf</text:span>" profile</text:p>
      <text:p text:style-name="P156">jppf.load.balancing.<text:span text:style-name="T48">profile</text:span>.<text:span text:style-name="T86">jppf</text:span>.<text:span text:style-name="T86">s</text:span>ize = <text:span text:style-name="T86">1000000</text:span></text:p>
      <text:p text:style-name="P87"/>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71205695788810"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6">You can switch on or off the DNS name resolution for the drivers a client connects, with the following property:</text:p>
      <text:p text:style-name="P96"/>
      <text:p text:style-name="P139"># whether to resolve the drivers' ip addresses into host names</text:p>
      <text:p text:style-name="P139"><text:span text:style-name="T89"># d</text:span>efaults to true (resolve the addresses)</text:p>
      <text:p text:style-name="Code_20_block">org.jppf.resolve.addresses = true</text:p>
      <text:list xml:id="list71205124241442" text:continue-numbering="true" text:style-name="Outline">
        <text:list-item>
          <text:list>
            <text:list-item>
              <text:list>
                <text:list-item>
                  <text:h text:style-name="P235" text:outline-level="3">UI refresh intervals in the administration tool</text:h>
                </text:list-item>
              </text:list>
            </text:list-item>
          </text:list>
        </text:list-item>
      </text:list>
      <text:p text:style-name="P76">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6"/>
      <text:p text:style-name="P128"># refresh interval for the statistcs panel in millis; defaults to 1000</text:p>
      <text:p text:style-name="P128"># this is the interval between 2 succesive stats requests to a driver via JMX</text:p>
      <text:p text:style-name="P169">jppf.admin.refresh.interval.stats = 1000</text:p>
      <text:p text:style-name="P169"/>
      <text:p text:style-name="P128"># refresh interval in millis for the topology panels: tree view and graph view</text:p>
      <text:p text:style-name="P128"># this is the interval between 2 successive runs of the task that refreshes the</text:p>
      <text:p text:style-name="P128"># topology via JMX requests; defaults to 1000</text:p>
      <text:p text:style-name="P169">jppf.admin.refresh.interval.topology = 1000</text:p>
      <text:p text:style-name="P169"/>
      <text:p text:style-name="P128"># refresh interval for the JVM health panel in millis; defaults to <text:span text:style-name="T85">1</text:span>000</text:p>
      <text:p text:style-name="P128"># this is the interval between 2 successive runs of the task that refreshes</text:p>
      <text:p text:style-name="P128"># the JVM health via JMX requests</text:p>
      <text:p text:style-name="P169">jppf.admin.refresh.interval.health = <text:span text:style-name="T85">1</text:span>000</text:p>
      <text:p text:style-name="P169"/>
      <text:p text:style-name="P143"># UI refresh interval for the job data panel in ms. Its meaning depends on the</text:p>
      <text:p text:style-name="P143"># publish mode specified with property "jppf.gui.publish.mode" (see below):</text:p>
      <text:p text:style-name="P143"># - in "immediate_notifications" mode, this is not used</text:p>
      <text:p text:style-name="P143"># - in "deferred_notifications" mode, this is the interval between 2 publications</text:p>
      <text:p text:style-name="P143"># <text:s text:c="2"/>of updates as job monitoring events</text:p>
      <text:p text:style-name="P143"># - in "polling" mode this is the interval between 2 polls of each driver</text:p>
      <text:p text:style-name="P189">jppf.gui.publish.period = 1000</text:p>
      <text:p text:style-name="P170"/>
      <text:p text:style-name="P143"># UI refresh mode for the job data panel. The possible values are:</text:p>
      <text:p text:style-name="P143"># - polling: the job data is polled at regular intervals and updates to the view are</text:p>
      <text:p text:style-name="P143"># <text:s text:c="2"/>computed as the differences with the previous poll. This mode generates less network</text:p>
      <text:p text:style-name="P143"># <text:s text:c="2"/>traffic than the other modes, but some updates, possibly entire jobs, may be missed</text:p>
      <text:p text:style-name="P143"># - deferred_notifications: updates are received as jmx notifications and published at</text:p>
      <text:p text:style-name="P144"># <text:s text:c="2"/>regular intervals, possibly aggregated in the interval. This mode provides a more</text:p>
      <text:p text:style-name="P145"># <text:s text:c="2"/>accurate view of the jobs life cycle, at the cost of increased network traffic</text:p>
      <text:p text:style-name="P144"># - immediate_notifications: updates are received as jmx notifications and are all</text:p>
      <text:p text:style-name="P145"># <text:s text:c="2"/>published immediately as job monitoring events, which are pushed to the UI. In this</text:p>
      <text:p text:style-name="P145"># <text:s text:c="2"/>mode, no event is missed, however this causes higher cpu and memory consumption</text:p>
      <text:p text:style-name="P143"># The default value is immediate_notifications</text:p>
      <text:p text:style-name="P189">jppf.gui.publish.mode = immediate_notifications</text:p>
      <text:p text:style-name="P76"/>
      <text:list xml:id="list71205809685795" text:continue-numbering="true" text:style-name="Outline">
        <text:list-item>
          <text:list>
            <text:list-item>
              <text:list>
                <text:list-item>
                  <text:h text:style-name="P243" text:outline-level="3">Customizing the administration console's splash screen</text:h>
                </text:list-item>
              </text:list>
            </text:list-item>
          </text:list>
        </text:list-item>
      </text:list>
      <text:p text:style-name="P114">At startup, the administration console displays a splash screen made of a sequence of rolling images with a fixed text at the center. The splash screen can now be customized with the following properties:</text:p>
      <text:p text:style-name="P114"/>
      <text:p text:style-name="P116"># Whether to display the animated splash screen at console startup, defaults to false</text:p>
      <text:p text:style-name="Code_20_block">jppf.ui.splash = true</text:p>
      <text:p text:style-name="P116"># The fixed text displayed at center of the window</text:p>
      <text:p text:style-name="Code_20_block">jppf.ui.splash.message = The JPPF Admin Console is starting ...</text:p>
      <text:p text:style-name="P116"># <text:span text:style-name="T112">One or more </text:span>paths to the images displayed in a rolling sequence (like a slide show)</text:p>
      <text:p text:style-name="P116"># <text:span text:style-name="T112">The </text:span>images may be either in the file system or in the classpath <text:span text:style-name="T112">and are separated with # '|' (pipe) characters</text:span></text:p>
      <text:p text:style-name="Code_20_block">jppf.ui.splash.images = image_path_1 | ... | image_path_N</text:p>
      <text:p text:style-name="P116"># interval between images in milliseconds</text:p>
      <text:p text:style-name="Code_20_block">jppf.ui.splash.delay = <text:span text:style-name="T113">5</text:span>00</text:p>
      <text:p text:style-name="P76"/>
      <text:p text:style-name="P76"/>
      <text:list xml:id="list71205126545920" text:continue-numbering="true" text:style-name="Outline">
        <text:list-item>
          <text:list>
            <text:list-item>
              <text:h text:style-name="P227" text:outline-level="2">Common configuration properties</text:h>
              <text:list>
                <text:list-item>
                  <text:h text:style-name="P236"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16"># Enable or disable the lookup of classpath resources in the file system</text:p>
      <text:p text:style-name="Code_20_block">jppf.classloader.file.lookup = true</text:p>
      <text:p text:style-name="P98"/>
      <text:p text:style-name="P98">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71204614071399" text:continue-numbering="true" text:style-name="Outline">
        <text:list-item>
          <text:list>
            <text:list-item>
              <text:list>
                <text:list-item>
                  <text:h text:style-name="P237" text:outline-level="3"><text:span text:style-name="T74">Socket connections r</text:span>ecovery and failover</text:h>
                </text:list-item>
              </text:list>
            </text:list-item>
          </text:list>
        </text:list-item>
      </text:list>
      <text:p text:style-name="P8">When the connection to a server is interrupted, the node, <text:span text:style-name="T75">client or peer servr</text:span> will automatically attempt, for a given length of time, and at regular intervals, to reconnect to the same server. These properties are configured as follows, with their default values:</text:p>
      <text:p text:style-name="P8"/>
      <text:p text:style-name="P173"><text:span text:style-name="T26"># number of seconds before the first reconnection attempt</text:span><text:line-break/><text:span text:style-name="T53">jppf.</text:span>reconnect.initial.delay = <text:span text:style-name="T96">0</text:span><text:line-break/><text:span text:style-name="T26"># time after which the system stops trying to reconnect, in seconds</text:span><text:line-break/><text:span text:style-name="T26"># a value of zero or less means it never stops</text:span></text:p>
      <text:p text:style-name="P173"><text:span text:style-name="T53">jppf.</text:span>reconnect.max.time = 60<text:line-break/><text:span text:style-name="T26"># time between two connection attempts, in seconds</text:span><text:line-break/><text:span text:style-name="T53">jppf.</text:span>reconnect.interval = 1</text:p>
      <text:p text:style-name="P27"/>
      <text:p text:style-name="P80">With these values, we have configured the recovery mechanism such that it will attempt to reconnect to the server after a <text:span text:style-name="T96">0</text:span> second delay, for 60 seconds and with connection attemps at 1 second intervals.</text:p>
      <text:list xml:id="list71205357267462" text:continue-numbering="true" text:style-name="Outline">
        <text:list-item>
          <text:list>
            <text:list-item>
              <text:list>
                <text:list-item>
                  <text:h text:style-name="P238" text:outline-level="3">JMX requests timeout</text:h>
                </text:list-item>
              </text:list>
            </text:list-item>
          </text:list>
        </text:list-item>
      </text:list>
      <text:p text:style-name="P102">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2"/>
      <text:p text:style-name="P142"># Timeout in millis for JMX requests. Defaults to Long.MAX_VALUE (2^63 - 1)</text:p>
      <text:p text:style-name="P188">jppf.jmx.request.timeout = $script{ java.lang.Long.MAX_VALUE }$</text:p>
      <text:list xml:id="list71205013734343" text:continue-numbering="true" text:style-name="Outline">
        <text:list-item>
          <text:list>
            <text:list-item>
              <text:list>
                <text:list-item>
                  <text:h text:style-name="P239" text:outline-level="3">Global performance tuning parameters</text:h>
                </text:list-item>
              </text:list>
            </text:list-item>
          </text:list>
        </text:list-item>
      </text:list>
      <text:p text:style-name="P79">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9"/>
      <text:p text:style-name="P131"># Size of send and receive buffer for socket connections</text:p>
      <text:p text:style-name="P131"># Defaults to 32768 and must be in range [1024, 1024*1024]</text:p>
      <text:p text:style-name="P174">jppf.socket.buffer.size = 65536</text:p>
      <text:p text:style-name="P131"/>
      <text:p text:style-name="P131"># Size of temporary buffers (including direct buffers) used in I/O transfers</text:p>
      <text:p text:style-name="P131"># Defaults to 32768 and must be in range [1024, 1024*1024]</text:p>
      <text:p text:style-name="P174">jppf.temp.buffer.size = 12288</text:p>
      <text:p text:style-name="P132"/>
      <text:p text:style-name="P134"># Maximum size of temporary buffers pool (excluding direct buffers).# When this size</text:p>
      <text:p text:style-name="P134"># is reached, new buffers are still created, but not released into the pool, so they</text:p>
      <text:p text:style-name="P134"># can be quickly garbage-collected.</text:p>
      <text:p text:style-name="P134"># The size of each buffer is defined with ${jppf.temp.buffer.size}</text:p>
      <text:p text:style-name="P133"># Defaults to 10 and must be in range [1, 2048]</text:p>
      <text:p text:style-name="P174">jppf.temp.buffer.pool.size = 200</text:p>
      <text:p text:style-name="P131"/>
      <text:p text:style-name="P131"># Size of temporary buffer pool for reading lengths as ints (size of each buffer is 4)</text:p>
      <text:p text:style-name="P131"># Defaults to 100 and must be in range [1, 2048]</text:p>
      <text:p text:style-name="P174">jppf.length.buffer.pool.size = 100</text:p>
      <text:p text:style-name="P79"/>
      <text:p text:style-name="P79"/>
      <text:list xml:id="list71205218041376" text:continue-numbering="true" text:style-name="Outline">
        <text:list-item>
          <text:list>
            <text:list-item>
              <text:h text:style-name="P228" text:outline-level="2">Putting it all together</text:h>
            </text:list-item>
          </text:list>
        </text:list-item>
      </text:list>
      <text:p text:style-name="P62"/>
      <text:p text:style-name="P5"><text:span text:style-name="T62">After seeing all the configuration details for the JPPF components, we would like to take a step back and have a look at the big picture of what the configuration is about: </text:span><text:span text:style-name="T17">defining a JPPF grid topology the way we want it</text:span><text:span text:style-name="T62">.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71206021641932" text:continue-numbering="true" text:style-name="Outline">
        <text:list-item>
          <text:list>
            <text:list-item>
              <text:list>
                <text:list-item>
                  <text:h text:style-name="P240" text:outline-level="3">Defining a topology</text:h>
                </text:list-item>
              </text:list>
            </text:list-item>
          </text:list>
        </text:list-item>
      </text:list>
      <text:p text:style-name="P63">Here is the JPPF topology we want to achieve:</text:p>
      <text:p text:style-name="P63"/>
      <text:p text:style-name="P63"><draw:frame draw:style-name="fr1" draw:name="graphics3" text:anchor-type="as-char" svg:width="11.271cm" svg:height="6.244cm" draw:z-index="2"><draw:image xlink:href="Pictures/10000000000001AA000000EC0CBA7B7DD6CBA774.gif" xlink:type="simple" xlink:show="embed" xlink:actuate="onLoad"/></draw:frame></text:p>
      <text:p text:style-name="P63">Let's state plainly the components involved and their relationships:</text:p>
      <text:list xml:id="list71204274773340" text:continue-list="list71204304801271" text:style-name="List_20_1">
        <text:list-item>
          <text:p text:style-name="P222">there are one client, two servers (server1 and server2) and two nodes (node1 and node2)</text:p>
        </text:list-item>
        <text:list-item>
          <text:p text:style-name="P222">the client is connected to both servers</text:p>
        </text:list-item>
        <text:list-item>
          <text:p text:style-name="P222">each server is connected to the other server</text:p>
        </text:list-item>
        <text:list-item>
          <text:p text:style-name="P222">node1 is connected to server1</text:p>
        </text:list-item>
        <text:list-item>
          <text:p text:style-name="P222">node2 is connected to server2</text:p>
        </text:list-item>
      </text:list>
      <text:p text:style-name="P63"/>
      <text:p text:style-name="P64">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71206220105618" text:continue-list="list71206021641932" text:style-name="Outline">
        <text:list-item>
          <text:list>
            <text:list-item>
              <text:list>
                <text:list-item>
                  <text:h text:style-name="P241" text:outline-level="3">Automatic discovery of the topology</text:h>
                </text:list-item>
              </text:list>
            </text:list-item>
          </text:list>
        </text:list-item>
      </text:list>
      <text:p text:style-name="P64"><draw:frame draw:style-name="fr1" draw:name="graphics4" text:anchor-type="as-char" svg:width="16.484cm" svg:height="8.864cm" draw:z-index="4"><draw:image xlink:href="Pictures/100000000000026F0000014F833C5B14A5BEC3BC.gif" xlink:type="simple" xlink:show="embed" xlink:actuate="onLoad"/></draw:frame></text:p>
      <text:p text:style-name="P65">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5"/>
      <text:p text:style-name="P66">Also note that, if our topology only included server1, then no configuration property at all would be needed in the client, server1, node1 or node2. That is the power of automatic discovery in JPPF master/worker topologies.</text:p>
      <text:list xml:id="list71205337084417" text:continue-numbering="true" text:style-name="Outline">
        <text:list-item>
          <text:list>
            <text:list-item>
              <text:list>
                <text:list-item>
                  <text:h text:style-name="P242" text:outline-level="3">Manual configuration of the topology</text:h>
                </text:list-item>
              </text:list>
            </text:list-item>
          </text:list>
        </text:list-item>
      </text:list>
      <text:p text:style-name="P65"><draw:frame draw:style-name="fr1" draw:name="graphics5" text:anchor-type="as-char" svg:width="18.653cm" svg:height="13.229cm" draw:z-index="3"><draw:image xlink:href="Pictures/10000000000002C1000001F446187BD907E620C6.gif" xlink:type="simple" xlink:show="embed" xlink:actuate="onLoad"/></draw:frame></text:p>
      <text:p text:style-name="P65"/>
      <text:list xml:id="list71205103216583" text:continue-numbering="true" text:style-name="Outline">
        <text:list-item>
          <text:list>
            <text:list-item>
              <text:h text:style-name="P225" text:outline-level="2">Configuring SSL/TLS communications</text:h>
            </text:list-item>
          </text:list>
        </text:list-item>
      </text:list>
      <text:p text:style-name="P24"/>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71204831301756"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1"><text:span text:style-name="T83">There is a global property which applies to all drivers found via the </text:span><text:a xlink:type="simple" xlink:href="#1.6.1.Server discovery in the client|outline" text:style-name="Internet_20_link" text:visited-style-name="Visited_20_Internet_20_Link"><text:span text:style-name="T83">auto-discovery mechanism</text:span></text:a><text:span text:style-name="T83">:</text:span></text:p>
      <text:p text:style-name="P1"/>
      <text:p text:style-name="P116"># Enable SSL <text:span text:style-name="T83">for auto-dsicovered drivers</text:span>. Default value is false (disabled).</text:p>
      <text:p text:style-name="P116"># If enabled, only SSL/TLS connections are established.</text:p>
      <text:p text:style-name="Code_20_block">jppf.ssl.enabled = true</text:p>
      <text:p text:style-name="P1"/>
      <text:p text:style-name="P95">For drivers specified manually in the client configuration, SSL connectivity is specified individually:</text:p>
      <text:p text:style-name="P12"/>
      <text:p text:style-name="P136"># disable discovery</text:p>
      <text:p text:style-name="P179">jppf.discovery.enabled = false</text:p>
      <text:p text:style-name="P136"># mnaually specifiy two drivers</text:p>
      <text:p text:style-name="P179">jppf.drivers = driver1 driver2</text:p>
      <text:p text:style-name="P180"/>
      <text:p text:style-name="P137"># define secure connectivity to driver1</text:p>
      <text:p text:style-name="P179">driver1.jppf.server.host = secure_host</text:p>
      <text:p text:style-name="P179">driver1.jppf.server.port = 11443</text:p>
      <text:p text:style-name="P136"># secure connections are made to this driver</text:p>
      <text:p text:style-name="P181">driver1.jppf.ssl.enabled = true</text:p>
      <text:p text:style-name="P180"/>
      <text:p text:style-name="P137"># define non-secure connectivity to driver2</text:p>
      <text:p text:style-name="P179">driver2.jppf.server.host = non_secure_host</text:p>
      <text:p text:style-name="P179">driver2.jppf.server.port = 11111</text:p>
      <text:p text:style-name="P136"># the default value is false and needs not be specified</text:p>
      <text:p text:style-name="P136">#driver2.jppf.ssl.enabled = false</text:p>
      <text:list xml:id="list71205859315589" text:continue-numbering="true" text:style-name="Outline">
        <text:list-item>
          <text:list>
            <text:list-item>
              <text:list>
                <text:list-item>
                  <text:list>
                    <text:list-item>
                      <text:h text:style-name="P246" text:outline-level="4">In the nodes</text:h>
                    </text:list-item>
                  </text:list>
                </text:list-item>
              </text:list>
            </text:list-item>
          </text:list>
        </text:list-item>
      </text:list>
      <text:p text:style-name="P11">Nodes use either secure connections, or non-secure connections, but not both at the same time. Thus, this is determined from a single configuration property in their respective configuration file:</text:p>
      <text:p text:style-name="P11"/>
      <text:p text:style-name="P135"># Enable SSL. Default value is false (disabled).</text:p>
      <text:p text:style-name="P135"># If enabled, only SSL/TLS connections are established</text:p>
      <text:p text:style-name="P178">jppf.ssl.enabled = true</text:p>
      <text:p text:style-name="P11"/>
      <text:p text:style-name="P13">For a node, this also means that its embedded JMX server will only accept secure connections. <text:span text:style-name="T84">This has an impact on the driver configuration: since the driver connects to the node's JMX server, it will be considered a SSL </text:span><text:span text:style-name="T11">client</text:span><text:span text:style-name="T84"> from the JMX perspective. This means the driver will need to have the proper node certificate in its trust store.</text:span></text:p>
      <text:list xml:id="list71204383498267"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04"/>
      <text:p text:style-name="P116"># Port number to which the server listens for secure connections, defaults to 11443</text:p>
      <text:p text:style-name="P116"># A negative value indicates that no secure connection is accepted</text:p>
      <text:p text:style-name="Code_20_block">jppf.ssl.server.port = 11443</text:p>
      <text:p text:style-name="Code_20_block"/>
      <text:p text:style-name="P116"># toggle to enable secure connections to remote peer servers, defaults to false</text:p>
      <text:p text:style-name="Code_20_block">jppf.peer.ssl.enabled = true</text:p>
      <text:p text:style-name="Code_20_block"/>
      <text:p text:style-name="P116">#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16"># disable non-secure connections</text:p>
      <text:p text:style-name="Code_20_block">jppf.server.port = <text:span text:style-name="T19">-1</text:span></text:p>
      <text:p text:style-name="P116"># enable secure connections</text:p>
      <text:p text:style-name="Code_20_block">jppf.ssl.server.port = 11443</text:p>
      <text:p text:style-name="P1"/>
      <text:p text:style-name="P29">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16"># Enabling JMX via non-secure connections, defaults to true</text:p>
      <text:p text:style-name="Code_20_block">jppf.management.enabled = false</text:p>
      <text:p text:style-name="P116"># Enabling JMX via secure connections, defaults to false</text:p>
      <text:p text:style-name="Code_20_block">jppf.management.ssl.enabled = true</text:p>
      <text:p text:style-name="P116"># Secure JMX server port</text:p>
      <text:p text:style-name="Code_20_block">jppf.management.ssl.port = 11193</text:p>
      <text:list xml:id="list71205247730621"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71205264064785"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16">#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71205338172294"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16"># SSL configuration as an arbitrary source. Value is the fully qualified name</text:p>
      <text:p text:style-name="P116"># of an implementation of java.util.concurrent.Callable&lt;InputStream&gt; with optional</text:p>
      <text:p text:style-name="P116">#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javadoc/5.2/index.html?java/util/concurrent/Callable.html" text:style-name="Internet_20_link" text:visited-style-name="Visited_20_Internet_20_Link">Callable</text:a>&lt;<text:a xlink:type="simple" xlink:href="http://docs.oracle.com/javase/7/docs/javadoc/5.2/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www.jppf.org/javadoc/5.2/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16">// A secure store source that uses a file as source</text:p>
      <text:p text:style-name="Code_20_block">public class FileStoreSource implements Callable&lt;InputStream&gt; {</text:p>
      <text:p text:style-name="Code_20_block"/>
      <text:p text:style-name="Code_20_block"><text:s text:c="2"/><text:span text:style-name="T26">//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6">//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71204766009094"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javadoc/5.2/index.html?javax/net/ssl/SSLContext.html" text:style-name="Internet_20_link" text:visited-style-name="Visited_20_Internet_20_Link"><text:span text:style-name="Code_20_char">SSLContext</text:span></text:a>, <text:a xlink:type="simple" xlink:href="http://docs.oracle.com/javase/7/docs/javadoc/5.2/index.html?javax/net/ssl/SSLSocket.html" text:style-name="Internet_20_link" text:visited-style-name="Visited_20_Internet_20_Link"><text:span text:style-name="Code_20_char">SSLSocket</text:span></text:a> and <text:a xlink:type="simple" xlink:href="http://docs.oracle.com/javase/7/docs/javadoc/5.2/index.html?javax/net/ssl/SSLEngine.html" text:style-name="Internet_20_link" text:visited-style-name="Visited_20_Internet_20_Link"><text:span text:style-name="Code_20_char">SSLEngine</text:span></text:a> objects.</text:p>
      <text:list xml:id="list71205051854259"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javadoc/5.2/javax/net/ssl/SSLContext.html#getInstance(java.lang.String)" text:style-name="Internet_20_link" text:visited-style-name="Visited_20_Internet_20_Link"><text:span text:style-name="Code_20_char">SSLContext.getInstance(String protocol)</text:span></text:a>. It is defined as:</text:p>
      <text:p text:style-name="P1"/>
      <text:p text:style-name="P116">#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 text:style-name="Internet_20_link" text:visited-style-name="Visited_20_Internet_20_Link">here</text:a>.</text:p>
      <text:list xml:id="list71204462450600"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javadoc/5.2/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16">#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 text:style-name="Internet_20_link" text:visited-style-name="Visited_20_Internet_20_Link">here</text:a>.</text:p>
      <text:list xml:id="list71205736833086"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javadoc/5.2/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16">#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 text:style-name="Internet_20_link" text:visited-style-name="Visited_20_Internet_20_Link">here</text:a>.</text:p>
      <text:list xml:id="list71205264049094"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javadoc/5.2/javax/net/ssl/SSLEngine.html#getWantClientAuth()" text:style-name="Internet_20_link" text:visited-style-name="Visited_20_Internet_20_Link"><text:span text:style-name="Code_20_char">SSLEngine.getWantClientAuth()</text:span></text:a><text:span text:style-name="Code_20_char"> </text:span>and <text:a xlink:type="simple" xlink:href="http://docs.oracle.com/javase/7/docs/javadoc/5.2/javax/net/ssl/SSLEngine.html#getNeedClientAuth()" text:style-name="Internet_20_link" text:visited-style-name="Visited_20_Internet_20_Link"><text:span text:style-name="Code_20_char">SSLEngine.getNeedClientAuth()</text:span></text:a>. It is defined as:</text:p>
      <text:p text:style-name="P1"/>
      <text:p text:style-name="P116"># client authentication mode</text:p>
      <text:p text:style-name="P116"># possible values: none | want | need</text:p>
      <text:p text:style-name="Code_20_block">jppf.ssl.client.auth = none</text:p>
      <text:list xml:id="list71205556982738"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16"># path to the key store on the file system</text:p>
      <text:p text:style-name="Code_20_block">jppf.ssl.keystore.file = config/ssl/keystore.ks</text:p>
      <text:p text:style-name="P116">#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16"># keystore password in clear text</text:p>
      <text:p text:style-name="Code_20_block">jppf.ssl.keystore.password = password</text:p>
      <text:p text:style-name="P116"># keystore password from an arbitrary source</text:p>
      <text:p text:style-name="P116"># the source is an implementation of Callable&lt;char[]&gt; with optional parameters</text:p>
      <text:p text:style-name="Code_20_block">jppf.ssl.keystore.password.source = org.jppf.ssl.PlainTextPassword password</text:p>
      <text:p text:style-name="Standard"/>
      <text:p text:style-name="P100">Lastly, the format of the key store is specified with the following property:</text:p>
      <text:p text:style-name="P100"/>
      <text:p text:style-name="P116"># The key store format to use. When unspecified, it defaults to the value of</text:p>
      <text:p text:style-name="P116"># KeyStore.getDefaultType(). For instance on the Oracle JVM it will be 'JKS',</text:p>
      <text:p text:style-name="P116"># on Android's Dalvik it will be BKS, etc. </text:p>
      <text:p text:style-name="Code_20_block">jppf.ssl.keystore.type = JKS</text:p>
      <text:p text:style-name="P100"/>
      <text:p text:style-name="P101">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71205416615338"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16"># path to the trust store on the file system</text:p>
      <text:p text:style-name="Code_20_block">jppf.ssl.truststore.file = config/ssl/truststore.ks</text:p>
      <text:p text:style-name="P116"># an implementation of Callable&lt;InputStream&gt; with optional space-separated arguments</text:p>
      <text:p text:style-name="Code_20_block">jppf.ssl.truststore.source = org.jppf.ssl.FileStoreSource config/ssl/truststore.ks</text:p>
      <text:p text:style-name="Code_20_block"/>
      <text:p text:style-name="P116"># keystore password in clear text</text:p>
      <text:p text:style-name="Code_20_block">jppf.ssl.truststore.password = password</text:p>
      <text:p text:style-name="P116"># keystore password from an arbitrary source</text:p>
      <text:p text:style-name="P116"># the source is an implementation of Callable&lt;char[]&gt; with opptional parameters</text:p>
      <text:p text:style-name="Code_20_block">jppf.ssl.truststore.password.source = org.jppf.ssl.PlainTextPassword password</text:p>
      <text:p text:style-name="Standard"/>
      <text:p text:style-name="P100">As for the key store, the format of the trust store is specified with the following property:</text:p>
      <text:p text:style-name="P100"/>
      <text:p text:style-name="P116"># the format to use for the trust store. When unspecified, it defaults to the</text:p>
      <text:p text:style-name="P116"># value of KeyStore.getDefaultType(). For instance on the Oracle JVM it will be</text:p>
      <text:p text:style-name="P116"># 'JKS', on Android's Dalvik it will be BKS, etc. </text:p>
      <text:p text:style-name="Code_20_block">jppf.ssl.truststore.type = JKS</text:p>
      <text:p text:style-name="Standard"/>
      <text:list xml:id="list71205073935889" text:continue-numbering="true" text:style-name="Outline">
        <text:list-item>
          <text:list>
            <text:list-item>
              <text:list>
                <text:list-item>
                  <text:list>
                    <text:list-item>
                      <text:h text:style-name="P247" text:outline-level="4"><text:soft-page-break/>Special case: distinct driver trust stores for nodes and clients</text:h>
                    </text:list-item>
                  </text:list>
                </text:list-item>
              </text:list>
            </text:list-item>
          </text:list>
        </text:list-item>
      </text:list>
      <text:p text:style-name="P40">In the case when the JPPF driver has mutual authentication enabled (jppf.ssl.client.auth = need”), it might be desirable to use distinct trust stores for the certificates of the nodes and the clients that will connect to the driver. This can be done as follows:</text:p>
      <text:p text:style-name="P40"/>
      <text:p text:style-name="P120"># specify that a separate trust store must be used for client certificates</text:p>
      <text:p text:style-name="P157"><text:span text:style-name="T36">jppf.ssl.client.distinct.truststore = true</text:span><text:span text:style-name="T26"> <text:s/></text:span></text:p>
      <text:p text:style-name="P121"><text:s text:c="2"/></text:p>
      <text:p text:style-name="P157"><text:span text:style-name="T26"># path to the </text:span><text:span text:style-name="T29">client </text:span><text:span text:style-name="T26">trust store on the file system</text:span></text:p>
      <text:p text:style-name="P157">jppf.ssl.<text:span text:style-name="T49">client</text:span>.truststore.file = config/ssl/truststore_<text:span text:style-name="T49">cli</text:span>.ks</text:p>
      <text:p text:style-name="P121"># an implementation of Callable&lt;InputStream&gt; with optional space-separated arguments</text:p>
      <text:p text:style-name="P157">jppf.ssl.<text:span text:style-name="T49">client</text:span>.truststore.source = o.j.s.FileStoreSource config/ssl/truststore_<text:span text:style-name="T49">cli.</text:span>ks</text:p>
      <text:p text:style-name="P157"/>
      <text:p text:style-name="P121"># keystore password in clear text</text:p>
      <text:p text:style-name="P157">jppf.ssl.<text:span text:style-name="T49">client</text:span>.truststore.password = password</text:p>
      <text:p text:style-name="P121"># keystore password from an arbitrary source</text:p>
      <text:p text:style-name="P121"># the source is an implementation of Callable&lt;char[]&gt; with opptional parameters</text:p>
      <text:p text:style-name="P187">jppf.ssl.client.truststore.password.source = org.jppf.ssl.PlainTextPassword password</text:p>
      <text:p text:style-name="P141"/>
      <text:p text:style-name="P141"># the format to use for the <text:span text:style-name="T94">client </text:span>trust store. When unspecified, it defaults to</text:p>
      <text:p text:style-name="P141"># <text:span text:style-name="T94">the </text:span>value of KeyStore.getDefaultType(). For instance on the Oracle JVM it will</text:p>
      <text:p text:style-name="P141"># be 'JKS', on Android's Dalvik it will be BKS, etc. </text:p>
      <text:p text:style-name="P187">jppf.ssl.<text:span text:style-name="T94">client</text:span>.truststore.type = JKS</text:p>
      <text:p text:style-name="P40"/>
      <text:p text:style-name="P39">In this configuration, a client will not be able to authenticate with the server if it uses <text:span text:style-name="T95">a copy of </text:span>the <text:span text:style-name="T95">node's</text:span> keystore, <text:span text:style-name="T95">even if it uses the correct</text:span> password.</text:p>
      <text:list xml:id="list71205463378395" text:continue-numbering="true" text:style-name="Outline">
        <text:list-item>
          <text:list>
            <text:list-item>
              <text:list>
                <text:list-item>
                  <text:h text:style-name="Heading_20_3" text:outline-level="3">Full SSL configuration example</text:h>
                </text:list-item>
              </text:list>
            </text:list-item>
          </text:list>
        </text:list-item>
      </text:list>
      <text:p text:style-name="P116"># SSLContext protocol, defaults to SSL</text:p>
      <text:p text:style-name="Code_20_block">jppf.ssl.context.protocol = SSL</text:p>
      <text:p text:style-name="P116"># list of space-separated enabled protocols</text:p>
      <text:p text:style-name="Code_20_block">jppf.ssl.protocols = SSLv2Hello SSLv3</text:p>
      <text:p text:style-name="P116"># enabled cipher suites as a list of space-separated values</text:p>
      <text:p text:style-name="Code_20_block">jppf.ssl.cipher.suites = SSL_RSA_WITH_RC4_128_MD5 SSL_RSA_WITH_RC4_128_SHA</text:p>
      <text:p text:style-name="P116"># client authentication mode; possible values: none | want | need</text:p>
      <text:p text:style-name="Code_20_block">jppf.ssl.client.auth = none</text:p>
      <text:p text:style-name="Code_20_block"/>
      <text:p text:style-name="P140"># <text:span text:style-name="T93">key store format</text:span></text:p>
      <text:p text:style-name="P186">jppf.ssl.keystore.<text:span text:style-name="T93">type</text:span> = <text:span text:style-name="T93">JKS</text:span></text:p>
      <text:p text:style-name="P140"># path to the key store on the file system.</text:p>
      <text:p text:style-name="Code_20_block">jppf.ssl.keystore.file = config/ssl/keystore.ks</text:p>
      <text:p text:style-name="P116"># keystore password in clear text</text:p>
      <text:p text:style-name="Code_20_block">jppf.ssl.keystore.password = password</text:p>
      <text:p text:style-name="Code_20_block"/>
      <text:p text:style-name="P140"># <text:span text:style-name="T93">trust store format</text:span></text:p>
      <text:p text:style-name="P186">jppf.ssl.<text:span text:style-name="T93">trust</text:span>store.<text:span text:style-name="T93">type</text:span> = <text:span text:style-name="T93">JKS</text:span></text:p>
      <text:p text:style-name="P140"># the trust store location as an arbitrary source:</text:p>
      <text:p text:style-name="P116"># an implementation of Callable&lt;InputStream&gt; with optional space-separated arguments</text:p>
      <text:p text:style-name="Code_20_block">jppf.ssl.truststore.source = org.jppf.ssl.FileStoreSource config/ssl/truststore.ks</text:p>
      <text:p text:style-name="P116"># truststore password as an arbitrary source:</text:p>
      <text:p text:style-name="P116"># an implementation of Callable&lt;char[]&gt; with optional space-separated arguments</text:p>
      <text:p text:style-name="Code_20_block">jppf.ssl.truststore.password.source = org.jppf.ssl.PlainTextPassword password</text:p>
      <text:p text:style-name="Standard"/>
      <text:p text:style-name="P105"/>
      <text:list xml:id="list71205761437261" text:continue-numbering="true" text:style-name="Outline">
        <text:list-item>
          <text:list>
            <text:list-item>
              <text:h text:style-name="P229" text:outline-level="2">The JPPF configuration API</text:h>
              <text:list>
                <text:list-item>
                  <text:h text:style-name="Heading_20_3" text:outline-level="3">General properties handling</text:h>
                </text:list-item>
              </text:list>
            </text:list-item>
          </text:list>
        </text:list-item>
      </text:list>
      <text:p text:style-name="P28">The JPPF configuration properties are accessible at runtime, via a static method call:</text:p>
      <text:p text:style-name="P28"><text:a xlink:type="simple" xlink:href="http://www.jppf.org/javadoc/5.2/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javadoc/5.2/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5.2/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99">char</text:span></text:span><text:span text:style-name="T99"> and </text:span><text:span text:style-name="Code_20_char"><text:span text:style-name="T99">boolean</text:span></text:span><text:span text:style-name="T99">, and also </text:span><text:span text:style-name="Code_20_char"><text:span text:style-name="T99">String</text:span></text:span><text:span text:style-name="T99"> and </text:span><text:span text:style-name="Code_20_char"><text:span text:style-name="T99">File</text:span></text:span><text:span text:style-name="T99">.</text:span></text:p>
      <text:p text:style-name="P15"/>
      <text:p text:style-name="P15">Here is a summary of the API provided by <text:span text:style-name="Code_20_char">TypedProperties</text:span>:</text:p>
      <text:p text:style-name="P15"/>
      <text:p text:style-name="P190">public class TypedProperties extends Properties {</text:p>
      <text:p text:style-name="P190"><text:s text:c="2"/><text:span text:style-name="T26">// constructors</text:span></text:p>
      <text:p text:style-name="P190"><text:s text:c="2"/>public TypedProperties()</text:p>
      <text:p text:style-name="P190"><text:s text:c="2"/><text:span text:style-name="T26">// initialize with existing key/value pairs from a map</text:span></text:p>
      <text:p text:style-name="P190"><text:s text:c="2"/>public TypedProperties(Map&lt;Object, Object&gt; map)</text:p>
      <text:p text:style-name="P190"><text:s text:c="2"/><text:span text:style-name="T26">// string properties</text:span></text:p>
      <text:p text:style-name="P190"><text:s text:c="2"/>public String getString(String key)</text:p>
      <text:p text:style-name="P190"><text:s text:c="2"/>public String getString(String key, String defValue)</text:p>
      <text:p text:style-name="P190"><text:s text:c="2"/>public TypedProperties<text:span text:style-name="T100"> s</text:span>etString(String key, <text:span text:style-name="T100">String value</text:span>)</text:p>
      <text:p text:style-name="P190"><text:s text:c="2"/><text:span text:style-name="T26">// int properties</text:span></text:p>
      <text:p text:style-name="P190"><text:s text:c="2"/>public int getInt(String key)</text:p>
      <text:p text:style-name="P190"><text:s text:c="2"/>public int getInt(String key, int defValue)</text:p>
      <text:p text:style-name="P190"><text:s text:c="2"/>public TypedProperties <text:span text:style-name="T100">s</text:span>etInt(String key, <text:span text:style-name="T100">int value</text:span>)</text:p>
      <text:p text:style-name="P190"><text:s text:c="2"/><text:span text:style-name="T26">// long properties</text:span></text:p>
      <text:p text:style-name="P190"><text:s text:c="2"/>public long getLong(String key)</text:p>
      <text:p text:style-name="P190"><text:s text:c="2"/>public long getLong(String key, long defValue)</text:p>
      <text:p text:style-name="P190"><text:s text:c="2"/>public TypedProperties <text:span text:style-name="T100">s</text:span>etLong(String key, <text:span text:style-name="T100">long value</text:span>)</text:p>
      <text:p text:style-name="P190"><text:s text:c="2"/><text:span text:style-name="T26">// float properties</text:span></text:p>
      <text:p text:style-name="P190"><text:s text:c="2"/>public float getFloat(String key)</text:p>
      <text:p text:style-name="P190"><text:s text:c="2"/>public float getFloat(String key, float defValue)</text:p>
      <text:p text:style-name="P190"><text:s text:c="2"/>public TypedProperties <text:span text:style-name="T100">s</text:span>etFloat(String key, <text:span text:style-name="T100">float value</text:span>)</text:p>
      <text:p text:style-name="P190"><text:s text:c="2"/><text:span text:style-name="T26">// double properties</text:span></text:p>
      <text:p text:style-name="P190"><text:s text:c="2"/>public double getDouble(String key)</text:p>
      <text:p text:style-name="P190"><text:s text:c="2"/>public double getDouble(String key, double defValue)</text:p>
      <text:p text:style-name="P190"><text:s text:c="2"/>public TypedProperties <text:span text:style-name="T100">s</text:span>etDouble(String key, double <text:span text:style-name="T100">value</text:span>)</text:p>
      <text:p text:style-name="P190"><text:s text:c="2"/><text:span text:style-name="T26">// </text:span><text:span text:style-name="T32">char</text:span><text:span text:style-name="T26"> properties</text:span></text:p>
      <text:p text:style-name="P190"><text:s text:c="2"/>public <text:span text:style-name="T116">char</text:span> get<text:span text:style-name="T100">Char</text:span>(String key)</text:p>
      <text:p text:style-name="P201"><text:s text:c="2"/>public <text:span text:style-name="T116">char</text:span> get<text:span text:style-name="T100">Char</text:span>(String key, <text:span text:style-name="T100">char</text:span> defValue)</text:p>
      <text:p text:style-name="P190"><text:s text:c="2"/>public TypedProperties <text:span text:style-name="T100">s</text:span>et<text:span text:style-name="T100">Char</text:span>(String key, <text:span text:style-name="T100">char value</text:span>)</text:p>
      <text:p text:style-name="P190"><text:s text:c="2"/><text:span text:style-name="T26">// boolean properties</text:span></text:p>
      <text:p text:style-name="P190"><text:s text:c="2"/>public boolean getBoolean(String key)</text:p>
      <text:p text:style-name="P190"><text:s text:c="2"/>public boolean getBoolean(String key, boolean defValue)</text:p>
      <text:p text:style-name="P190"><text:s text:c="2"/>public TypedProperties <text:span text:style-name="T100">s</text:span>etBoolean(String key, <text:span text:style-name="T100">boolean value</text:span>)</text:p>
      <text:p text:style-name="P190"><text:s text:c="2"/><text:span text:style-name="T26">// </text:span><text:span text:style-name="T32">File</text:span><text:span text:style-name="T26"> properties</text:span></text:p>
      <text:p text:style-name="P190"><text:s text:c="2"/>public <text:span text:style-name="T100">File</text:span> get<text:span text:style-name="T100">File</text:span>(String key)</text:p>
      <text:p text:style-name="P190"><text:s text:c="2"/>public <text:span text:style-name="T100">File</text:span> get<text:span text:style-name="T100">File</text:span>(String key, <text:span text:style-name="T100">File</text:span> defValue)</text:p>
      <text:p text:style-name="P190"><text:s text:c="2"/>public TypedProperties <text:span text:style-name="T100">s</text:span>et<text:span text:style-name="T100">File</text:span>(String key, <text:span text:style-name="T100">File value</text:span>)</text:p>
      <text:p text:style-name="P190">}</text:p>
      <text:p text:style-name="P15"/>
      <text:p text:style-name="P15">As you can see, each getXXX() method has a corresponding method that takes a default value, to be returned if the property is not defined for the specified key. <text:span text:style-name="T100">Most of them also have a corresponding fluent setter method, which allows setting multiple properties of diffferent types in a call chain.</text:span></text:p>
      <text:p text:style-name="P15"/>
      <text:p text:style-name="P15">It is possible to alter the JPPF configuration, via call<text:span text:style-name="T101">s</text:span> to the <text:span text:style-name="Code_20_char">set</text:span><text:span text:style-name="Code_20_char"><text:span text:style-name="T101">XXX</text:span></text:span><text:span text:style-name="Code_20_char">(String, </text:span><text:span text:style-name="Code_20_char"><text:span text:style-name="T101">XXX</text:span></text:span><text:span text:style-name="Code_20_char">)</text:span> method<text:span text:style-name="T101">s </text:span>of <text:span text:style-name="Code_20_char"><text:span text:style-name="T101">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5"/>
      <text:p text:style-name="P146">// get the configuration <text:span text:style-name="T103">and </text:span>set the connection properties programmatically</text:p>
      <text:p text:style-name="P191">JPPFConfiguration.getProperties().set<text:span text:style-name="T102">Boolean</text:span>("jppf.discovery.enabled", false)</text:p>
      <text:p text:style-name="P190"><text:s text:c="2"/>.set<text:span text:style-name="T102">String</text:span>("jppf.drivers", "driver1")</text:p>
      <text:p text:style-name="P190"><text:s text:c="2"/>.set<text:span text:style-name="T102">String</text:span>("driver1.jppf.server.host", "www.myhost.com")</text:p>
      <text:p text:style-name="P190"><text:s text:c="2"/>.set<text:span text:style-name="T102">Int</text:span>("driver1.jppf.server.port", 11111);</text:p>
      <text:p text:style-name="P148">// now our configuration will be used</text:p>
      <text:p text:style-name="P190">JPPFClient client = new JPPFClient();</text:p>
      <text:p text:style-name="P15"/>
      <text:list xml:id="list71205058665999" text:continue-numbering="true" text:style-name="Outline">
        <text:list-item>
          <text:list>
            <text:list-item>
              <text:list>
                <text:list-item>
                  <text:h text:style-name="P243" text:outline-level="3">Predefined JPPF properties</text:h>
                </text:list-item>
              </text:list>
            </text:list-item>
          </text:list>
        </text:list-item>
      </text:list>
      <text:p text:style-name="P106">The JPPF properties documented in the <text:span text:style-name="T12">Configuration properties reference</text:span> chapter are also avaialable as instances of the <text:a xlink:type="simple" xlink:href="http://www.jppf.org/javadoc/5.2/index.html?org/jppf/utils/configuration/JPPFProperty.html" text:style-name="Internet_20_link" text:visited-style-name="Visited_20_Internet_20_Link">JPPFProperty</text:a> interface, <text:span text:style-name="T104">which is defined as follows:</text:span></text:p>
      <text:p text:style-name="P106"/>
      <text:p text:style-name="Code_20_block">public interface JPPFProperty&lt;T&gt; extends Serializable {</text:p>
      <text:p text:style-name="Code_20_block"><text:s text:c="2"/><text:span text:style-name="T26">// Get the name of this property</text:span></text:p>
      <text:p text:style-name="Code_20_block"><text:s text:c="2"/>String getName();</text:p>
      <text:p text:style-name="Code_20_block"/>
      <text:p text:style-name="Code_20_block"><text:s text:c="2"/><text:span text:style-name="T26">// Get the default value of this property</text:span></text:p>
      <text:p text:style-name="Code_20_block"><text:s text:c="2"/>T getDefaultValue();</text:p>
      <text:p text:style-name="Code_20_block"/>
      <text:p text:style-name="P192"><text:s text:c="2"/><text:span text:style-name="T26">// Get the aliases for this property, that is, other names it may be known as,</text:span></text:p>
      <text:p text:style-name="P192"><text:s text:c="2"/><text:span text:style-name="T26">// such as legacy names from prior versions</text:span></text:p>
      <text:p text:style-name="Code_20_block"><text:s text:c="2"/>String[] getAliases();</text:p>
      <text:p text:style-name="Code_20_block"/>
      <text:p text:style-name="Code_20_block"><text:s text:c="2"/><text:span text:style-name="T26">// Convert the specified value into the type of values handled by this property</text:span></text:p>
      <text:p text:style-name="Code_20_block"><text:s text:c="2"/>T valueOf(String value);</text:p>
      <text:p text:style-name="Code_20_block"/>
      <text:p text:style-name="Code_20_block"><text:s text:c="2"/><text:span text:style-name="T26">// Convert the specified value to a string</text:span></text:p>
      <text:p text:style-name="Code_20_block"><text:s text:c="2"/>String toString(T value);</text:p>
      <text:p text:style-name="Code_20_block"/>
      <text:p text:style-name="Code_20_block"><text:s text:c="2"/><text:span text:style-name="T26">// Return the class object for the type of values of this property</text:span></text:p>
      <text:p text:style-name="Code_20_block"><text:s text:c="2"/>Class&lt;T&gt; valueType();</text:p>
      <text:p text:style-name="P197"/>
      <text:p text:style-name="P197"><text:s text:c="2"/><text:span text:style-name="T26">// Return </text:span><text:span text:style-name="T33">a concise localized description of the property</text:span></text:p>
      <text:p text:style-name="P197"><text:s text:c="2"/><text:span text:style-name="T114">String</text:span> <text:span text:style-name="T114">getDocumentation</text:span>();</text:p>
      <text:p text:style-name="P197">}</text:p>
      <text:p text:style-name="P106"/>
      <text:p text:style-name="P107">The class <text:a xlink:type="simple" xlink:href="http://www.jppf.org/javadoc/5.2/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07"/>
      <text:p text:style-name="Code_20_block">JPPFProperty&lt;Integer&gt; <text:span text:style-name="T105">prop</text:span> = JPPFProperties.SERVER_PORT;</text:p>
      <text:p text:style-name="P193">System.out.prin<text:span text:style-name="T106">t</text:span>f("name: %s, default: %s, type: %s%n",</text:p>
      <text:p text:style-name="P193"><text:span text:style-name="T105"><text:s text:c="2"/>prop</text:span>.getName(), <text:span text:style-name="T105">prop</text:span>.getDefaultValue(), <text:span text:style-name="T105">prop</text:span>.valueType().<text:span text:style-name="T105">getName()</text:span>);</text:p>
      <text:p text:style-name="P106"/>
      <text:p text:style-name="P108">As much as possible, the names of the constants in <text:a xlink:type="simple" xlink:href="http://www.jppf.org/javadoc/5.2/index.html?org/jppf/utils/configuration/JPPFProperties.html" text:style-name="Internet_20_link" text:visited-style-name="Visited_20_Internet_20_Link"><text:span text:style-name="T105">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08"/>
      <text:p text:style-name="P108">The class <text:a xlink:type="simple" xlink:href="http://www.jppf.org/javadoc/5.2/index.html?org/jppf/utils/TypedProperties.html" text:style-name="Internet_20_link" text:visited-style-name="Visited_20_Internet_20_Link">TypedProperties</text:a> has specific methods that use predefined properties:</text:p>
      <text:p text:style-name="P108"/>
      <text:p text:style-name="Code_20_block">public class TypedProperties extends Properties {</text:p>
      <text:p text:style-name="Code_20_block"><text:s text:c="2"/><text:span text:style-name="T26">// Get the value of a predefined property</text:span></text:p>
      <text:p text:style-name="Code_20_block"><text:s text:c="2"/>public &lt;T&gt; T get(JPPFProperty&lt;T&gt; property);</text:p>
      <text:p text:style-name="Code_20_block"/>
      <text:p text:style-name="Code_20_block"><text:s text:c="2"/><text:span text:style-name="T26">// Set the value of a predefined property</text:span></text:p>
      <text:p text:style-name="Code_20_block"><text:s text:c="2"/>public &lt;T&gt; TypedProperties set(JPPFProperty&lt;T&gt; property, T value);</text:p>
      <text:p text:style-name="Code_20_block"/>
      <text:p text:style-name="Code_20_block"><text:s text:c="2"/><text:span text:style-name="T26">// Remove the specified predefined property</text:span></text:p>
      <text:p text:style-name="Code_20_block"><text:s text:c="2"/>public &lt;T&gt; T remove(JPPFProperty&lt;T&gt; property);</text:p>
      <text:p text:style-name="Code_20_block">}</text:p>
      <text:p text:style-name="P108"/>
      <text:p text:style-name="P109">Example usage:</text:p>
      <text:p text:style-name="P109"/>
      <text:p text:style-name="Code_20_block">int nbThreads = JPPFConfiguration.getProperties().get(JPPFProperties.PROCESSING_THREADS);</text:p>
      <text:p text:style-name="Code_20_block">JPPFConfiguration.getProperties().set(JPPFProperties.DISCOVERY_ENABLED, true)</text:p>
      <text:p text:style-name="P194"><text:s text:c="2"/>.set(JPPFProperties.POOL_SIZE, 5).<text:span text:style-name="T107">setString("custom.property", "some value")</text:span>;</text:p>
      <text:p text:style-name="P109"/>
      <text:p text:style-name="P111">Note the automatic type inference that is automatically performed by the compiler, as well as the preservation of the fluent interface for setting properties, allowing both custom and predefined properties to be set in the same statement.</text:p>
      <text:p text:style-name="P109"/>
      <text:p text:style-name="P111"/>
      <text:p text:style-name="P206"><text:a xlink:type="simple" xlink:href="http://www.jppf.org/javadoc/5.2/index.html?org/jppf/utils/JPPFConfiguration.html" text:style-name="Internet_20_link" text:visited-style-name="Visited_20_Internet_20_Link">JPPFConfiguration</text:a> also has sho<text:span text:style-name="T108">r</text:span>tcut methods that make use of predefined properties:</text:p>
      <text:p text:style-name="P111"/>
      <text:p text:style-name="Code_20_block">public class JPPFConfiguration {</text:p>
      <text:p text:style-name="Code_20_block"><text:s text:c="2"/><text:span text:style-name="T26">// Get the value of a predefined property</text:span></text:p>
      <text:p text:style-name="Code_20_block"><text:s text:c="2"/>public static &lt;T&gt; T get(JPPFProperty&lt;T&gt; property);</text:p>
      <text:p text:style-name="Code_20_block"/>
      <text:p text:style-name="Code_20_block"><text:s text:c="2"/><text:span text:style-name="T26">// Set the value of a predefined property</text:span></text:p>
      <text:p text:style-name="Code_20_block"><text:s text:c="2"/>public static &lt;T&gt; TypedProperties set(JPPFProperty&lt;T&gt; property, T value);</text:p>
      <text:p text:style-name="Code_20_block"/>
      <text:p text:style-name="Code_20_block"><text:s text:c="2"/><text:span text:style-name="T26">// Remove the specified predefined property</text:span></text:p>
      <text:p text:style-name="Code_20_block"><text:s text:c="2"/>public static &lt;T&gt; T remove(JPPFProperty&lt;T&gt; property);</text:p>
      <text:p text:style-name="Code_20_block">}</text:p>
      <text:p text:style-name="P111"/>
      <text:p text:style-name="P111">These methods resolve into equivalent calls to <text:span text:style-name="Code_20_char">JPPFConfiguration.getProperties.get/set/remove(...)</text:span>.</text:p>
      <text:p text:style-name="P111"/>
      <text:p text:style-name="P111">For example, <text:s/>these two statements do exactly the same thing</text:p>
      <text:p text:style-name="P111"/>
      <text:p text:style-name="Code_20_block">JPPFConfiguration.getProperties<text:span text:style-name="T109">()</text:span>.set(JPPFProperties.SERVER_PORT, 11111);</text:p>
      <text:p text:style-name="Code_20_block">JPPFConfiguration.set(JPPFProperties.SERVER_PORT, 11111);</text:p>
      <text:p text:style-name="P111"/>
      <text:p text:style-name="P111">Similarly for getting values:</text:p>
      <text:p text:style-name="P111"/>
      <text:p text:style-name="Code_20_block">int <text:span text:style-name="T115">port</text:span>;</text:p>
      <text:p text:style-name="P198"><text:span text:style-name="T115">port</text:span> = JPPFConfiguration.getProperties<text:span text:style-name="T109">()</text:span>.get(JPPFProperties.SERVER_PORT);</text:p>
      <text:p text:style-name="P198"><text:span text:style-name="T115">port</text:span> = JPPFConfiguration.get(JPPFProperties.SERVER_PORT);</text:p>
      <text:p text:style-name="P111"/>
      <text:p text:style-name="P115">Combined with an <text:span text:style-name="Code_20_char">import static</text:span> statement, this leads to significantly smaller and more readable code:</text:p>
      <text:p text:style-name="P115"/>
      <text:p text:style-name="P200">import static org.jppf.utils.configuration.JPPFProperties.*;</text:p>
      <text:p text:style-name="P199"/>
      <text:p text:style-name="P199">...</text:p>
      <text:p text:style-name="P199"/>
      <text:p text:style-name="P199">int nbThreads = JPPFConfiguration.get(PROCESSING_THREADS);</text:p>
      <text:p text:style-name="P199">JPPFConfiguration.set(DISCOVERY_ENABLED, true).set(POOL_SIZE, 5)</text:p>
      <text:p text:style-name="P199"><text:s text:c="2"/>.<text:span text:style-name="T107">setString("custom.property", "some value").set(SERVER_PORT, 11111)</text:span>;</text:p>
      <text:p text:style-name="P110"/>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8H42M6S</meta:editing-duration>
    <meta:editing-cycles>417</meta:editing-cycles>
    <meta:generator>LibreOffice/5.1.0.3$Windows_x86 LibreOffice_project/5e3e00a007d9b3b6efb6797a8b8e57b51ab1f737</meta:generator>
    <meta:creation-date>2009-09-06T09:04:15.91</meta:creation-date>
    <dc:date>2016-03-14T07:12:02.579000000</dc:date>
    <meta:document-statistic meta:table-count="0" meta:image-count="5" meta:object-count="0" meta:page-count="32" meta:paragraph-count="966" meta:word-count="12863" meta:character-count="85712" meta:non-whitespace-character-count="73563"/>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